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85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86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4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6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91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91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91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85">
      <style:graphic-properties draw:fill="none" draw:stroke="solid" svg:stroke-width="0.00694in" svg:stroke-color="#fbf4ef" svg:stroke-opacity="100%" draw:stroke-linejoin="miter" svg:stroke-linecap="butt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9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720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9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draw:fill="none" draw:stroke="solid" svg:stroke-width="0.01389in" svg:stroke-color="#000000" svg:stroke-opacity="100%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1">
      <style:graphic-properties draw:fill="none" draw:stroke="solid" svg:stroke-width="0.00694in" svg:stroke-color="#fbf4ef" svg:stroke-opacity="100%" draw:stroke-linejoin="miter" svg:stroke-linecap="butt"/>
    </style:style>
    <style:style style:family="graphic" style:name="a175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53">
      <style:graphic-properties draw:fill="none" draw:stroke="solid" svg:stroke-width="0.00694in" svg:stroke-color="#fbf4ef" svg:stroke-opacity="100%" draw:stroke-linejoin="miter" svg:stroke-linecap="butt"/>
    </style:style>
    <style:style style:family="text" style:name="a2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6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2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0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7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2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1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1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782">
      <style:graphic-properties draw:fill="none" draw:stroke="solid" svg:stroke-width="0.00694in" svg:stroke-color="#fbf4ef" svg:stroke-opacity="100%" draw:stroke-linejoin="miter" svg:stroke-linecap="butt"/>
    </style:style>
    <style:style style:family="graphic" style:name="a178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0">
      <style:paragraph-properties fo:line-height="12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3">
      <style:paragraph-properties fo:line-height="12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20%" fo:text-align="left" style:tab-stop-distance="1in" fo:margin-left="2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draw:fill="none" draw:stroke="solid" svg:stroke-width="0.00694in" svg:stroke-color="#fbf4ef" svg:stroke-opacity="100%" draw:stroke-linejoin="miter" svg:stroke-linecap="butt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5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2042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7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9">
      <style:graphic-properties draw:fill="none" draw:stroke="solid" svg:stroke-width="0.00694in" svg:stroke-color="#fbf4ef" svg:stroke-opacity="100%" draw:stroke-linejoin="miter" svg:stroke-linecap="butt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0">
      <style:graphic-properties draw:fill="none" draw:stroke="solid" svg:stroke-width="0.00694in" svg:stroke-color="#fbf4ef" svg:stroke-opacity="100%" draw:stroke-linejoin="miter" svg:stroke-linecap="butt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3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solid" svg:stroke-width="0.01389in" svg:stroke-color="#6a676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4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84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721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992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2006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724">
      <text:list-level-style-bullet text:level="1" text:bullet-char="Ø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1957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95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72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998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3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20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83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86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20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32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2020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89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72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2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6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Arial" style:font-family-generic="swiss" style:font-pitch="variable" fo:font-size="100%"/>
      </text:list-level-style-number>
    </text:list-style>
    <text:list-style style:name="a2026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0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60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3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2015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66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  <text:list-style style:name="a1969">
      <text:list-level-style-bullet text:level="1" text:bullet-char="Ø">
        <style:list-level-properties text:space-before="0in" text:min-label-width="0.5in"/>
        <style:text-properties fo:font-family="Wingdings" style:font-family-generic="swiss" style:font-pitch="variable" fo:font-size="10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family-generic="swiss" style:font-pitch="variable" fo:font-size="100%"/>
      </text:list-level-style-bullet>
      <text:list-level-style-bullet text:level="3" text:bullet-char="Ø">
        <style:list-level-properties text:space-before="1in" text:min-label-width="0.5in"/>
        <style:text-properties fo:font-family="Wingdings" style:font-family-generic="swiss" style:font-pitch="variable" fo:font-size="10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family-generic="swiss" style:font-pitch="variable" fo:font-size="100%"/>
      </text:list-level-style-bullet>
      <text:list-level-style-bullet text:level="5" text:bullet-char="Ø">
        <style:list-level-properties text:space-before="2in" text:min-label-width="0.5in"/>
        <style:text-properties fo:font-family="Wingdings" style:font-family-generic="swiss" style:font-pitch="variable" fo:font-size="100%"/>
      </text:list-level-style-bullet>
      <text:list-level-style-bullet text:level="6" text:bullet-char="Ø">
        <style:list-level-properties text:space-before="2.75in" text:min-label-width="0.5in"/>
        <style:text-properties fo:font-family="Wingdings" style:font-family-generic="swiss" style:font-pitch="variable" fo:font-size="100%"/>
      </text:list-level-style-bullet>
      <text:list-level-style-bullet text:level="7" text:bullet-char="Ø">
        <style:list-level-properties text:space-before="3.25in" text:min-label-width="0.5in"/>
        <style:text-properties fo:font-family="Wingdings" style:font-family-generic="swiss" style:font-pitch="variable" fo:font-size="100%"/>
      </text:list-level-style-bullet>
      <text:list-level-style-bullet text:level="8" text:bullet-char="Ø">
        <style:list-level-properties text:space-before="3.75in" text:min-label-width="0.5in"/>
        <style:text-properties fo:font-family="Wingdings" style:font-family-generic="swiss" style:font-pitch="variable" fo:font-size="100%"/>
      </text:list-level-style-bullet>
      <text:list-level-style-bullet text:level="9" text:bullet-char="Ø">
        <style:list-level-properties text:space-before="4.25in" text:min-label-width="0.5in"/>
        <style:text-properties fo:font-family="Wingdings" style:font-family-generic="swiss" style:font-pitch="variable" fo:font-size="100%"/>
      </text:list-level-style-bullet>
    </text:list-style>
  </office:automatic-styles>
  <office:body>
    <office:presentation>
      <draw:page draw:name="Slide40" draw:style-name="a1684" draw:master-page-name="Master1-Layout1-title-Title-Slide" presentation:presentation-page-layout-name="Master1-PPL1" draw:id="Slide-295">
        <draw:frame draw:id="id285" presentation:style-name="a1687" draw:name="Title 1" svg:x="1.69225in" svg:y="2.0052in" svg:width="9.94883in" svg:height="1.30503in" presentation:class="title" presentation:placeholder="false">
          <draw:text-box>
            <text:p text:style-name="a1686" text:class-names="" text:cond-style-name=""><text:span text:style-name="a1685" text:class-names="">Prototype design PATTERN (gof)</text:span></text:p>
          </draw:text-box>
          <svg:title/>
          <svg:desc/>
        </draw:frame>
        <draw:frame draw:id="id286" draw:style-name="a1690" draw:name="Subtitle 2" svg:x="3.35314in" svg:y="2.0052in" svg:width="5.47105in" svg:height="0.36713in">
          <draw:text-box>
            <text:p text:style-name="a1689" text:class-names="" text:cond-style-name=""><text:span text:style-name="a1688" text:class-names="">CREATIONAL DESIGN PATTERN</text:span></text:p>
          </draw:text-box>
          <svg:title/>
          <svg:desc/>
        </draw:frame>
        <draw:frame draw:id="id287" presentation:style-name="a1697" draw:name="Subtitle 6" svg:x="5.32778in" svg:y="6.05434in" svg:width="8.83772in" svg:height="0.43379in" presentation:class="subtitle" presentation:placeholder="false">
          <draw:text-box>
            <text:p text:style-name="a1693" text:class-names="" text:cond-style-name=""><text:span text:style-name="a1691" text:class-names="">MAHAMMEDANIS S. MANSURI <text:s text:c="1"/>: 240160510025</text:span><text:span text:style-name="a1692" text:class-names=""/></text:p>
            <text:p text:style-name="a1696" text:class-names="" text:cond-style-name=""><text:span text:style-name="a1694" text:class-names="">SANNI R. THAKOR  <text:s text:c="24"/>: 240160510052</text:span><text:span text:style-name="a1695" text:class-names=""/></text:p>
          </draw:text-box>
          <svg:title/>
          <svg:desc/>
        </draw:frame>
      </draw:page>
      <draw:page draw:name="Slide22" draw:style-name="a1698" draw:master-page-name="Master1-Layout2-obj-Agenda" presentation:presentation-page-layout-name="Master1-PPL2" draw:id="Slide-277">
        <draw:frame draw:id="id288" presentation:style-name="a1701" draw:name="Title 1" svg:x="1.45833in" svg:y="1.11597in" svg:width="3.46875in" svg:height="1.44965in" presentation:class="title" presentation:placeholder="false">
          <draw:text-box>
            <text:p text:style-name="a1700" text:class-names="" text:cond-style-name=""><text:span text:style-name="a1699" text:class-names="">INTENT</text:span></text:p>
          </draw:text-box>
          <svg:title/>
          <svg:desc/>
        </draw:frame>
        <draw:frame draw:id="id289" presentation:style-name="a1711" draw:name="Subtitle 2" svg:x="1.45833in" svg:y="3.19792in" svg:width="7.28454in" svg:height="1.95112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Specify the kinds of objects to create using a prototypical instance, and create new object by copying this prototype.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/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</draw:text-box>
          <svg:title/>
          <svg:desc/>
        </draw:frame>
        <draw:frame draw:id="id290" draw:style-name="a1714" draw:name="Date Placeholder 5" svg:x="1.45833in" svg:y="6.95139in" svg:width="1.07738in" svg:height="0.39931in">
          <draw:text-box>
            <text:p text:style-name="a1713" text:class-names="" text:cond-style-name=""><text:span text:style-name="a1712" text:class-names="">20XX</text:span></text:p>
          </draw:text-box>
          <svg:title/>
          <svg:desc/>
        </draw:frame>
      </draw:page>
      <draw:page draw:name="Slide41" draw:style-name="a1715" draw:master-page-name="Master1-Layout2-obj-Agenda" presentation:presentation-page-layout-name="Master1-PPL2" draw:id="Slide-296">
        <draw:frame draw:id="id291" presentation:style-name="a1718" draw:name="Title 1" svg:x="1.45833in" svg:y="1.00486in" svg:width="3.46875in" svg:height="1.44965in" presentation:class="title" presentation:placeholder="false">
          <draw:text-box>
            <text:p text:style-name="a1717" text:class-names="" text:cond-style-name=""><text:span text:style-name="a1716" text:class-names="">MOTIVATION</text:span></text:p>
          </draw:text-box>
          <svg:title/>
          <svg:desc/>
        </draw:frame>
        <draw:frame draw:id="id292" presentation:style-name="a1731" draw:name="Subtitle 2" svg:x="1.38141in" svg:y="2.92869in" svg:width="7.28454in" svg:height="1.95112in" presentation:class="outline" presentation:placeholder="false">
          <draw:text-box>
            <text:list text:style-name="a1721">
              <text:list-item>
                <text:p text:style-name="a1720" text:class-names="" text:cond-style-name=""><text:span text:style-name="a1719" text:class-names="">Creating a new Object from scratch is time consuming.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Cloning an existing prototype is faster and more efficient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If object creation involves expensive computations (e.g., rendering a 3D model in game).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</draw:text-box>
          <svg:title/>
          <svg:desc/>
        </draw:frame>
        <draw:frame draw:id="id293" draw:style-name="a1734" draw:name="Date Placeholder 5" svg:x="1.45833in" svg:y="6.95139in" svg:width="1.07738in" svg:height="0.39931in">
          <draw:text-box>
            <text:p text:style-name="a1733" text:class-names="" text:cond-style-name=""><text:span text:style-name="a1732" text:class-names="">20XX</text:span></text:p>
          </draw:text-box>
          <svg:title/>
          <svg:desc/>
        </draw:frame>
        <presentation:notes draw:style-name="a1740">
          <draw:page-thumbnail draw:page-number="3" svg:x="0.75in" svg:y="1.25in" svg:width="6in" svg:height="3.375in" presentation:class="page" draw:id="id294" presentation:style-name="a1735" draw:name="Slide Image Placeholder 1">
            <svg:title/>
            <svg:desc/>
          </draw:page-thumbnail>
          <draw:frame draw:id="id295" presentation:style-name="a17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6" draw:style-name="a1739" draw:name="Slide Number Placeholder 3" svg:x="4.24826in" svg:y="9.49826in" svg:width="3.25in" svg:height="0.50174in">
            <draw:text-box>
              <text:p text:style-name="a1738" text:class-names="" text:cond-style-name=""><text:span text:style-name="a17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741" draw:master-page-name="Master1-Layout16-cust-Smart-Art" presentation:presentation-page-layout-name="Master1-PPL16" draw:id="Slide-300">
        <draw:frame draw:id="id297" presentation:style-name="a1744" draw:name="Title 1" svg:x="0.95317in" svg:y="0.36804in" svg:width="11.5in" svg:height="1.44965in" presentation:class="title" presentation:placeholder="false">
          <draw:text-box>
            <text:p text:style-name="a1743" text:class-names="" text:cond-style-name=""><text:span text:style-name="a1742" text:class-names="">STRUCTURE DIAGRAM</text:span></text:p>
          </draw:text-box>
          <svg:title/>
          <svg:desc/>
        </draw:frame>
        <draw:frame draw:id="id298" draw:style-name="a1747" draw:name="Date Placeholder 5" svg:x="0.91667in" svg:y="6.95139in" svg:width="3in" svg:height="0.39931in">
          <draw:text-box>
            <text:p text:style-name="a1746" text:class-names="" text:cond-style-name=""><text:span text:style-name="a1745" text:class-names="">20XX</text:span></text:p>
          </draw:text-box>
          <svg:title/>
          <svg:desc/>
        </draw:frame>
        <draw:custom-shape svg:x="0.39546in" svg:y="2.90435in" svg:width="3.40774in" svg:height="1.04167in" draw:id="id299" draw:style-name="a1750" draw:name="Rectangle 3">
          <svg:title/>
          <svg:desc/>
          <text:p text:style-name="a1749" text:class-names="" text:cond-style-name=""><text:span text:style-name="a1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52549in" svg:y1="3.20569in" svg:x2="3.90347in" svg:y2="3.28009in" draw:id="id300" draw:style-name="a1751" draw:name="Straight Arrow Connector 7">
          <svg:title/>
          <svg:desc/>
        </draw:connector>
        <draw:connector draw:type="line" svg:x1="0.38862in" svg:y1="3.28589in" svg:x2="3.81005in" svg:y2="3.28628in" draw:id="id301" draw:style-name="a1752" draw:name="Straight Arrow Connector 10">
          <svg:title/>
          <svg:desc/>
        </draw:connector>
        <draw:connector draw:type="line" svg:x1="10.3354in" svg:y1="2.72047in" svg:x2="11.3354in" svg:y2="3.72047in" draw:id="id302" draw:style-name="a1753" draw:name="Straight Arrow Connector 11">
          <svg:title/>
          <svg:desc/>
        </draw:connector>
        <draw:frame draw:id="id303" draw:style-name="a1757" draw:name="TextBox 14" svg:x="1.42912in" svg:y="2.86736in" svg:width="1.82628in" svg:height="0.40391in">
          <draw:text-box>
            <text:p text:style-name="a1756" text:class-names="" text:cond-style-name=""><text:span text:style-name="a1754" text:class-names="">Prototype</text:span><text:span text:style-name="a1755" text:class-names=""/></text:p>
          </draw:text-box>
          <svg:title/>
          <svg:desc/>
        </draw:frame>
        <draw:frame draw:id="id304" draw:style-name="a1761" draw:name="TextBox 15" svg:x="0.88221in" svg:y="3.41552in" svg:width="3in" svg:height="0.4in">
          <draw:text-box>
            <text:p text:style-name="a1760" text:class-names="" text:cond-style-name=""><text:span text:style-name="a1758" text:class-names=""><text:s text:c="11"/>clone()</text:span><text:span text:style-name="a1759" text:class-names=""/></text:p>
          </draw:text-box>
          <svg:title/>
          <svg:desc/>
        </draw:frame>
        <draw:connector draw:type="line" svg:x1="9.73058in" svg:y1="3.06932in" svg:x2="8.42876in" svg:y2="3.05629in" draw:id="id305" draw:style-name="a1762" draw:name="Straight Connector 32">
          <svg:title/>
          <svg:desc/>
        </draw:connector>
        <draw:custom-shape svg:x="0.39547in" svg:y="4.9287in" svg:width="3.40774in" svg:height="1.04167in" draw:id="id306" draw:style-name="a1765" draw:name="Rectangle 38">
          <svg:title/>
          <svg:desc/>
          <text:p text:style-name="a1764" text:class-names="" text:cond-style-name=""><text:span text:style-name="a1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39547in" svg:y1="5.31943in" svg:x2="3.8169in" svg:y2="5.31982in" draw:id="id307" draw:style-name="a1766" draw:name="Straight Arrow Connector 10">
          <svg:title/>
          <svg:desc/>
        </draw:connector>
        <draw:frame draw:id="id308" draw:style-name="a1770" draw:name="TextBox 15" svg:x="0.90464in" svg:y="5.43795in" svg:width="3in" svg:height="0.4in">
          <draw:text-box>
            <text:p text:style-name="a1769" text:class-names="" text:cond-style-name=""><text:span text:style-name="a1767" text:class-names=""><text:s text:c="11"/>clone()</text:span><text:span text:style-name="a1768" text:class-names=""/></text:p>
          </draw:text-box>
          <svg:title/>
          <svg:desc/>
        </draw:frame>
        <draw:frame draw:id="id309" draw:style-name="a1774" draw:name="TextBox 14" svg:x="0.94355in" svg:y="4.91072in" svg:width="2.94124in" svg:height="0.70684in">
          <draw:text-box>
            <text:p text:style-name="a1773" text:class-names="" text:cond-style-name=""><text:span text:style-name="a1771" text:class-names="">ConcretePrototype</text:span><text:span text:style-name="a1772" text:class-names=""/></text:p>
          </draw:text-box>
          <svg:title/>
          <svg:desc/>
        </draw:frame>
        <draw:custom-shape svg:x="1.68248in" svg:y="3.95095in" svg:width="0.69973in" svg:height="0.3943in" draw:id="id310" draw:style-name="a1777" draw:name="Isosceles Triangle 43">
          <svg:title/>
          <svg:desc/>
          <text:p text:style-name="a1776" text:class-names="" text:cond-style-name=""><text:span text:style-name="a17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2.03235in" svg:y1="4.36448in" svg:x2="2.03235in" svg:y2="4.94793in" draw:id="id311" draw:style-name="a1778" draw:name="Straight Connector 45">
          <svg:title/>
          <svg:desc/>
        </draw:connector>
        <draw:custom-shape svg:x="5.1978in" svg:y="2.46526in" svg:width="3.09795in" svg:height="1.04167in" draw:id="id312" draw:style-name="a1781" draw:name="Rectangle 46">
          <svg:title/>
          <svg:desc/>
          <text:p text:style-name="a1780" text:class-names="" text:cond-style-name=""><text:span text:style-name="a1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07677in" svg:y1="2.74737in" svg:x2="9.45476in" svg:y2="2.82177in" draw:id="id313" draw:style-name="a1782" draw:name="Straight Arrow Connector 7">
          <svg:title/>
          <svg:desc/>
        </draw:connector>
        <draw:connector draw:type="line" svg:x1="5.1978in" svg:y1="2.841in" svg:x2="8.29574in" svg:y2="2.83957in" draw:id="id314" draw:style-name="a1783" draw:name="Straight Arrow Connector 10">
          <svg:title/>
          <svg:desc/>
        </draw:connector>
        <draw:frame draw:id="id315" draw:style-name="a1786" draw:name="TextBox 14" svg:x="5.20178in" svg:y="2.41915in" svg:width="3.5589in" svg:height="0.70684in">
          <draw:text-box>
            <text:p text:style-name="a1785" text:class-names="" text:cond-style-name=""><text:span text:style-name="a1784" text:class-names="">PrototypeManager(Registry)</text:span></text:p>
          </draw:text-box>
          <svg:title/>
          <svg:desc/>
        </draw:frame>
        <draw:frame draw:id="id316" draw:style-name="a1790" draw:name="TextBox 15" svg:x="5.45905in" svg:y="2.95347in" svg:width="3in" svg:height="0.4in">
          <draw:text-box>
            <text:p text:style-name="a1789" text:class-names="" text:cond-style-name=""><text:span text:style-name="a1787" text:class-names=""><text:s text:c="11"/>operation()</text:span><text:span text:style-name="a1788" text:class-names=""/></text:p>
          </draw:text-box>
          <svg:title/>
          <svg:desc/>
        </draw:frame>
        <draw:custom-shape svg:x="9.73521in" svg:y="2.4941in" svg:width="3.40774in" svg:height="1.04167in" draw:id="id317" draw:style-name="a1793" draw:name="Rectangle 55">
          <svg:title/>
          <svg:desc/>
          <text:p text:style-name="a1792" text:class-names="" text:cond-style-name=""><text:span text:style-name="a1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86523in" svg:y1="2.79544in" svg:x2="13.24321in" svg:y2="2.86983in" draw:id="id318" draw:style-name="a1794" draw:name="Straight Arrow Connector 7">
          <svg:title/>
          <svg:desc/>
        </draw:connector>
        <draw:connector draw:type="line" svg:x1="9.72836in" svg:y1="2.87563in" svg:x2="13.14979in" svg:y2="2.87602in" draw:id="id319" draw:style-name="a1795" draw:name="Straight Arrow Connector 10">
          <svg:title/>
          <svg:desc/>
        </draw:connector>
        <draw:frame draw:id="id320" draw:style-name="a1799" draw:name="TextBox 14" svg:x="10.76886in" svg:y="2.4571in" svg:width="1.82628in" svg:height="0.40391in">
          <draw:text-box>
            <text:p text:style-name="a1798" text:class-names="" text:cond-style-name=""><text:span text:style-name="a1796" text:class-names="">Prototype</text:span><text:span text:style-name="a1797" text:class-names=""/></text:p>
          </draw:text-box>
          <svg:title/>
          <svg:desc/>
        </draw:frame>
        <draw:frame draw:id="id321" draw:style-name="a1803" draw:name="TextBox 15" svg:x="10.22196in" svg:y="3.00526in" svg:width="3in" svg:height="0.4in">
          <draw:text-box>
            <text:p text:style-name="a1802" text:class-names="" text:cond-style-name=""><text:span text:style-name="a1800" text:class-names=""><text:s text:c="11"/>clone()</text:span><text:span text:style-name="a1801" text:class-names=""/></text:p>
          </draw:text-box>
          <svg:title/>
          <svg:desc/>
        </draw:frame>
        <draw:custom-shape svg:x="9.73521in" svg:y="4.51844in" svg:width="3.40774in" svg:height="1.04167in" draw:id="id322" draw:style-name="a1806" draw:name="Rectangle 60">
          <svg:title/>
          <svg:desc/>
          <text:p text:style-name="a1805" text:class-names="" text:cond-style-name=""><text:span text:style-name="a1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73521in" svg:y1="4.90917in" svg:x2="13.15664in" svg:y2="4.90956in" draw:id="id323" draw:style-name="a1807" draw:name="Straight Arrow Connector 10">
          <svg:title/>
          <svg:desc/>
        </draw:connector>
        <draw:frame draw:id="id324" draw:style-name="a1811" draw:name="TextBox 15" svg:x="10.24438in" svg:y="5.02769in" svg:width="3in" svg:height="0.4in">
          <draw:text-box>
            <text:p text:style-name="a1810" text:class-names="" text:cond-style-name=""><text:span text:style-name="a1808" text:class-names=""><text:s text:c="11"/>clone()</text:span><text:span text:style-name="a1809" text:class-names=""/></text:p>
          </draw:text-box>
          <svg:title/>
          <svg:desc/>
        </draw:frame>
        <draw:frame draw:id="id325" draw:style-name="a1815" draw:name="TextBox 14" svg:x="10.28329in" svg:y="4.50046in" svg:width="2.94124in" svg:height="0.70684in">
          <draw:text-box>
            <text:p text:style-name="a1814" text:class-names="" text:cond-style-name=""><text:span text:style-name="a1812" text:class-names="">ConcretePrototype</text:span><text:span text:style-name="a1813" text:class-names=""/></text:p>
          </draw:text-box>
          <svg:title/>
          <svg:desc/>
        </draw:frame>
        <draw:custom-shape svg:x="11.02223in" svg:y="3.54069in" svg:width="0.69973in" svg:height="0.3943in" draw:id="id326" draw:style-name="a1818" draw:name="Isosceles Triangle 64">
          <svg:title/>
          <svg:desc/>
          <text:p text:style-name="a1817" text:class-names="" text:cond-style-name=""><text:span text:style-name="a18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11.37209in" svg:y1="3.95423in" svg:x2="11.37209in" svg:y2="4.53767in" draw:id="id327" draw:style-name="a1819" draw:name="Straight Connector 65">
          <svg:title/>
          <svg:desc/>
        </draw:connector>
        <draw:custom-shape svg:x="8.31581in" svg:y="2.91267in" svg:width="0.53846in" svg:height="0.28675in" draw:id="id328" draw:style-name="a1822" draw:name="Flowchart: Decision 69">
          <svg:title/>
          <svg:desc/>
          <text:p text:style-name="a1821" text:class-names="" text:cond-style-name=""><text:span text:style-name="a1820" text:class-names=""/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onnector draw:type="line" svg:x1="4.98889in" svg:y1="1.88535in" svg:x2="4.98889in" svg:y2="7.31868in" draw:id="id329" draw:style-name="a1823" draw:name="Straight Connector 71">
          <svg:title/>
          <svg:desc/>
        </draw:connector>
        <draw:frame draw:id="id330" draw:style-name="a1827" draw:name="TextBox 15" svg:x="0in" svg:y="1.66638in" svg:width="3in" svg:height="0.4in">
          <draw:text-box>
            <text:p text:style-name="a1826" text:class-names="" text:cond-style-name=""><text:span text:style-name="a1824" text:class-names=""><text:s text:c="9"/>Diagram : 1</text:span><text:span text:style-name="a1825" text:class-names=""/></text:p>
          </draw:text-box>
          <svg:title/>
          <svg:desc/>
        </draw:frame>
        <draw:frame draw:id="id331" draw:style-name="a1831" draw:name="TextBox 15" svg:x="4.69056in" svg:y="1.5848in" svg:width="3.63in" svg:height="0.70684in">
          <draw:text-box>
            <text:p text:style-name="a1830" text:class-names="" text:cond-style-name=""><text:span text:style-name="a1828" text:class-names=""><text:s text:c="9"/>Diagram : 2 (Optional)</text:span><text:span text:style-name="a1829" text:class-names=""/></text:p>
          </draw:text-box>
          <svg:title/>
          <svg:desc/>
        </draw:frame>
      </draw:page>
      <draw:page draw:name="Slide49" draw:style-name="a1832" draw:master-page-name="Master1-Layout16-cust-Smart-Art" presentation:presentation-page-layout-name="Master1-PPL16" draw:id="Slide-304">
        <draw:frame draw:id="id332" presentation:style-name="a1835" draw:name="Title 1" svg:x="0.65634in" svg:y="0.19348in" svg:width="11.5in" svg:height="1.37868in" presentation:class="title" presentation:placeholder="false">
          <draw:text-box>
            <text:p text:style-name="a1834" text:class-names="" text:cond-style-name=""><text:span text:style-name="a1833" text:class-names="">CLASS DIAGRAM</text:span></text:p>
          </draw:text-box>
          <svg:title/>
          <svg:desc/>
        </draw:frame>
        <draw:frame draw:id="id333" draw:style-name="a1838" draw:name="Date Placeholder 5" svg:x="0.91667in" svg:y="6.95139in" svg:width="3in" svg:height="0.39931in">
          <draw:text-box>
            <text:p text:style-name="a1837" text:class-names="" text:cond-style-name=""><text:span text:style-name="a1836" text:class-names="">20XX</text:span></text:p>
          </draw:text-box>
          <svg:title/>
          <svg:desc/>
        </draw:frame>
        <draw:connector draw:type="line" svg:x1="2.64991in" svg:y1="4.81047in" svg:x2="5.5517in" svg:y2="4.88489in" draw:id="id334" draw:style-name="a1839" draw:name="Straight Arrow Connector 9">
          <svg:title/>
          <svg:desc/>
        </draw:connector>
        <draw:connector draw:type="line" svg:x1="6.95655in" svg:y1="2.48948in" svg:x2="7.95655in" svg:y2="3.48948in" draw:id="id335" draw:style-name="a1840" draw:name="Straight Arrow Connector 11">
          <svg:title/>
          <svg:desc/>
        </draw:connector>
        <draw:custom-shape svg:x="4.33163in" svg:y="1.68182in" svg:width="4.81473in" svg:height="1.53951in" draw:id="id336" draw:style-name="a1843" draw:name="Rectangle 16">
          <svg:title/>
          <svg:desc/>
          <text:p text:style-name="a1842" text:class-names="" text:cond-style-name=""><text:span text:style-name="a1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349in" svg:y="4.47101in" svg:width="4.34684in" svg:height="2.55096in" draw:id="id337" draw:style-name="a1846" draw:name="Rectangle 17">
          <svg:title/>
          <svg:desc/>
          <text:p text:style-name="a1845" text:class-names="" text:cond-style-name=""><text:span text:style-name="a1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32942in" svg:y1="2.46774in" svg:x2="9.15182in" svg:y2="2.43191in" draw:id="id338" draw:style-name="a1847" draw:name="Straight Arrow Connector 19">
          <svg:title/>
          <svg:desc/>
        </draw:connector>
        <draw:connector draw:type="line" svg:x1="4.32942in" svg:y1="2.60059in" svg:x2="9.15182in" svg:y2="2.56476in" draw:id="id339" draw:style-name="a1848" draw:name="Straight Arrow Connector 20">
          <svg:title/>
          <svg:desc/>
        </draw:connector>
        <draw:frame draw:id="id340" draw:style-name="a1853" draw:name="TextBox 21" svg:x="5.03448in" svg:y="1.78692in" svg:width="3in" svg:height="0.70684in">
          <draw:text-box>
            <text:p text:style-name="a1850" text:class-names="" text:cond-style-name=""><text:span text:style-name="a1849" text:class-names=""><text:s text:c="10"/>&lt;&lt;interface&gt;&gt;</text:span></text:p>
            <text:p text:style-name="a1852" text:class-names="" text:cond-style-name=""><text:span text:style-name="a1851" text:class-names=""><text:s text:c="16"/>IGame</text:span></text:p>
          </draw:text-box>
          <svg:title/>
          <svg:desc/>
        </draw:frame>
        <draw:frame draw:id="id341" draw:style-name="a1858" draw:name="TextBox 22" svg:x="5.36975in" svg:y="2.53885in" svg:width="3in" svg:height="1.00977in">
          <draw:text-box>
            <text:p text:style-name="a1855" text:class-names="" text:cond-style-name=""><text:span text:style-name="a1854" text:class-names="">+clone(): Igame<text:line-break/>+showAttributes(): void</text:span></text:p>
            <text:p text:style-name="a1857" text:class-names="" text:cond-style-name=""><text:span text:style-name="a1856" text:class-names=""/></text:p>
          </draw:text-box>
          <svg:title/>
          <svg:desc/>
        </draw:frame>
        <draw:connector draw:type="line" svg:x1="1.27387in" svg:y1="4.94358in" svg:x2="5.62525in" svg:y2="4.90775in" draw:id="id342" draw:style-name="a1859" draw:name="Straight Arrow Connector 23">
          <svg:title/>
          <svg:desc/>
        </draw:connector>
        <draw:connector draw:type="line" svg:x1="1.27387in" svg:y1="5.84939in" svg:x2="5.62525in" svg:y2="5.81355in" draw:id="id343" draw:style-name="a1860" draw:name="Straight Arrow Connector 24">
          <svg:title/>
          <svg:desc/>
        </draw:connector>
        <draw:frame draw:id="id344" draw:style-name="a1863" draw:name="TextBox 25" svg:x="2.34225in" svg:y="4.47712in" svg:width="3.02415in" svg:height="0.40391in">
          <draw:text-box>
            <text:p text:style-name="a1862" text:class-names="" text:cond-style-name=""><text:span text:style-name="a1861" text:class-names="">GameCharacter</text:span></text:p>
          </draw:text-box>
          <svg:title/>
          <svg:desc/>
        </draw:frame>
        <draw:frame draw:id="id345" draw:style-name="a1866" draw:name="TextBox 26" svg:x="2.2717in" svg:y="4.88468in" svg:width="3.21739in" svg:height="1.00977in">
          <draw:text-box>
            <text:p text:style-name="a1865" text:class-names="" text:cond-style-name=""><text:span text:style-name="a1864" text:class-names="">-charName: String<text:line-break/>-charType: String<text:line-break/>-charHealth: int</text:span></text:p>
          </draw:text-box>
          <svg:title/>
          <svg:desc/>
        </draw:frame>
        <draw:frame draw:id="id346" draw:style-name="a1884" draw:name="TextBox 27" svg:x="1.7494in" svg:y="5.72994in" svg:width="4.54589in" svg:height="1.27904in">
          <draw:text-box>
            <text:p text:style-name="a1868" text:class-names="" text:cond-style-name=""><text:span text:style-name="a1867" text:class-names=""/></text:p>
            <text:p text:style-name="a1873" text:class-names="" text:cond-style-name=""><text:span text:style-name="a1869" text:class-names="">+setCharName(charName: String</text:span><text:span text:style-name="a1870" text:class-names="">):<text:s text:c="1"/></text:span><text:span text:style-name="a1871" text:class-names="">void</text:span><text:span text:style-name="a1872" text:class-names=""/></text:p>
            <text:p text:style-name="a1880" text:class-names="" text:cond-style-name=""><text:span text:style-name="a1874" text:class-names="">+</text:span><text:span text:style-name="a1875" text:class-names="">ge</text:span><text:span text:style-name="a1876" text:class-names="">t</text:span><text:span text:style-name="a1877" text:class-names="">CharName</text:span><text:span text:style-name="a1878" text:class-names="">():String</text:span><text:span text:style-name="a1879" text:class-names=""/></text:p>
            <text:p text:style-name="a1883" text:class-names="" text:cond-style-name=""><text:span text:style-name="a1881" text:class-names="">+clone(): Igame<text:line-break/>+showAttributes(): void</text:span><text:span text:style-name="a1882" text:class-names=""/></text:p>
          </draw:text-box>
          <svg:title/>
          <svg:desc/>
        </draw:frame>
        <draw:connector draw:type="line" svg:x1="7.78273in" svg:y1="4.79841in" svg:x2="10.75698in" svg:y2="4.87281in" draw:id="id347" draw:style-name="a1885" draw:name="Straight Arrow Connector 28">
          <svg:title/>
          <svg:desc/>
        </draw:connector>
        <draw:custom-shape svg:x="6.40634in" svg:y="4.45893in" svg:width="4.4193in" svg:height="2.55096in" draw:id="id348" draw:style-name="a1888" draw:name="Rectangle 29">
          <svg:title/>
          <svg:desc/>
          <text:p text:style-name="a1887" text:class-names="" text:cond-style-name=""><text:span text:style-name="a1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40673in" svg:y1="4.9315in" svg:x2="10.83057in" svg:y2="4.89567in" draw:id="id349" draw:style-name="a1889" draw:name="Straight Arrow Connector 30">
          <svg:title/>
          <svg:desc/>
        </draw:connector>
        <draw:connector draw:type="line" svg:x1="6.40673in" svg:y1="5.83731in" svg:x2="10.83057in" svg:y2="5.80148in" draw:id="id350" draw:style-name="a1890" draw:name="Straight Arrow Connector 31">
          <svg:title/>
          <svg:desc/>
        </draw:connector>
        <draw:frame draw:id="id351" draw:style-name="a1893" draw:name="TextBox 32" svg:x="7.4751in" svg:y="4.46503in" svg:width="3.09662in" svg:height="0.40391in">
          <draw:text-box>
            <text:p text:style-name="a1892" text:class-names="" text:cond-style-name=""><text:span text:style-name="a1891" text:class-names="">GameWeapon</text:span></text:p>
          </draw:text-box>
          <svg:title/>
          <svg:desc/>
        </draw:frame>
        <draw:frame draw:id="id352" draw:style-name="a1896" draw:name="TextBox 33" svg:x="7.40455in" svg:y="4.8726in" svg:width="3.28986in" svg:height="1.00977in">
          <draw:text-box>
            <text:p text:style-name="a1895" text:class-names="" text:cond-style-name=""><text:span text:style-name="a1894" text:class-names="">-weaponName: String<text:line-break/>-weaponType: String<text:line-break/>-weaponDamage: int</text:span></text:p>
          </draw:text-box>
          <svg:title/>
          <svg:desc/>
        </draw:frame>
        <draw:frame draw:id="id353" draw:style-name="a1913" draw:name="TextBox 34" svg:x="6.61655in" svg:y="5.71786in" svg:width="4.61836in" svg:height="1.27904in">
          <draw:text-box>
            <text:p text:style-name="a1898" text:class-names="" text:cond-style-name=""><text:span text:style-name="a1897" text:class-names=""/></text:p>
            <text:p text:style-name="a1902" text:class-names="" text:cond-style-name=""><text:span text:style-name="a1899" text:class-names="">+setWeaponName(weaponName: String):<text:s text:c="1"/></text:span><text:span text:style-name="a1900" text:class-names="">void</text:span><text:span text:style-name="a1901" text:class-names=""/></text:p>
            <text:p text:style-name="a1909" text:class-names="" text:cond-style-name=""><text:span text:style-name="a1903" text:class-names="">+</text:span><text:span text:style-name="a1904" text:class-names="">ge</text:span><text:span text:style-name="a1905" text:class-names="">t</text:span><text:span text:style-name="a1906" text:class-names="">WeaponName</text:span><text:span text:style-name="a1907" text:class-names="">():String</text:span><text:span text:style-name="a1908" text:class-names=""/></text:p>
            <text:p text:style-name="a1912" text:class-names="" text:cond-style-name=""><text:span text:style-name="a1910" text:class-names="">+clone(): Igame<text:line-break/>+showAttributes(): void</text:span><text:span text:style-name="a1911" text:class-names=""/></text:p>
          </draw:text-box>
          <svg:title/>
          <svg:desc/>
        </draw:frame>
        <draw:connector draw:type="line" svg:x1="3.15962in" svg:y1="4.45893in" svg:x2="3.15962in" svg:y2="3.77015in" draw:id="id354" draw:style-name="a1914" draw:name="Straight Connector 32">
          <svg:title/>
          <svg:desc/>
        </draw:connector>
        <draw:connector draw:type="line" svg:x1="6.04423in" svg:y1="3.77015in" svg:x2="3.15962in" svg:y2="3.77015in" draw:id="id355" draw:style-name="a1915" draw:name="Straight Connector 36">
          <svg:title/>
          <svg:desc/>
        </draw:connector>
        <draw:connector draw:type="line" svg:x1="8.75709in" svg:y1="3.77015in" svg:x2="5.87247in" svg:y2="3.77015in" draw:id="id356" draw:style-name="a1916" draw:name="Straight Connector 39">
          <svg:title/>
          <svg:desc/>
        </draw:connector>
        <draw:connector draw:type="line" svg:x1="8.75709in" svg:y1="4.45893in" svg:x2="8.75709in" svg:y2="3.77015in" draw:id="id357" draw:style-name="a1917" draw:name="Straight Connector 40">
          <svg:title/>
          <svg:desc/>
        </draw:connector>
        <draw:connector draw:type="line" svg:x1="6.30943in" svg:y1="3.77015in" svg:x2="6.30943in" svg:y2="3.55332in" draw:id="id358" draw:style-name="a1918" draw:name="Straight Connector 41">
          <svg:title/>
          <svg:desc/>
        </draw:connector>
        <draw:custom-shape svg:x="5.95956in" svg:y="3.22578in" svg:width="0.69973in" svg:height="0.3943in" draw:id="id359" draw:style-name="a1921" draw:name="Isosceles Triangle 37">
          <svg:title/>
          <svg:desc/>
          <text:p text:style-name="a1920" text:class-names="" text:cond-style-name=""><text:span text:style-name="a19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page>
      <draw:page draw:name="Slide44" draw:style-name="a1922" draw:master-page-name="Master1-Layout2-obj-Agenda" presentation:presentation-page-layout-name="Master1-PPL2" draw:id="Slide-299">
        <draw:frame draw:id="id360" presentation:style-name="a1925" draw:name="Title 1" svg:x="0.54722in" svg:y="-0.01736in" svg:width="8.05764in" svg:height="1.44965in" presentation:class="title" presentation:placeholder="false">
          <draw:text-box>
            <text:p text:style-name="a1924" text:class-names="" text:cond-style-name=""><text:span text:style-name="a1923" text:class-names="">PARTICIPANTS</text:span></text:p>
          </draw:text-box>
          <svg:title/>
          <svg:desc/>
        </draw:frame>
        <draw:frame draw:id="id361" presentation:style-name="a1947" draw:name="Subtitle 2" svg:x="0.68055in" svg:y="2.24236in" svg:width="11.26232in" svg:height="2.90667in" presentation:class="outline" presentation:placeholder="false">
          <draw:text-box>
            <text:list text:style-name="a1932">
              <text:list-item>
                <text:p text:style-name="a1931" text:class-names="" text:cond-style-name=""><text:span text:style-name="a1926" text:class-names="">Prototype:<text:s text:c="1"/></text:span><text:span text:style-name="a1927" text:class-names="">Declares the<text:s text:c="1"/></text:span><text:span text:style-name="a1928" text:class-names="">clone()</text:span><text:span text:style-name="a1929" text:class-names=""><text:s text:c="1"/>method, which allows cloning of self-object.</text:span><text:span text:style-name="a1930" text:class-names=""/></text:p>
              </text:list-item>
            </text:list>
            <text:list text:style-name="a1936">
              <text:list-item>
                <text:p text:style-name="a1935" text:class-names="" text:cond-style-name=""><text:span text:style-name="a1933" text:class-names="">ConcretePrototype: Implements<text:s text:c="1"/></text:span><text:span text:style-name="a1934" text:class-names="">the clone() method. Defines how the object should be copied (Shallow Copy or Deep Copy).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37" text:class-names="">Prototyp</text:span><text:span text:style-name="a1938" text:class-names="">e</text:span><text:span text:style-name="a1939" text:class-names="">Registry</text:span><text:span text:style-name="a1940" text:class-names="">(optional): Calls<text:s text:c="1"/></text:span><text:span text:style-name="a1941" text:class-names="">clone() on the prototype object to create new instances.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  <draw:frame draw:id="id362" draw:style-name="a1950" draw:name="Date Placeholder 5" svg:x="1.45833in" svg:y="6.95139in" svg:width="1.07738in" svg:height="0.39931in">
          <draw:text-box>
            <text:p text:style-name="a1949" text:class-names="" text:cond-style-name=""><text:span text:style-name="a1948" text:class-names="">20XX</text:span></text:p>
          </draw:text-box>
          <svg:title/>
          <svg:desc/>
        </draw:frame>
      </draw:page>
      <draw:page draw:name="Slide46" draw:style-name="a1951" draw:master-page-name="Master1-Layout2-obj-Agenda" presentation:presentation-page-layout-name="Master1-PPL2" draw:id="Slide-301">
        <draw:frame draw:id="id363" presentation:style-name="a1954" draw:name="Title 1" svg:x="0.54722in" svg:y="-0.01736in" svg:width="8.05764in" svg:height="1.44965in" presentation:class="title" presentation:placeholder="false">
          <draw:text-box>
            <text:p text:style-name="a1953" text:class-names="" text:cond-style-name=""><text:span text:style-name="a1952" text:class-names="">Consequences (Pros)</text:span></text:p>
          </draw:text-box>
          <svg:title/>
          <svg:desc/>
        </draw:frame>
        <draw:frame draw:id="id364" presentation:style-name="a1973" draw:name="Subtitle 2" svg:x="0.45833in" svg:y="1.22014in" svg:width="11.39565in" svg:height="3.61778in" presentation:class="outline" presentation:placeholder="false">
          <draw:text-box>
            <text:list text:style-name="a1957">
              <text:list-item>
                <text:p text:style-name="a1956" text:class-names="" text:cond-style-name=""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>Reduce the cost and time of creating instances from scratch by cloning the preloaded instance and Improve performance.(eg. Loading game character or 3D Model)</text:span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Avoid complex object initialization. No need to reinitialize objects when creating copies.(reduce multiple new keywords)</text:span></text:p>
              </text:list-item>
            </text:list>
            <text:list text:style-name="a1966">
              <text:list-item>
                <text:p text:style-name="a1965" text:class-names="" text:cond-style-name=""><text:span text:style-name="a1964" text:class-names="">Allow dynamic object creation.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>Support customization after cloning base prototype.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If we use registry then we can track every cloned object and also Retrieve <text:s text:c="1"/>that.</text:span></text:p>
              </text:list-item>
            </text:list>
          </draw:text-box>
          <svg:title/>
          <svg:desc/>
        </draw:frame>
        <draw:frame draw:id="id365" draw:style-name="a1976" draw:name="Date Placeholder 5" svg:x="1.45833in" svg:y="6.95139in" svg:width="1.07738in" svg:height="0.39931in">
          <draw:text-box>
            <text:p text:style-name="a1975" text:class-names="" text:cond-style-name=""><text:span text:style-name="a1974" text:class-names="">20XX</text:span></text:p>
          </draw:text-box>
          <svg:title/>
          <svg:desc/>
        </draw:frame>
      </draw:page>
      <draw:page draw:name="Slide47" draw:style-name="a1977" draw:master-page-name="Master1-Layout2-obj-Agenda" presentation:presentation-page-layout-name="Master1-PPL2" draw:id="Slide-302">
        <draw:frame draw:id="id366" presentation:style-name="a1980" draw:name="Title 1" svg:x="0.54722in" svg:y="-0.01736in" svg:width="8.05764in" svg:height="1.44965in" presentation:class="title" presentation:placeholder="false">
          <draw:text-box>
            <text:p text:style-name="a1979" text:class-names="" text:cond-style-name=""><text:span text:style-name="a1978" text:class-names="">Consequences (COns)</text:span></text:p>
          </draw:text-box>
          <svg:title/>
          <svg:desc/>
        </draw:frame>
        <draw:frame draw:id="id367" presentation:style-name="a1999" draw:name="Subtitle 2" svg:x="0.49166in" svg:y="1.22014in" svg:width="11.39565in" svg:height="3.61778in" presentation:class="outline" presentation:placeholder="false">
          <draw:text-box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Deep copy can be expensive because If an object has many nested objects then maybe it will time and memory consuming.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If there are too many prototypes then maintaining them can be challenging. Changes in one prototype may require updates multiple cloned objects.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Requires proper clone because java only provide shallow clone.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>If the registry holds a large number of prototype instances, it may consume significant memory, especially if the stored prototypes are complex objects.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>The registry might take on multiple responsibilities, such as storing, managing, and creating objects, which can make it harder to maintain.</text:span></text:p>
              </text:list-item>
            </text:list>
          </draw:text-box>
          <svg:title/>
          <svg:desc/>
        </draw:frame>
        <draw:frame draw:id="id368" draw:style-name="a2002" draw:name="Date Placeholder 5" svg:x="1.45833in" svg:y="6.95139in" svg:width="1.07738in" svg:height="0.39931in">
          <draw:text-box>
            <text:p text:style-name="a2001" text:class-names="" text:cond-style-name=""><text:span text:style-name="a2000" text:class-names="">20XX</text:span></text:p>
          </draw:text-box>
          <svg:title/>
          <svg:desc/>
        </draw:frame>
      </draw:page>
      <draw:page draw:name="Slide48" draw:style-name="a2003" draw:master-page-name="Master1-Layout2-obj-Agenda" presentation:presentation-page-layout-name="Master1-PPL2" draw:id="Slide-303">
        <draw:frame draw:id="id369" presentation:style-name="a2038" draw:name="Subtitle 2" svg:x="0.18269in" svg:y="0.23077in" svg:width="12.94231in" svg:height="5.15385in" presentation:class="outline" presentation:placeholder="false">
          <draw:text-box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  <text:list text:style-name="a2010">
              <text:list-item>
                <text:p text:style-name="a2009" text:class-names="" text:cond-style-name=""><text:span text:style-name="a2007" text:class-names="">Also Know as:<text:s text:c="1"/></text:span><text:span text:style-name="a2008" text:class-names="">Clone Pattern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1" text:class-names="">R</text:span><text:span text:style-name="a2012" text:class-names="">elated Pattern:<text:s text:c="1"/></text:span><text:span text:style-name="a2013" text:class-names="">Abstract Factory Pattern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6" text:class-names="">R</text:span><text:span text:style-name="a2017" text:class-names="">eal World Applications:<text:s text:c="1"/></text:span><text:span text:style-name="a2018" text:class-names="">Document Management Systems, Game Development(eg. COC),</text:span></text:p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/></text:p>
              </text:list-item>
            </text:list>
            <text:list text:style-name="a2026">
              <text:list-item>
                <text:p text:style-name="a2025" text:class-names="" text:cond-style-name=""><text:span text:style-name="a2024" text:class-names=""><text:s text:c="1"/>References:</text:span></text:p>
              </text:list-item>
            </text:list>
            <text:list text:style-name="a2031">
              <text:list-item>
                <text:list text:style-name="a2031">
                  <text:list-item>
                    <text:list text:style-name="a2031">
                      <text:list-item>
                        <text:list text:style-name="a2031">
                          <text:list-item>
                            <text:list text:style-name="a2031">
                              <text:list-item>
                                <text:p text:style-name="a2030" text:class-names="" text:cond-style-name=""><text:span text:style-name="a2027" text:class-names="">YouTube: <text:s text:c="1"/></text:span><text:span text:style-name="a2028" text:class-names=""><text:a xlink:href="https://www.youtube.com/watch?v=rriiXRdc0HQ" text:style-name="" text:visited-style-name="">https://www.youtube.com/watch?v=rriiXRdc0HQ</text:a></text:span><text:span text:style-name="a20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4">
              <text:list-item>
                <text:list text:style-name="a2034">
                  <text:list-item>
                    <text:list text:style-name="a2034">
                      <text:list-item>
                        <text:list text:style-name="a2034">
                          <text:list-item>
                            <text:list text:style-name="a2034">
                              <text:list-item>
                                <text:p text:style-name="a2033" text:class-names="" text:cond-style-name=""><text:span text:style-name="a2032" text:class-names="">Book: Design Patterns: Elements of Reusable Object-Oriented Software by GOF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7">
              <text:list-item>
                <text:list text:style-name="a2037">
                  <text:list-item>
                    <text:list text:style-name="a2037">
                      <text:list-item>
                        <text:list text:style-name="a2037">
                          <text:list-item>
                            <text:list text:style-name="a2037">
                              <text:list-item>
                                <text:p text:style-name="a2036" text:class-names="" text:cond-style-name=""><text:span text:style-name="a2035" text:class-names="">Chatgpt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70" draw:style-name="a2041" draw:name="Date Placeholder 5" svg:x="1.45833in" svg:y="6.95139in" svg:width="1.07738in" svg:height="0.39931in">
          <draw:text-box>
            <text:p text:style-name="a2040" text:class-names="" text:cond-style-name=""><text:span text:style-name="a2039" text:class-names="">20XX</text:span></text:p>
          </draw:text-box>
          <svg:title/>
          <svg:desc/>
        </draw:frame>
      </draw:page>
      <draw:page draw:name="Slide21" draw:style-name="a2042" draw:master-page-name="Master1-Layout21-title-Closing" presentation:presentation-page-layout-name="Master1-PPL21" draw:id="Slide-276">
        <draw:frame draw:id="id371" presentation:style-name="a2045" draw:name="Title 1" svg:x="4.80128in" svg:y="2.34391in" svg:width="4.57083in" svg:height="1.66747in" presentation:class="title" presentation:placeholder="false">
          <draw:text-box>
            <text:p text:style-name="a2044" text:class-names="" text:cond-style-name=""><text:span text:style-name="a2043" text:class-names="">Thank YOU..</text:span></text:p>
          </draw:text-box>
          <svg:title/>
          <svg:desc/>
        </draw:frame>
        <draw:frame draw:id="id372" draw:style-name="a2048" draw:name="Date Placeholder 3" svg:x="4.66667in" svg:y="6.95139in" svg:width="1.94048in" svg:height="0.39931in">
          <draw:text-box>
            <text:p text:style-name="a2047" text:class-names="" text:cond-style-name=""><text:span text:style-name="a2046" text:class-names="">20XX</text:span></text:p>
          </draw:text-box>
          <svg:title/>
          <svg:desc/>
        </draw:frame>
        <draw:frame draw:id="id373" draw:style-name="a2051" draw:name="Footer Placeholder 4" svg:x="7.08631in" svg:y="6.95139in" svg:width="2.91071in" svg:height="0.39931in">
          <draw:text-box>
            <text:p text:style-name="a2050" text:class-names="" text:cond-style-name=""><text:span text:style-name="a2049" text:class-names="">Pitch Deck</text:span></text:p>
          </draw:text-box>
          <svg:title/>
          <svg:desc/>
        </draw:frame>
        <draw:frame draw:id="id374" draw:style-name="a2054" draw:name="Slide Number Placeholder 5" svg:x="10.47619in" svg:y="6.95139in" svg:width="1.94048in" svg:height="0.39931in">
          <draw:text-box>
            <text:p text:style-name="a2053" text:class-names="" text:cond-style-name=""><text:span text:style-name="a205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Agend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Timeline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336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3209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Content 3 Column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tent 2 Column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Introduction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ection Break">
      <presentation:placeholder presentation:object="title" svg:x="7.64583in" svg:y="2.81194in" svg:width="4.57083in" svg:height="1.87613in"/>
    </style:presentation-page-layout>
    <style:presentation-page-layout style:name="Master1-PPL8" style:display-name="Quote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Three Content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Market comparison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4.94998in" svg:y="5.2758in" svg:width="3.43338in" svg:height="0.50626in"/>
      <presentation:placeholder presentation:object="object" svg:x="8.68133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77511in" svg:width="3.43338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wo Content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Quadrant">
      <presentation:placeholder presentation:object="title" svg:x="0.91667in" svg:y="0.39931in" svg:width="11.5in" svg:height="1.44965in"/>
      <presentation:placeholder presentation:object="outline" svg:x="5.73329in" svg:y="1.74972in" svg:width="1.86676in" svg:height="0.53809in"/>
      <presentation:placeholder presentation:object="outline" svg:x="4.08873in" svg:y="2.60111in" svg:width="1.29394in" svg:height="0.53809in"/>
      <presentation:placeholder presentation:object="outline" svg:x="8.22645in" svg:y="2.37233in" svg:width="1.86676in" svg:height="1.14674in"/>
      <presentation:placeholder presentation:object="outline" svg:x="1.0082in" svg:y="3.85917in" svg:width="1.52435in" svg:height="0.53809in"/>
      <presentation:placeholder presentation:object="outline" svg:x="10.87101in" svg:y="3.85917in" svg:width="1.50993in" svg:height="0.53809in"/>
      <presentation:placeholder presentation:object="outline" svg:x="2.88468in" svg:y="5.06817in" svg:width="1.29394in" svg:height="0.53809in"/>
      <presentation:placeholder presentation:object="outline" svg:x="4.56608in" svg:y="4.87736in" svg:width="1.29394in" svg:height="0.53809in"/>
      <presentation:placeholder presentation:object="outline" svg:x="7.16614in" svg:y="4.72636in" svg:width="1.29394in" svg:height="0.53809in"/>
      <presentation:placeholder presentation:object="outline" svg:x="5.73329in" svg:y="5.98074in" svg:width="1.86676in" svg:height="0.53809in"/>
      <presentation:placeholder presentation:object="outline" svg:x="8.53221in" svg:y="5.68206in" svg:width="1.29394in" svg:height="0.5380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Content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Chart and table">
      <presentation:placeholder presentation:object="title" svg:x="0.91667in" svg:y="0.39931in" svg:width="11.5in" svg:height="1.44965in"/>
      <presentation:placeholder presentation:object="outline" svg:x="0.81884in" svg:y="1.48943in" svg:width="7.39931in" svg:height="0.5434in"/>
      <presentation:placeholder presentation:object="chart" svg:x="0.91667in" svg:y="2.5in" svg:width="6.66477in" svg:height="3.87373in"/>
      <presentation:placeholder presentation:object="outline" svg:x="8.59375in" svg:y="2.4985in" svg:width="3.44196in" svg:height="0.33507in"/>
      <presentation:placeholder presentation:object="object" svg:x="8.59375in" svg:y="3.03993in" svg:width="3.44271in" svg:height="3.3854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Timeline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1in" svg:y="4.6943in" svg:width="0.8in" svg:height="0.5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9.90512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9.90715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Smart Art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bject" svg:x="0.91667in" svg:y="2.33681in" svg:width="11.5in" svg:height="4.0434in"/>
    </style:presentation-page-layout>
    <style:presentation-page-layout style:name="Master1-PPL17" style:display-name="Team Slide 4 People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graphic" svg:x="4.1961in" svg:y="3.15625in" svg:width="2.01828in" svg:height="2.01828in"/>
      <presentation:placeholder presentation:object="graphic" svg:x="6.91992in" svg:y="3.15625in" svg:width="2.01828in" svg:height="2.01828in"/>
      <presentation:placeholder presentation:object="graphic" svg:x="9.56634in" svg:y="3.15625in" svg:width="2.01828in" svg:height="2.01828in"/>
      <presentation:placeholder presentation:object="outline" svg:x="1.46899in" svg:y="5.5605in" svg:width="2.32255in" svg:height="0.37518in"/>
      <presentation:placeholder presentation:object="outline" svg:x="4.03869in" svg:y="5.57656in" svg:width="2.33569in" svg:height="0.37518in"/>
      <presentation:placeholder presentation:object="outline" svg:x="6.76252in" svg:y="5.57656in" svg:width="2.32255in" svg:height="0.37518in"/>
      <presentation:placeholder presentation:object="outline" svg:x="9.40893in" svg:y="5.5605in" svg:width="2.32255in" svg:height="0.37518in"/>
      <presentation:placeholder presentation:object="outline" svg:x="1.6264in" svg:y="5.97563in" svg:width="2.01828in" svg:height="0.37518in"/>
      <presentation:placeholder presentation:object="outline" svg:x="4.1961in" svg:y="5.99168in" svg:width="2.02969in" svg:height="0.37518in"/>
      <presentation:placeholder presentation:object="outline" svg:x="6.91992in" svg:y="5.99168in" svg:width="2.01828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Team Slide 8 People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graphic" svg:x="4.62191in" svg:y="2.65625in" svg:width="1.16667in" svg:height="1.16667in"/>
      <presentation:placeholder presentation:object="graphic" svg:x="7.34573in" svg:y="2.65625in" svg:width="1.16667in" svg:height="1.16667in"/>
      <presentation:placeholder presentation:object="graphic" svg:x="9.99214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graphic" svg:x="4.62191in" svg:y="4.6891in" svg:width="1.16667in" svg:height="1.16667in"/>
      <presentation:placeholder presentation:object="graphic" svg:x="7.34573in" svg:y="4.6891in" svg:width="1.16667in" svg:height="1.16667in"/>
      <presentation:placeholder presentation:object="graphic" svg:x="9.99214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3 Content">
      <presentation:placeholder presentation:object="title" svg:x="2.06163in" svg:y="0.9757in" svg:width="9.21007in" svg:height="1.44965in"/>
      <presentation:placeholder presentation:object="object" svg:x="1.17612in" svg:y="2.5926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191in" svg:y="2.5926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4142in" svg:y="2.5926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5926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Summary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1" style:display-name="Closing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style style:family="graphic" style:name="Graphics"/>
    <style:style style:family="table-cell" style:name="a1670">
      <style:table-cell-properties/>
    </style:style>
    <style:style style:family="table-cell" style:name="a1671">
      <style:table-cell-properties fo:background-color="#cfd5ea"/>
    </style:style>
    <style:style style:family="table-cell" style:name="a167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6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67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68">
      <style:table-cell-properties/>
    </style:style>
    <style:style style:family="table-cell" style:name="a168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7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69">
      <style:table-cell-properties fo:background-color="#cfd5ea"/>
    </style:style>
    <style:style style:family="table-cell" style:name="a1681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67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76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68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677">
      <style:table-cell-properties fo:border-left="0.00347in solid #000000" fo:border-right="0.00347in solid #000000"/>
    </style:style>
    <style:style style:family="table-cell" style:name="a16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678">
      <style:table-cell-properties fo:border-left="0.00347in solid #000000" fo:border-right="0.00347in solid #000000"/>
    </style:style>
    <style:style style:family="table-cell" style:name="a1679">
      <style:table-cell-properties fo:border-top="0.00347in solid #000000" fo:border-bottom="0.00347in solid 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1672" table:paragraph-style-name=""/>
      <table:last-row table:style-name="a1673" table:paragraph-style-name=""/>
      <table:first-column table:style-name="a1674" table:paragraph-style-name=""/>
      <table:last-column table:style-name="a1675" table:paragraph-style-name=""/>
      <table:body table:style-name="a1667" table:paragraph-style-name=""/>
      <table:even-rows table:style-name="a1670" table:paragraph-style-name=""/>
      <table:odd-rows table:style-name="a1671" table:paragraph-style-name=""/>
      <table:even-columns table:style-name="a1668" table:paragraph-style-name=""/>
      <table:odd-columns table:style-name="a1669" table:paragraph-style-name=""/>
    </table:table-template>
    <table:table-template table:name="{7E9639D4-E3E2-4D34-9284-5A2195B3D0D7}">
      <table:first-row table:style-name="a1680" table:paragraph-style-name=""/>
      <table:last-row table:style-name="a1681" table:paragraph-style-name=""/>
      <table:first-column table:style-name="a1682" table:paragraph-style-name=""/>
      <table:last-column table:style-name="a1683" table:paragraph-style-name=""/>
      <table:body table:style-name="a1676" table:paragraph-style-name=""/>
      <table:odd-rows table:style-name="a1679" table:paragraph-style-name=""/>
      <table:even-columns table:style-name="a1677" table:paragraph-style-name=""/>
      <table:odd-columns table:style-name="a16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3">
      <style:graphic-properties draw:fill="none" draw:stroke="solid" svg:stroke-width="0.01389in" svg:stroke-color="#000000" svg:stroke-opacity="100%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paragraph" style:name="a11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e3b1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0694in" svg:stroke-color="#fbf4ef" svg:stroke-opacity="100%" draw:stroke-linejoin="miter" svg:stroke-linecap="butt"/>
    </style:style>
    <style:style style:family="graphic" style:name="a284">
      <style:graphic-properties draw:fill="none" draw:stroke="solid" svg:stroke-width="0.00694in" svg:stroke-color="#fbf4ef" svg:stroke-opacity="100%" draw:stroke-linejoin="miter" svg:stroke-linecap="butt"/>
    </style:style>
    <style:style style:family="graphic" style:name="a285" style:parent-style-name="Graphics">
      <style:graphic-properties draw:fill="none" draw:stroke="none"/>
    </style:style>
    <style:style style:family="graphic" style:name="a286" style:parent-style-name="Graphics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paragraph" style:name="a1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4" style:parent-style-name="Graphics">
      <style:graphic-properties draw:fill="none" draw:stroke="non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5" style:parent-style-name="Graphics">
      <style:graphic-properties draw:fill="none" draw:stroke="none"/>
    </style:style>
    <style:style style:family="text" style:name="a8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draw:fill="none" draw:stroke="solid" svg:stroke-width="0.01389in" svg:stroke-color="#000000" svg:stroke-opacity="100%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draw:fill="none" draw:stroke="solid" svg:stroke-width="0.00694in" svg:stroke-color="#e3b18d" svg:stroke-opacity="100%" draw:stroke-linejoin="miter" svg:stroke-linecap="butt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4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58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draw:fill="none" draw:stroke="solid" svg:stroke-width="0.04861in" svg:stroke-color="#e3b18d" svg:stroke-opacity="100%" draw:stroke-linejoin="miter" svg:stroke-linecap="butt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none" draw:stroke="solid" svg:stroke-width="0.04861in" svg:stroke-color="#e3b18d" svg:stroke-opacity="100%" draw:stroke-linejoin="miter" svg:stroke-linecap="butt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draw:fill="none" draw:stroke="solid" svg:stroke-width="0.01389in" svg:stroke-color="#000000" svg:stroke-opacity="100%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">
      <style:graphic-properties draw:fill="none" draw:stroke="solid" svg:stroke-width="0.01389in" svg:stroke-color="#000000" svg:stroke-opacity="100%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fo:clip="rect(2.341in, 4.27835in, 2.95116in, 0in)" draw:stroke="none" style:mirror="horizontal"/>
    </style:style>
    <style:style style:family="paragraph" style:name="a1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>
      <style:graphic-properties draw:fill="none" draw:stroke="solid" svg:stroke-width="0.00694in" svg:stroke-color="#e3b18d" svg:stroke-opacity="100%" draw:stroke-linejoin="miter" svg:stroke-linecap="butt"/>
    </style:style>
    <style:style style:family="graphic" style:name="a402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left" draw:fill="solid" draw:fill-color="#fb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fb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0">
      <style:graphic-properties draw:fill="none" draw:stroke="solid" svg:stroke-width="0.01389in" svg:stroke-color="#000000" svg:stroke-opacity="100%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graphic" style:name="a196">
      <style:graphic-properties draw:fill="none" draw:stroke="solid" svg:stroke-width="0.00694in" svg:stroke-color="#e3b18d" svg:stroke-opacity="100%" draw:stroke-linejoin="miter" svg:stroke-linecap="butt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none" draw:stroke="solid" svg:stroke-width="0.00694in" svg:stroke-color="#e3b18d" svg:stroke-opacity="100%" draw:stroke-linejoin="miter" svg:stroke-linecap="butt"/>
    </style:style>
    <style:style style:family="paragraph" style:name="a1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 style:parent-style-name="Graphics">
      <style:graphic-properties draw:fill="none" draw:stroke="non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4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6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 style:parent-style-name="Graphics">
      <style:graphic-properties draw:fill="none" draw:stroke="none"/>
    </style:style>
    <style:style style:family="text" style:name="a1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fo:clip="rect(1.88205in, 0in, 2.10434in, 3.84892in)" draw:stroke="none"/>
    </style:style>
    <style:style style:family="paragraph" style:name="a13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draw:fill="none" draw:stroke="solid" svg:stroke-width="0.01389in" svg:stroke-color="#000000" svg:stroke-opacity="100%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0347in" svg:stroke-color="#e3b18d" svg:stroke-opacity="100%" draw:stroke-linejoin="miter" svg:stroke-linecap="butt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2" style:parent-style-name="Graphics">
      <style:graphic-properties draw:fill="none" fo:clip="rect(1.88205in, 0in, 2.10434in, 3.84892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draw:fill="none" draw:stroke="solid" svg:stroke-width="0.00347in" svg:stroke-color="#e3b18d" svg:stroke-opacity="100%" draw:stroke-linejoin="miter" svg:stroke-linecap="butt"/>
    </style:style>
    <style:style style:family="graphic" style:name="a1514">
      <style:graphic-properties draw:fill="none" draw:stroke="solid" svg:stroke-width="0.00694in" svg:stroke-color="#e3b18d" svg:stroke-opacity="100%" draw:stroke-linejoin="miter" svg:stroke-linecap="butt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 style:parent-style-name="Graphics">
      <style:graphic-properties draw:fill="none" draw:stroke="none"/>
    </style:style>
    <style:style style:family="paragraph" style:name="a12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 style:parent-style-name="Graphics">
      <style:graphic-properties draw:fill="none" draw:stroke="non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3889in" style:font-size-asian="0.13889in" style:font-size-complex="0.13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draw:fill="none" draw:stroke="solid" svg:stroke-width="0.01389in" svg:stroke-color="#000000" svg:stroke-opacity="100%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draw:fill="none" draw:stroke="solid" svg:stroke-width="0.01389in" svg:stroke-color="#000000" svg:stroke-opacity="100%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7f6f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5in" style:font-size-asian="0.5in" style:font-size-complex="0.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fo:clip="rect(1.71216in, 0in, -0.00007in, 1.0713in)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draw:fill="none" draw:stroke="solid" svg:stroke-width="0.00694in" svg:stroke-color="#c6bfaa" svg:stroke-opacity="100%" draw:stroke-linejoin="miter" svg:stroke-linecap="butt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draw:fill="none" draw:stroke="solid" svg:stroke-width="0.00694in" svg:stroke-color="#c6bfaa" svg:stroke-opacity="100%" draw:stroke-linejoin="miter" svg:stroke-linecap="butt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draw:fill="none" draw:stroke="solid" svg:stroke-width="0.01389in" svg:stroke-color="#000000" svg:stroke-opacity="100%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bf4e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draw:fill="none" draw:stroke="solid" svg:stroke-width="0.00694in" svg:stroke-color="#e3b18d" svg:stroke-opacity="100%" draw:stroke-linejoin="miter" svg:stroke-linecap="but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draw:fill="none" draw:stroke="solid" svg:stroke-width="0.00694in" svg:stroke-color="#e3b18d" svg:stroke-opacity="100%" draw:stroke-linejoin="miter" svg:stroke-linecap="butt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solid" svg:stroke-width="0.01389in" svg:stroke-color="#000000" svg:stroke-opacity="100%"/>
    </style:style>
    <style:style style:family="paragraph" style:name="a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8" style:parent-style-name="Graphics">
      <style:graphic-properties draw:fill="none" fo:clip="rect(2.341in, 2.89905in, 2.95116in, 0in)" draw:stroke="non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nolin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Footer Placehold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itch Deck</text:span></text:p>
        </draw:text-box>
        <svg:title/>
        <svg:desc/>
      </draw:frame>
      <draw:frame draw:id="id4" presentation:style-name="a28" draw:name="Slide Number Placehold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Header Placehold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ooter Placehold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Slide Number Placehold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frame draw:id="id11" presentation:style-name="a62" draw:name="Title 1" svg:x="7.01667in" svg:y="4.85in" svg:width="5.40439in" svg:height="1.22726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2" presentation:style-name="a65" draw:name="Subtitle 2" svg:x="7.01667in" svg:y="6.1099in" svg:width="5.40439in" svg:height="0.43379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frame draw:id="id13" draw:style-name="a66" draw:name="Graphic 7" svg:x="0in" svg:y="0in" svg:width="10.37654in" svg:height="5.52747in" style:rel-width="scale" style:rel-height="scale">
        <draw:image xlink:href="media/image1.svg" xlink:type="simple" xlink:show="embed" xlink:actuate="onLoad"/>
        <svg:title/>
        <svg:desc/>
      </draw:frame>
      <presentation:notes style:page-layout-name="pageLayout2" draw:style-name="a96">
        <draw:frame draw:id="id5" presentation:style-name="a69" draw:name="Header Placeholder 1" svg:x="0in" svg:y="0in" svg:width="3.25in" svg:height="0.50174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6" presentation:style-name="a73" draw:name="Date Placeholder 2" svg:x="4.24826in" svg:y="0in" svg:width="3.25in" svg:height="0.50174in" presentation:class="date-time" presentation:placeholder="false">
          <draw:text-box>
            <text:p text:style-name="a72" text:class-names="" text:cond-style-name=""><text:span text:style-name="a70" text:class-names=""><text:date text:fixed="false" style:data-style-name="a71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" draw:name="Slide Image Placeholder 3">
          <svg:title/>
          <svg:desc/>
        </draw:page-thumbnail>
        <draw:frame draw:id="id8" presentation:style-name="a89" draw:name="Notes Placeholder 4" svg:x="0.75in" svg:y="4.8125in" svg:width="6in" svg:height="3.9375in" presentation:class="notes" presentation:placeholder="false">
          <draw:text-box>
            <text:p text:style-name="a76" text:class-names="" text:cond-style-name=""><text:span text:style-name="a75" text:class-names="">Click to edit Master text styles</text:span></text:p>
            <text:list text:style-name="a79">
              <text:list-item>
                <text:list text:style-name="a79">
                  <text:list-item>
                    <text:p text:style-name="a78" text:class-names="" text:cond-style-name=""><text:span text:style-name="a77" text:class-names="">Second level</text:span></text:p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p text:style-name="a81" text:class-names="" text:cond-style-name=""><text:span text:style-name="a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p text:style-name="a84" text:class-names="" text:cond-style-name=""><text:span text:style-name="a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list text:style-name="a88">
                              <text:list-item>
                                <text:p text:style-name="a87" text:class-names="" text:cond-style-name=""><text:span text:style-name="a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" draw:name="Footer Placeholder 5" svg:x="0in" svg:y="9.49826in" svg:width="3.25in" svg:height="0.50174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0" presentation:style-name="a95" draw:name="Slide Number Placeholder 6" svg:x="4.24826in" svg:y="9.49826in" svg:width="3.25in" svg:height="0.50174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Agenda" style:page-layout-name="pageLayout1" draw:style-name="a97">
      <draw:frame draw:id="id14" draw:style-name="a98" draw:name="Graphic 7" svg:x="6.00264in" svg:y="0in" svg:width="7.33069in" svg:height="7.5in" style:rel-width="scale" style:rel-height="scale">
        <draw:image xlink:href="media/image2.svg" xlink:type="simple" xlink:show="embed" xlink:actuate="onLoad"/>
        <svg:title/>
        <svg:desc/>
      </draw:frame>
      <draw:frame draw:id="id15" presentation:style-name="a101" draw:name="Title 1" svg:x="1.45833in" svg:y="1.11597in" svg:width="3.46875in" svg:height="1.4496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16" presentation:style-name="a116" draw:name="Content Placeholder 2" svg:x="1.45833in" svg:y="3.19792in" svg:width="3.46875in" svg:height="2.75521in" presentation:class="object" presentation:placeholder="false">
        <draw:text-box>
          <text:p text:style-name="a103" text:class-names="" text:cond-style-name=""><text:span text:style-name="a102" text:class-names="">Click to edit Master text styles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9" draw:name="Date Placeholder 3" svg:x="1.45833in" svg:y="6.95139in" svg:width="1.07738in" svg:height="0.39931in" presentation:class="date-time" presentation:placeholder="false">
        <draw:text-box>
          <text:p text:style-name="a118" text:class-names="" text:cond-style-name=""><text:span text:style-name="a117" text:class-names="">20XX</text:span></text:p>
        </draw:text-box>
        <svg:title/>
        <svg:desc/>
      </draw:frame>
      <draw:frame draw:id="id18" presentation:style-name="a122" draw:name="Footer Placeholder 4" svg:x="2.91982in" svg:y="6.95139in" svg:width="2.71527in" svg:height="0.39931in" presentation:class="footer" presentation:placeholder="false">
        <draw:text-box>
          <text:p text:style-name="a121" text:class-names="" text:cond-style-name=""><text:span text:style-name="a120" text:class-names="">Pitch Deck</text:span></text:p>
        </draw:text-box>
        <svg:title/>
        <svg:desc/>
      </draw:frame>
      <draw:frame draw:id="id19" presentation:style-name="a125" draw:name="Slide Number Placeholder 5" svg:x="6.05458in" svg:y="6.95139in" svg:width="1.08in" svg:height="0.3993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presentation:notes style:page-layout-name="pageLayout2" draw:style-name="a155">
        <draw:frame draw:id="id5" presentation:style-name="a128" draw:name="Header Placeholder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2" draw:name="Date Placeholder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9" text:class-names=""><text:date text:fixed="false" style:data-style-name="a130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Slide Image Placeholder 3">
          <svg:title/>
          <svg:desc/>
        </draw:page-thumbnail>
        <draw:frame draw:id="id8" presentation:style-name="a148" draw:name="Notes Placeholder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Click to edit Master text styles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Second level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Footer Placeholder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Slide Number Placeholder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meline" style:page-layout-name="pageLayout1" draw:style-name="a156">
      <draw:custom-shape svg:x="2.31177in" svg:y="0in" svg:width="11.02156in" svg:height="7.5in" draw:id="id20" draw:style-name="a159" draw:name="Graphic 10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10078116 6858000" draw:enhanced-path="M ?f3 ?f2 L ?f0 ?f0 ?f1 ?f0 ?f1 ?f2 Z N" draw:text-areas="?f18 ?f20 ?f19 ?f21" draw:glue-points="?f22 ?f23 ?f24 ?f25 ?f26 ?f25 ?f26 ?f23" draw:glue-point-leaving-directions="-90, -90, -90, -90">
          <draw:equation draw:name="f0" draw:formula="0"/>
          <draw:equation draw:name="f1" draw:formula="10078116"/>
          <draw:equation draw:name="f2" draw:formula="6858000"/>
          <draw:equation draw:name="f3" draw:formula="3793236"/>
          <draw:equation draw:name="f4" draw:formula="?f2 - ?f0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"/>
          <draw:equation draw:name="f9" draw:formula="6858000 * ?f4"/>
          <draw:equation draw:name="f10" draw:formula="0 * ?f5"/>
          <draw:equation draw:name="f11" draw:formula="0 * ?f4"/>
          <draw:equation draw:name="f12" draw:formula="10078116 * ?f5"/>
          <draw:equation draw:name="f13" draw:formula="?f8 / 10078116"/>
          <draw:equation draw:name="f14" draw:formula="?f9 / 6858000"/>
          <draw:equation draw:name="f15" draw:formula="?f10 / 10078116"/>
          <draw:equation draw:name="f16" draw:formula="?f11 / 6858000"/>
          <draw:equation draw:name="f17" draw:formula="?f12 / 10078116"/>
          <draw:equation draw:name="f18" draw:formula="?f0 / ?f6"/>
          <draw:equation draw:name="f19" draw:formula="?f1 / ?f6"/>
          <draw:equation draw:name="f20" draw:formula="?f0 / ?f7"/>
          <draw:equation draw:name="f21" draw:formula="?f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7"/>
          <draw:equation draw:name="f26" draw:formula="?f17 / ?f6"/>
        </draw:enhanced-geometry>
      </draw:custom-shape>
      <draw:frame draw:id="id21" presentation:style-name="a162" draw:name="Title 1" svg:x="0.91667in" svg:y="6.02517in" svg:width="4.46428in" svg:height="0.64063in" presentation:class="title" presentation:placeholder="false">
        <draw:text-box>
          <text:p text:style-name="a161" text:class-names="" text:cond-style-name=""><text:span text:style-name="a160" text:class-names="">CLICK TO EDIT TITLE</text:span></text:p>
        </draw:text-box>
        <svg:title/>
        <svg:desc/>
      </draw:frame>
      <draw:frame draw:id="id22" presentation:style-name="a166" draw:name="Text Placeholder 15" svg:x="0.1622in" svg:y="1.61979in" svg:width="2.34226in" svg:height="0.562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23" presentation:style-name="a170" draw:name="Text Placeholder 15" svg:x="0.78125in" svg:y="2.79688in" svg:width="2.34226in" svg:height="0.562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24" presentation:style-name="a174" draw:name="Text Placeholder 15" svg:x="1.44444in" svg:y="3.97396in" svg:width="2.34226in" svg:height="0.56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5" presentation:style-name="a178" draw:name="Text Placeholder 15" svg:x="2.08333in" svg:y="5.15104in" svg:width="2.34226in" svg:height="0.5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26" presentation:style-name="a182" draw:name="Text Placeholder 15" svg:x="4.81358in" svg:y="1.74374in" svg:width="6.05763in" svg:height="1.1054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</text:span></text:p>
            </text:list-item>
          </text:list>
        </draw:text-box>
        <svg:title/>
        <svg:desc/>
      </draw:frame>
      <draw:frame draw:id="id27" presentation:style-name="a186" draw:name="Text Placeholder 15" svg:x="5.45279in" svg:y="2.93369in" svg:width="6.05763in" svg:height="1.1054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</text:span></text:p>
            </text:list-item>
          </text:list>
        </draw:text-box>
        <svg:title/>
        <svg:desc/>
      </draw:frame>
      <draw:frame draw:id="id28" presentation:style-name="a190" draw:name="Text Placeholder 15" svg:x="6.09901in" svg:y="4.10695in" svg:width="6.05763in" svg:height="1.1054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</text:span></text:p>
            </text:list-item>
          </text:list>
        </draw:text-box>
        <svg:title/>
        <svg:desc/>
      </draw:frame>
      <draw:frame draw:id="id29" presentation:style-name="a194" draw:name="Text Placeholder 15" svg:x="6.75337in" svg:y="5.27606in" svg:width="6.05763in" svg:height="1.1054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195" draw:name="Straight Connector 2">
        <svg:title/>
        <svg:desc/>
      </draw:connector>
      <draw:connector draw:type="line" svg:x1="4.1119in" svg:y1="4.31808in" svg:x2="5.76676in" svg:y2="4.31808in" draw:id="id31" draw:style-name="a196" draw:name="Straight Connector 3">
        <svg:title/>
        <svg:desc/>
      </draw:connector>
      <draw:connector draw:type="line" svg:x1="3.47053in" svg:y1="3.14161in" svg:x2="5.1254in" svg:y2="3.14161in" draw:id="id32" draw:style-name="a197" draw:name="Straight Connector 7">
        <svg:title/>
        <svg:desc/>
      </draw:connector>
      <draw:connector draw:type="line" svg:x1="2.82837in" svg:y1="1.96422in" svg:x2="4.48324in" svg:y2="1.96422in" draw:id="id33" draw:style-name="a198" draw:name="Straight Connector 8">
        <svg:title/>
        <svg:desc/>
      </draw:connector>
      <draw:frame draw:id="id34" presentation:style-name="a201" draw:name="Date Placeholder 4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9" text:class-names="">20XX</text:span></text:p>
        </draw:text-box>
        <svg:title/>
        <svg:desc/>
      </draw:frame>
      <draw:frame draw:id="id35" presentation:style-name="a204" draw:name="Footer Placeholder 5" svg:x="6.73209in" svg:y="6.95139in" svg:width="1.97803in" svg:height="0.39931in" presentation:class="footer" presentation:placeholder="false">
        <draw:text-box>
          <text:p text:style-name="a203" text:class-names="" text:cond-style-name=""><text:span text:style-name="a202" text:class-names="">Pitch Deck</text:span></text:p>
        </draw:text-box>
        <svg:title/>
        <svg:desc/>
      </draw:frame>
      <draw:frame draw:id="id36" presentation:style-name="a207" draw:name="Slide Number Placeholder 6" svg:x="11.82292in" svg:y="6.95139in" svg:width="0.59375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frame draw:id="id5" presentation:style-name="a210" draw:name="Header Placeholder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6" presentation:style-name="a214" draw:name="Date Placeholder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1" text:class-names=""><text:date text:fixed="false" style:data-style-name="a212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5" draw:name="Slide Image Placeholder 3">
          <svg:title/>
          <svg:desc/>
        </draw:page-thumbnail>
        <draw:frame draw:id="id8" presentation:style-name="a230" draw:name="Notes Placeholder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Click to edit Master text styles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cond level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Content-3-Column" style:page-layout-name="pageLayout1" draw:style-name="a238">
      <draw:frame draw:id="id37" presentation:style-name="a241" draw:name="Title 1" svg:x="2.06163in" svg:y="0.9757in" svg:width="9.21007in" svg:height="1.44965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38" presentation:style-name="a245" draw:name="Text Placeholder 15" svg:x="1.625in" svg:y="2.80307in" svg:width="4.40939in" svg:height="0.3993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ADD SUBTITLE</text:span></text:p>
            </text:list-item>
          </text:list>
        </draw:text-box>
        <svg:title/>
        <svg:desc/>
      </draw:frame>
      <draw:frame draw:id="id39" presentation:style-name="a249" draw:name="Text Placeholder 18" svg:x="1.62474in" svg:y="3.35777in" svg:width="4.40839in" svg:height="1.1562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add text</text:span></text:p>
            </text:list-item>
          </text:list>
        </draw:text-box>
        <svg:title/>
        <svg:desc/>
      </draw:frame>
      <draw:frame draw:id="id40" presentation:style-name="a253" draw:name="Text Placeholder 15" svg:x="7.29769in" svg:y="2.80307in" svg:width="4.40939in" svg:height="0.39931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ADD SUBTITLE</text:span></text:p>
            </text:list-item>
          </text:list>
        </draw:text-box>
        <svg:title/>
        <svg:desc/>
      </draw:frame>
      <draw:frame draw:id="id41" presentation:style-name="a257" draw:name="Text Placeholder 18" svg:x="7.29784in" svg:y="3.35777in" svg:width="4.40839in" svg:height="1.1562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add text</text:span></text:p>
            </text:list-item>
          </text:list>
        </draw:text-box>
        <svg:title/>
        <svg:desc/>
      </draw:frame>
      <draw:frame draw:id="id42" presentation:style-name="a261" draw:name="Text Placeholder 15" svg:x="1.625in" svg:y="4.72379in" svg:width="4.40939in" svg:height="0.3993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ADD SUBTITLE</text:span></text:p>
            </text:list-item>
          </text:list>
        </draw:text-box>
        <svg:title/>
        <svg:desc/>
      </draw:frame>
      <draw:frame draw:id="id43" presentation:style-name="a265" draw:name="Text Placeholder 18" svg:x="1.62556in" svg:y="5.2785in" svg:width="4.40839in" svg:height="1.1562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add text</text:span></text:p>
            </text:list-item>
          </text:list>
        </draw:text-box>
        <svg:title/>
        <svg:desc/>
      </draw:frame>
      <draw:frame draw:id="id44" presentation:style-name="a269" draw:name="Text Placeholder 15" svg:x="7.29728in" svg:y="4.72379in" svg:width="4.40939in" svg:height="0.3993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ADD SUBTITLE</text:span></text:p>
            </text:list-item>
          </text:list>
        </draw:text-box>
        <svg:title/>
        <svg:desc/>
      </draw:frame>
      <draw:frame draw:id="id45" presentation:style-name="a273" draw:name="Text Placeholder 18" svg:x="7.29784in" svg:y="5.2785in" svg:width="4.40839in" svg:height="1.15629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add text</text:span></text:p>
            </text:list-item>
          </text:list>
        </draw:text-box>
        <svg:title/>
        <svg:desc/>
      </draw:frame>
      <draw:frame draw:id="id46" presentation:style-name="a276" draw:name="Date Placeholder 2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4" text:class-names="">20XX</text:span></text:p>
        </draw:text-box>
        <svg:title/>
        <svg:desc/>
      </draw:frame>
      <draw:frame draw:id="id47" presentation:style-name="a279" draw:name="Footer Placeholder 3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>Pitch Deck</text:span></text:p>
        </draw:text-box>
        <svg:title/>
        <svg:desc/>
      </draw:frame>
      <draw:frame draw:id="id48" presentation:style-name="a282" draw:name="Slide Number Placeholder 4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draw:connector draw:type="line" svg:x1="9.50174in" svg:y1="0in" svg:x2="13.33333in" svg:y2="2.57323in" draw:id="id49" draw:style-name="a283" draw:name="Straight Connector 1">
        <svg:title/>
        <svg:desc/>
      </draw:connector>
      <draw:connector draw:type="line" svg:x1="10.63095in" svg:y1="0in" svg:x2="13.33333in" svg:y2="2.9517in" draw:id="id50" draw:style-name="a284" draw:name="Straight Connector 5">
        <svg:title/>
        <svg:desc/>
      </draw:connector>
      <draw:frame draw:id="id51" draw:style-name="a285" draw:name="Graphic 6" svg:x="0in" svg:y="0.51832in" svg:width="2.25in" svg:height="1.80208in" style:rel-width="scale" style:rel-height="scale">
        <draw:image xlink:href="media/image3.svg" xlink:type="simple" xlink:show="embed" xlink:actuate="onLoad"/>
        <svg:title/>
        <svg:desc/>
      </draw:frame>
      <draw:frame draw:id="id52" draw:style-name="a286" draw:name="Graphic 7" svg:x="12.08333in" svg:y="5.66589in" svg:width="1.25in" svg:height="1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316">
        <draw:frame draw:id="id5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6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4" draw:name="Slide Image Placeholder 3">
          <svg:title/>
          <svg:desc/>
        </draw:page-thumbnail>
        <draw:frame draw:id="id8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Click to 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ntent-2-Column" style:page-layout-name="pageLayout1" draw:style-name="a317">
      <draw:frame draw:id="id53" presentation:style-name="a320" draw:name="Title 1" svg:x="1.65in" svg:y="4.5455in" svg:width="3.43333in" svg:height="1.4496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54" presentation:style-name="a324" draw:name="Text Placeholder 15" svg:x="6.47666in" svg:y="1.67392in" svg:width="5.94182in" svg:height="0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ADD SUBTITLE</text:span></text:p>
            </text:list-item>
          </text:list>
        </draw:text-box>
        <svg:title/>
        <svg:desc/>
      </draw:frame>
      <draw:frame draw:id="id55" presentation:style-name="a328" draw:name="Text Placeholder 18" svg:x="6.47619in" svg:y="2.03419in" svg:width="5.94048in" svg:height="0.61018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add text</text:span></text:p>
            </text:list-item>
          </text:list>
        </draw:text-box>
        <svg:title/>
        <svg:desc/>
      </draw:frame>
      <draw:frame draw:id="id56" presentation:style-name="a332" draw:name="Text Placeholder 15" svg:x="6.47666in" svg:y="2.87667in" svg:width="5.94182in" svg:height="0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ADD SUBTITLE</text:span></text:p>
            </text:list-item>
          </text:list>
        </draw:text-box>
        <svg:title/>
        <svg:desc/>
      </draw:frame>
      <draw:frame draw:id="id57" presentation:style-name="a336" draw:name="Text Placeholder 18" svg:x="6.47619in" svg:y="3.23694in" svg:width="5.94048in" svg:height="0.6101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add text</text:span></text:p>
            </text:list-item>
          </text:list>
        </draw:text-box>
        <svg:title/>
        <svg:desc/>
      </draw:frame>
      <draw:frame draw:id="id58" presentation:style-name="a340" draw:name="Text Placeholder 15" svg:x="6.47666in" svg:y="4.07943in" svg:width="5.94182in" svg:height="0.399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ADD SUBTITLE</text:span></text:p>
            </text:list-item>
          </text:list>
        </draw:text-box>
        <svg:title/>
        <svg:desc/>
      </draw:frame>
      <draw:frame draw:id="id59" presentation:style-name="a344" draw:name="Text Placeholder 18" svg:x="6.47619in" svg:y="4.43969in" svg:width="5.94048in" svg:height="0.61018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add text</text:span></text:p>
            </text:list-item>
          </text:list>
        </draw:text-box>
        <svg:title/>
        <svg:desc/>
      </draw:frame>
      <draw:frame draw:id="id60" presentation:style-name="a348" draw:name="Text Placeholder 15" svg:x="6.47431in" svg:y="5.28218in" svg:width="5.94182in" svg:height="0.39931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ADD SUBTITLE</text:span></text:p>
            </text:list-item>
          </text:list>
        </draw:text-box>
        <svg:title/>
        <svg:desc/>
      </draw:frame>
      <draw:frame draw:id="id61" presentation:style-name="a352" draw:name="Text Placeholder 18" svg:x="6.47384in" svg:y="5.64244in" svg:width="5.94048in" svg:height="0.61018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add text</text:span></text:p>
            </text:list-item>
          </text:list>
        </draw:text-box>
        <svg:title/>
        <svg:desc/>
      </draw:frame>
      <draw:frame draw:id="id62" presentation:style-name="a355" draw:name="Date Placeholder 2" svg:x="6.47384in" svg:y="6.95139in" svg:width="1.03622in" svg:height="0.39931in" presentation:class="date-time" presentation:placeholder="false">
        <draw:text-box>
          <text:p text:style-name="a354" text:class-names="" text:cond-style-name=""><text:span text:style-name="a353" text:class-names="">20XX</text:span></text:p>
        </draw:text-box>
        <svg:title/>
        <svg:desc/>
      </draw:frame>
      <draw:frame draw:id="id63" presentation:style-name="a358" draw:name="Footer Placeholder 3" svg:x="7.83241in" svg:y="6.95139in" svg:width="3.54762in" svg:height="0.39931in" presentation:class="footer" presentation:placeholder="false">
        <draw:text-box>
          <text:p text:style-name="a357" text:class-names="" text:cond-style-name=""><text:span text:style-name="a356" text:class-names="">Pitch Deck</text:span></text:p>
        </draw:text-box>
        <svg:title/>
        <svg:desc/>
      </draw:frame>
      <draw:frame draw:id="id64" presentation:style-name="a361" draw:name="Slide Number Placeholder 4" svg:x="11.70238in" svg:y="6.95139in" svg:width="0.71429in" svg:height="0.39931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draw:frame draw:id="id65" draw:style-name="a362" draw:name="Graphic 1" svg:x="-0.00514in" svg:y="0in" svg:width="5.35513in" svg:height="4.79653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392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5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8" draw:name="Footer Placeholder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secHead-Introduction" style:page-layout-name="pageLayout1" draw:style-name="a393">
      <draw:frame draw:id="id66" presentation:style-name="a396" draw:name="Title 1" svg:x="1.48958in" svg:y="1.82813in" svg:width="5.59028in" svg:height="1.31771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67" presentation:style-name="a400" draw:name="Text Placeholder 2" svg:x="1.48958in" svg:y="4.00347in" svg:width="5.59028in" svg:height="1.6684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ck to edit Master text styles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8" draw:style-name="a401" draw:name="Straight Connector 13">
        <svg:title/>
        <svg:desc/>
      </draw:connector>
      <draw:connector draw:type="line" svg:x1="11.75in" svg:y1="-0.02778in" svg:x2="7.60417in" svg:y2="7.52083in" draw:id="id69" draw:style-name="a402" draw:name="Straight Connector 22">
        <svg:title/>
        <svg:desc/>
      </draw:connector>
      <draw:frame draw:id="id70" presentation:style-name="a405" draw:name="Date Placeholder 6" svg:x="0.91667in" svg:y="6.95139in" svg:width="3in" svg:height="0.39931in" presentation:class="date-time" presentation:placeholder="false">
        <draw:text-box>
          <text:p text:style-name="a404" text:class-names="" text:cond-style-name=""><text:span text:style-name="a403" text:class-names="">20XX</text:span></text:p>
        </draw:text-box>
        <svg:title/>
        <svg:desc/>
      </draw:frame>
      <draw:frame draw:id="id71" presentation:style-name="a408" draw:name="Footer Placeholder 7" svg:x="5.71354in" svg:y="6.95139in" svg:width="1.90625in" svg:height="0.39931in" presentation:class="footer" presentation:placeholder="false">
        <draw:text-box>
          <text:p text:style-name="a407" text:class-names="" text:cond-style-name=""><text:span text:style-name="a406" text:class-names="">Pitch Deck</text:span></text:p>
        </draw:text-box>
        <svg:title/>
        <svg:desc/>
      </draw:frame>
      <draw:frame draw:id="id72" presentation:style-name="a411" draw:name="Slide Number Placeholder 8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41">
        <draw:frame draw:id="id5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6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9" draw:name="Slide Image Placeholder 3">
          <svg:title/>
          <svg:desc/>
        </draw:page-thumbnail>
        <draw:frame draw:id="id8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Click to 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0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Section-Break" style:page-layout-name="pageLayout1" draw:style-name="a442">
      <draw:frame draw:id="id73" presentation:style-name="a445" draw:name="Title 1" svg:x="7.64583in" svg:y="2.81194in" svg:width="4.57083in" svg:height="1.87613in" presentation:class="title" presentation:placeholder="false">
        <draw:text-box>
          <text:p text:style-name="a444" text:class-names="" text:cond-style-name=""><text:span text:style-name="a443" text:class-names="">CLICK TO EDIT MASTER TITLE STYLE</text:span></text:p>
        </draw:text-box>
        <svg:title/>
        <svg:desc/>
      </draw:frame>
      <draw:frame draw:id="id74" draw:style-name="a446" draw:name="Graphic 4" svg:x="0in" svg:y="0.90625in" svg:width="6.42708in" svg:height="5.6875in" style:rel-width="scale" style:rel-height="scale">
        <draw:image xlink:href="media/image6.svg" xlink:type="simple" xlink:show="embed" xlink:actuate="onLoad"/>
        <svg:title/>
        <svg:desc/>
      </draw:frame>
      <presentation:notes style:page-layout-name="pageLayout2" draw:style-name="a476">
        <draw:frame draw:id="id5" presentation:style-name="a449" draw:name="Header Placehold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e Placehold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4" draw:name="Slide Image Placeholder 3">
          <svg:title/>
          <svg:desc/>
        </draw:page-thumbnail>
        <draw:frame draw:id="id8" presentation:style-name="a469" draw:name="Notes Placehold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Click to edit Master text styles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Second level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Slide Number Placehold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Quote" style:page-layout-name="pageLayout1" draw:style-name="a477">
      <draw:frame draw:id="id75" draw:style-name="a478" draw:name="Graphic 6" svg:x="0in" svg:y="0in" svg:width="6.10417in" svg:height="7.5in" style:rel-width="scale" style:rel-height="scale">
        <draw:image xlink:href="media/image7.svg" xlink:type="simple" xlink:show="embed" xlink:actuate="onLoad"/>
        <svg:title/>
        <svg:desc/>
      </draw:frame>
      <draw:frame draw:id="id76" presentation:style-name="a481" draw:name="Title 1" svg:x="6.47438in" svg:y="1.26069in" svg:width="5.94048in" svg:height="0.92553in" presentation:class="title" presentation:placeholder="false">
        <draw:text-box>
          <text:p text:style-name="a480" text:class-names="" text:cond-style-name=""><text:span text:style-name="a479" text:class-names="">CLICK TO EDIT MASTER TITLE STYLE</text:span></text:p>
        </draw:text-box>
        <svg:title/>
        <svg:desc/>
      </draw:frame>
      <draw:connector draw:type="line" svg:x1="2.41667in" svg:y1="7.5in" svg:x2="5.08333in" svg:y2="0in" draw:id="id77" draw:style-name="a482" draw:name="Straight Connector 8">
        <svg:title/>
        <svg:desc/>
      </draw:connector>
      <draw:frame draw:id="id78" presentation:style-name="a486" draw:name="Text Placeholder 15" svg:x="6.47666in" svg:y="2.70069in" svg:width="5.94182in" svg:height="0.39931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ADD SUBTITLE</text:span></text:p>
            </text:list-item>
          </text:list>
        </draw:text-box>
        <svg:title/>
        <svg:desc/>
      </draw:frame>
      <draw:frame draw:id="id79" presentation:style-name="a490" draw:name="Text Placeholder 18" svg:x="6.47619in" svg:y="3.06096in" svg:width="5.94048in" svg:height="0.6101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add text</text:span></text:p>
            </text:list-item>
          </text:list>
        </draw:text-box>
        <svg:title/>
        <svg:desc/>
      </draw:frame>
      <draw:frame draw:id="id80" presentation:style-name="a494" draw:name="Text Placeholder 15" svg:x="6.47666in" svg:y="3.90345in" svg:width="5.94182in" svg:height="0.39931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ADD SUBTITLE</text:span></text:p>
            </text:list-item>
          </text:list>
        </draw:text-box>
        <svg:title/>
        <svg:desc/>
      </draw:frame>
      <draw:frame draw:id="id81" presentation:style-name="a498" draw:name="Text Placeholder 18" svg:x="6.47619in" svg:y="4.26371in" svg:width="5.94048in" svg:height="0.61018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add text</text:span></text:p>
            </text:list-item>
          </text:list>
        </draw:text-box>
        <svg:title/>
        <svg:desc/>
      </draw:frame>
      <draw:frame draw:id="id82" presentation:style-name="a502" draw:name="Text Placeholder 15" svg:x="6.47666in" svg:y="5.1062in" svg:width="5.94182in" svg:height="0.3993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ADD SUBTITLE</text:span></text:p>
            </text:list-item>
          </text:list>
        </draw:text-box>
        <svg:title/>
        <svg:desc/>
      </draw:frame>
      <draw:frame draw:id="id83" presentation:style-name="a506" draw:name="Text Placeholder 18" svg:x="6.47619in" svg:y="5.46646in" svg:width="5.94048in" svg:height="0.61018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add text</text:span></text:p>
            </text:list-item>
          </text:list>
        </draw:text-box>
        <svg:title/>
        <svg:desc/>
      </draw:frame>
      <draw:frame draw:id="id84" presentation:style-name="a509" draw:name="Date Placeholder 2" svg:x="6.47384in" svg:y="6.95139in" svg:width="1.03622in" svg:height="0.39931in" presentation:class="date-time" presentation:placeholder="false">
        <draw:text-box>
          <text:p text:style-name="a508" text:class-names="" text:cond-style-name=""><text:span text:style-name="a507" text:class-names="">20XX</text:span></text:p>
        </draw:text-box>
        <svg:title/>
        <svg:desc/>
      </draw:frame>
      <draw:frame draw:id="id85" presentation:style-name="a512" draw:name="Footer Placeholder 3" svg:x="7.83241in" svg:y="6.95139in" svg:width="3.54762in" svg:height="0.39931in" presentation:class="footer" presentation:placeholder="false">
        <draw:text-box>
          <text:p text:style-name="a511" text:class-names="" text:cond-style-name=""><text:span text:style-name="a510" text:class-names="">Pitch Deck</text:span></text:p>
        </draw:text-box>
        <svg:title/>
        <svg:desc/>
      </draw:frame>
      <draw:frame draw:id="id86" presentation:style-name="a515" draw:name="Slide Number Placeholder 4" svg:x="11.70238in" svg:y="6.95139in" svg:width="0.7142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Click to 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hree-Content" style:page-layout-name="pageLayout1" draw:style-name="a546">
      <draw:frame draw:id="id87" presentation:style-name="a549" draw:name="Title 1" svg:x="2.06163in" svg:y="0.9757in" svg:width="9.21007in" svg:height="1.44965in" presentation:class="title" presentation:placeholder="false">
        <draw:text-box>
          <text:p text:style-name="a548" text:class-names="" text:cond-style-name=""><text:span text:style-name="a547" text:class-names="">CLICK TO EDIT MASTER TITLE STYLE</text:span></text:p>
        </draw:text-box>
        <svg:title/>
        <svg:desc/>
      </draw:frame>
      <draw:frame draw:id="id88" presentation:style-name="a553" draw:name="Text Placeholder 2" svg:x="1.35948in" svg:y="3.03689in" svg:width="3.15231in" svg:height="0.90104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CLICK TO EDIT MASTER TEXT</text:span></text:p>
            </text:list-item>
          </text:list>
        </draw:text-box>
        <svg:title/>
        <svg:desc/>
      </draw:frame>
      <draw:frame draw:id="id89" presentation:style-name="a568" draw:name="Content Placeholder 3" svg:x="1.35948in" svg:y="4.19358in" svg:width="3.15231in" svg:height="2.18489in" presentation:class="object" presentation:placeholder="false">
        <draw:text-box>
          <text:p text:style-name="a555" text:class-names="" text:cond-style-name=""><text:span text:style-name="a554" text:class-names="">Click to edit Master text styles</text:span></text:p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2" draw:name="Text Placeholder 4" svg:x="5.08275in" svg:y="3.03689in" svg:width="3.16784in" svg:height="0.90104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</text:span></text:p>
            </text:list-item>
          </text:list>
        </draw:text-box>
        <svg:title/>
        <svg:desc/>
      </draw:frame>
      <draw:frame draw:id="id91" presentation:style-name="a587" draw:name="Content Placeholder 5" svg:x="5.08275in" svg:y="4.19358in" svg:width="3.16784in" svg:height="2.18489in" presentation:class="object" presentation:placeholder="false">
        <draw:text-box>
          <text:p text:style-name="a574" text:class-names="" text:cond-style-name=""><text:span text:style-name="a573" text:class-names="">Click to edit Master text styles</text:span></text:p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91" draw:name="Text Placeholder 2" svg:x="8.82155in" svg:y="3.03689in" svg:width="3.15231in" svg:height="0.9010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</text:span></text:p>
            </text:list-item>
          </text:list>
        </draw:text-box>
        <svg:title/>
        <svg:desc/>
      </draw:frame>
      <draw:frame draw:id="id93" presentation:style-name="a606" draw:name="Content Placeholder 3" svg:x="8.82155in" svg:y="4.19358in" svg:width="3.15231in" svg:height="2.18489in" presentation:class="object" presentation:placeholder="false">
        <draw:text-box>
          <text:p text:style-name="a593" text:class-names="" text:cond-style-name=""><text:span text:style-name="a592" text:class-names="">Click to edit Master text styles</text:span></text:p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09" draw:name="Date Placeholder 6" svg:x="0.91667in" svg:y="6.95139in" svg:width="3in" svg:height="0.39931in" presentation:class="date-time" presentation:placeholder="false">
        <draw:text-box>
          <text:p text:style-name="a608" text:class-names="" text:cond-style-name=""><text:span text:style-name="a607" text:class-names="">20XX</text:span></text:p>
        </draw:text-box>
        <svg:title/>
        <svg:desc/>
      </draw:frame>
      <draw:frame draw:id="id95" presentation:style-name="a612" draw:name="Footer Placeholder 7" svg:x="4.41667in" svg:y="6.95139in" svg:width="4.5in" svg:height="0.39931in" presentation:class="footer" presentation:placeholder="false">
        <draw:text-box>
          <text:p text:style-name="a611" text:class-names="" text:cond-style-name=""><text:span text:style-name="a610" text:class-names="">Pitch Deck</text:span></text:p>
        </draw:text-box>
        <svg:title/>
        <svg:desc/>
      </draw:frame>
      <draw:frame draw:id="id96" presentation:style-name="a615" draw:name="Slide Number Placeholder 8" svg:x="9.41667in" svg:y="6.95139in" svg:width="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draw:connector draw:type="line" svg:x1="1.35417in" svg:y1="0in" svg:x2="0in" svg:y2="3.39583in" draw:id="id97" draw:style-name="a616" draw:name="Straight Connector 15">
        <svg:title/>
        <svg:desc/>
      </draw:connector>
      <draw:connector draw:type="line" svg:x1="2.44792in" svg:y1="0in" svg:x2="0in" svg:y2="2.70833in" draw:id="id98" draw:style-name="a617" draw:name="Straight Connector 19">
        <svg:title/>
        <svg:desc/>
      </draw:connector>
      <presentation:notes style:page-layout-name="pageLayout2" draw:style-name="a647">
        <draw:frame draw:id="id5" presentation:style-name="a620" draw:name="Header Placehold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6" presentation:style-name="a624" draw:name="Date Placehold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5" draw:name="Slide Image Placeholder 3">
          <svg:title/>
          <svg:desc/>
        </draw:page-thumbnail>
        <draw:frame draw:id="id8" presentation:style-name="a640" draw:name="Notes Placehold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Footer Placehold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Market-comparison" style:page-layout-name="pageLayout1" draw:style-name="a648">
      <draw:frame draw:id="id99" presentation:style-name="a651" draw:name="Title 1" svg:x="2.06163in" svg:y="0.9757in" svg:width="9.21007in" svg:height="1.44965in" presentation:class="title" presentation:placeholder="false">
        <draw:text-box>
          <text:p text:style-name="a650" text:class-names="" text:cond-style-name=""><text:span text:style-name="a649" text:class-names="">CLICK TO EDIT MASTER TITLE STYLE</text:span></text:p>
        </draw:text-box>
        <svg:title/>
        <svg:desc/>
      </draw:frame>
      <draw:frame draw:id="id100" presentation:style-name="a655" draw:name="Text Placeholder 2" svg:x="2.25706in" svg:y="3.3515in" svg:width="1.35714in" svg:height="0.90104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#</text:span></text:p>
            </text:list-item>
          </text:list>
        </draw:text-box>
        <svg:title/>
        <svg:desc/>
      </draw:frame>
      <draw:frame draw:id="id101" presentation:style-name="a659" draw:name="Text Placeholder 2" svg:x="5.98809in" svg:y="3.3515in" svg:width="1.35714in" svg:height="0.90104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#</text:span></text:p>
            </text:list-item>
          </text:list>
        </draw:text-box>
        <svg:title/>
        <svg:desc/>
      </draw:frame>
      <draw:frame draw:id="id102" presentation:style-name="a663" draw:name="Text Placeholder 2" svg:x="9.71913in" svg:y="3.3515in" svg:width="1.35714in" svg:height="0.90104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#</text:span></text:p>
            </text:list-item>
          </text:list>
        </draw:text-box>
        <svg:title/>
        <svg:desc/>
      </draw:frame>
      <draw:frame draw:id="id103" presentation:style-name="a666" draw:name="Content Placeholder 3" svg:x="1.23545in" svg:y="5.2758in" svg:width="3.41655in" svg:height="0.50626in" presentation:class="object" presentation:placeholder="false">
        <draw:text-box>
          <text:p text:style-name="a665" text:class-names="" text:cond-style-name=""><text:span text:style-name="a664" text:class-names="">Click to edit Master text styles</text:span></text:p>
        </draw:text-box>
        <svg:title/>
        <svg:desc/>
      </draw:frame>
      <draw:frame draw:id="id104" presentation:style-name="a669" draw:name="Content Placeholder 5" svg:x="4.94998in" svg:y="5.2758in" svg:width="3.43338in" svg:height="0.50626in" presentation:class="object" presentation:placeholder="false">
        <draw:text-box>
          <text:p text:style-name="a668" text:class-names="" text:cond-style-name=""><text:span text:style-name="a667" text:class-names="">Click to edit Master text styles</text:span></text:p>
        </draw:text-box>
        <svg:title/>
        <svg:desc/>
      </draw:frame>
      <draw:frame draw:id="id105" presentation:style-name="a672" draw:name="Content Placeholder 3" svg:x="8.68133in" svg:y="5.2758in" svg:width="3.41655in" svg:height="0.50626in" presentation:class="object" presentation:placeholder="false">
        <draw:text-box>
          <text:p text:style-name="a671" text:class-names="" text:cond-style-name=""><text:span text:style-name="a670" text:class-names="">Click to edit Master text styles</text:span></text:p>
        </draw:text-box>
        <svg:title/>
        <svg:desc/>
      </draw:frame>
      <draw:frame draw:id="id106" draw:style-name="a673" draw:name="Graphic 10" svg:x="1.6023in" svg:y="2.57875in" svg:width="2.66667in" svg:height="2.20833in" style:rel-width="scale" style:rel-height="scale">
        <draw:image xlink:href="media/image8.svg" xlink:type="simple" xlink:show="embed" xlink:actuate="onLoad"/>
        <svg:title/>
        <svg:desc/>
      </draw:frame>
      <draw:frame draw:id="id107" draw:style-name="a674" draw:name="Graphic 12" svg:x="5.46875in" svg:y="2.76885in" svg:width="2.39583in" svg:height="2.125in" style:rel-width="scale" style:rel-height="scale">
        <draw:image xlink:href="media/image9.svg" xlink:type="simple" xlink:show="embed" xlink:actuate="onLoad"/>
        <svg:title/>
        <svg:desc/>
      </draw:frame>
      <draw:frame draw:id="id108" draw:style-name="a675" draw:name="Graphic 14" svg:x="9.12687in" svg:y="2.6477in" svg:width="2.54167in" svg:height="2.25in" style:rel-width="scale" style:rel-height="scale">
        <draw:image xlink:href="media/image10.svg" xlink:type="simple" xlink:show="embed" xlink:actuate="onLoad"/>
        <svg:title/>
        <svg:desc/>
      </draw:frame>
      <draw:frame draw:id="id109" presentation:style-name="a678" draw:name="Content Placeholder 3" svg:x="1.23545in" svg:y="5.77511in" svg:width="3.41655in" svg:height="0.50626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</draw:text-box>
        <svg:title/>
        <svg:desc/>
      </draw:frame>
      <draw:frame draw:id="id110" presentation:style-name="a684" draw:name="Content Placeholder 5" svg:x="4.94998in" svg:y="5.77511in" svg:width="3.43338in" svg:height="0.50626in" presentation:class="object" presentation:placeholder="false">
        <draw:text-box>
          <text:p text:style-name="a680" text:class-names="" text:cond-style-name=""><text:span text:style-name="a679" text:class-names="">Click to edit Master text styles</text:span></text:p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 level</text:span></text:p>
                </text:list-item>
              </text:list>
            </text:list-item>
          </text:list>
        </draw:text-box>
        <svg:title/>
        <svg:desc/>
      </draw:frame>
      <draw:frame draw:id="id111" presentation:style-name="a687" draw:name="Content Placeholder 3" svg:x="8.68133in" svg:y="5.77511in" svg:width="3.41655in" svg:height="0.50626in" presentation:class="object" presentation:placeholder="false">
        <draw:text-box>
          <text:p text:style-name="a686" text:class-names="" text:cond-style-name=""><text:span text:style-name="a685" text:class-names="">Click to edit Master text styles</text:span></text:p>
        </draw:text-box>
        <svg:title/>
        <svg:desc/>
      </draw:frame>
      <draw:frame draw:id="id112" presentation:style-name="a690" draw:name="Date Placeholder 6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8" text:class-names="">20XX</text:span></text:p>
        </draw:text-box>
        <svg:title/>
        <svg:desc/>
      </draw:frame>
      <draw:frame draw:id="id113" presentation:style-name="a693" draw:name="Footer Placeholder 7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>Pitch Deck</text:span></text:p>
        </draw:text-box>
        <svg:title/>
        <svg:desc/>
      </draw:frame>
      <draw:frame draw:id="id114" presentation:style-name="a696" draw:name="Slide Number Placeholder 8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6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19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2" draw:name="Footer Placeholder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twoTxTwoObj-Two-Content" style:page-layout-name="pageLayout1" draw:style-name="a727">
      <draw:frame draw:id="id115" presentation:style-name="a730" draw:name="Title 1" svg:x="3.20833in" svg:y="0.9757in" svg:width="9.21007in" svg:height="1.44965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116" presentation:style-name="a734" draw:name="Text Placeholder 2" svg:x="3.20833in" svg:y="3.03689in" svg:width="4.29167in" svg:height="0.90104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</text:span></text:p>
            </text:list-item>
          </text:list>
        </draw:text-box>
        <svg:title/>
        <svg:desc/>
      </draw:frame>
      <draw:frame draw:id="id117" presentation:style-name="a749" draw:name="Content Placeholder 3" svg:x="3.20833in" svg:y="4.19358in" svg:width="4.29167in" svg:height="2.18489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753" draw:name="Text Placeholder 4" svg:x="8.10386in" svg:y="3.03689in" svg:width="4.3128in" svg:height="0.90104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</text:span></text:p>
            </text:list-item>
          </text:list>
        </draw:text-box>
        <svg:title/>
        <svg:desc/>
      </draw:frame>
      <draw:frame draw:id="id119" presentation:style-name="a768" draw:name="Content Placeholder 5" svg:x="8.10386in" svg:y="4.19358in" svg:width="4.3128in" svg:height="2.18489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71" draw:name="Date Placeholder 6" svg:x="0.91667in" svg:y="6.95139in" svg:width="3in" svg:height="0.39931in" presentation:class="date-time" presentation:placeholder="false">
        <draw:text-box>
          <text:p text:style-name="a770" text:class-names="" text:cond-style-name=""><text:span text:style-name="a769" text:class-names="">20XX</text:span></text:p>
        </draw:text-box>
        <svg:title/>
        <svg:desc/>
      </draw:frame>
      <draw:frame draw:id="id121" presentation:style-name="a774" draw:name="Footer Placeholder 7" svg:x="4.41667in" svg:y="6.95139in" svg:width="4.5in" svg:height="0.39931in" presentation:class="footer" presentation:placeholder="false">
        <draw:text-box>
          <text:p text:style-name="a773" text:class-names="" text:cond-style-name=""><text:span text:style-name="a772" text:class-names="">Pitch Deck</text:span></text:p>
        </draw:text-box>
        <svg:title/>
        <svg:desc/>
      </draw:frame>
      <draw:frame draw:id="id122" presentation:style-name="a777" draw:name="Slide Number Placeholder 8" svg:x="9.41667in" svg:y="6.95139in" svg:width="3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draw:frame draw:id="id123" draw:style-name="a778" draw:name="Graphic 10" svg:x="0.0282in" svg:y="0in" svg:width="4.77694in" svg:height="4.27865in" style:rel-width="scale" style:rel-height="scale">
        <draw:image xlink:href="media/image11.svg" xlink:type="simple" xlink:show="embed" xlink:actuate="onLoad"/>
        <svg:title/>
        <svg:desc/>
      </draw:frame>
      <presentation:notes style:page-layout-name="pageLayout2" draw:style-name="a808">
        <draw:frame draw:id="id5" presentation:style-name="a781" draw:name="Header Placeholder 1" svg:x="0in" svg:y="0in" svg:width="3.25in" svg:height="0.50174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6" presentation:style-name="a785" draw:name="Date Placeholder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2" text:class-names=""><text:date text:fixed="false" style:data-style-name="a783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6" draw:name="Slide Image Placeholder 3">
          <svg:title/>
          <svg:desc/>
        </draw:page-thumbnail>
        <draw:frame draw:id="id8" presentation:style-name="a801" draw:name="Notes Placeholder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ck to edit Master text styles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Second level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adrant" style:page-layout-name="pageLayout1" draw:style-name="a809">
      <draw:frame draw:id="id124" presentation:style-name="a812" draw:name="Title 1" svg:x="0.91667in" svg:y="0.39931in" svg:width="11.5in" svg:height="1.44965in" presentation:class="title" presentation:placeholder="false">
        <draw:text-box>
          <text:p text:style-name="a811" text:class-names="" text:cond-style-name=""><text:span text:style-name="a810" text:class-names="">CLICK TO EDIT MASTER TITLE STYLE</text:span></text:p>
        </draw:text-box>
        <svg:title/>
        <svg:desc/>
      </draw:frame>
      <draw:frame draw:id="id125" presentation:style-name="a816" draw:name="Text Placeholder 14" svg:x="5.73329in" svg:y="1.74972in" svg:width="1.86676in" svg:height="0.53809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Click to add name</text:span></text:p>
            </text:list-item>
          </text:list>
        </draw:text-box>
        <svg:title/>
        <svg:desc/>
      </draw:frame>
      <draw:frame draw:id="id126" presentation:style-name="a820" draw:name="Text Placeholder 14" svg:x="4.08873in" svg:y="2.60111in" svg:width="1.29394in" svg:height="0.53809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Click to add name</text:span></text:p>
            </text:list-item>
          </text:list>
        </draw:text-box>
        <svg:title/>
        <svg:desc/>
      </draw:frame>
      <draw:frame draw:id="id127" presentation:style-name="a824" draw:name="Text Placeholder 14" svg:x="8.22645in" svg:y="2.37233in" svg:width="1.86676in" svg:height="1.14674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ck to add name</text:span></text:p>
            </text:list-item>
          </text:list>
        </draw:text-box>
        <svg:title/>
        <svg:desc/>
      </draw:frame>
      <draw:frame draw:id="id128" presentation:style-name="a828" draw:name="Text Placeholder 14" svg:x="1.0082in" svg:y="3.85917in" svg:width="1.52435in" svg:height="0.53809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Click to add name</text:span></text:p>
            </text:list-item>
          </text:list>
        </draw:text-box>
        <svg:title/>
        <svg:desc/>
      </draw:frame>
      <draw:frame draw:id="id129" presentation:style-name="a832" draw:name="Text Placeholder 14" svg:x="10.87101in" svg:y="3.85917in" svg:width="1.50993in" svg:height="0.53809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add name</text:span></text:p>
            </text:list-item>
          </text:list>
        </draw:text-box>
        <svg:title/>
        <svg:desc/>
      </draw:frame>
      <draw:frame draw:id="id130" presentation:style-name="a836" draw:name="Text Placeholder 14" svg:x="2.88468in" svg:y="5.06817in" svg:width="1.29394in" svg:height="0.53809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add name</text:span></text:p>
            </text:list-item>
          </text:list>
        </draw:text-box>
        <svg:title/>
        <svg:desc/>
      </draw:frame>
      <draw:frame draw:id="id131" presentation:style-name="a840" draw:name="Text Placeholder 14" svg:x="4.56608in" svg:y="4.87736in" svg:width="1.29394in" svg:height="0.53809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add name</text:span></text:p>
            </text:list-item>
          </text:list>
        </draw:text-box>
        <svg:title/>
        <svg:desc/>
      </draw:frame>
      <draw:frame draw:id="id132" presentation:style-name="a844" draw:name="Text Placeholder 14" svg:x="7.16614in" svg:y="4.72636in" svg:width="1.29394in" svg:height="0.53809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Click to add name</text:span></text:p>
            </text:list-item>
          </text:list>
        </draw:text-box>
        <svg:title/>
        <svg:desc/>
      </draw:frame>
      <draw:frame draw:id="id133" presentation:style-name="a848" draw:name="Text Placeholder 14" svg:x="5.73329in" svg:y="5.98074in" svg:width="1.86676in" svg:height="0.53809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add name</text:span></text:p>
            </text:list-item>
          </text:list>
        </draw:text-box>
        <svg:title/>
        <svg:desc/>
      </draw:frame>
      <draw:frame draw:id="id134" presentation:style-name="a852" draw:name="Text Placeholder 14" svg:x="8.53221in" svg:y="5.68206in" svg:width="1.29394in" svg:height="0.53809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ck to add name</text:span></text:p>
            </text:list-item>
          </text:list>
        </draw:text-box>
        <svg:title/>
        <svg:desc/>
      </draw:frame>
      <draw:connector draw:type="line" svg:x1="2.53254in" svg:y1="4.12822in" svg:x2="10.87101in" svg:y2="4.12822in" draw:id="id135" draw:style-name="a853" draw:name="Straight Connector 23">
        <svg:title/>
        <svg:desc/>
      </draw:connector>
      <draw:connector draw:type="line" svg:x1="6.66667in" svg:y1="5.98074in" svg:x2="6.67178in" svg:y2="2.28781in" draw:id="id136" draw:style-name="a854" draw:name="Straight Connector 24">
        <svg:title/>
        <svg:desc/>
      </draw:connector>
      <draw:frame draw:id="id137" presentation:style-name="a857" draw:name="Date Placeholder 2" svg:x="0.91667in" svg:y="6.95139in" svg:width="3in" svg:height="0.39931in" presentation:class="date-time" presentation:placeholder="false">
        <draw:text-box>
          <text:p text:style-name="a856" text:class-names="" text:cond-style-name=""><text:span text:style-name="a855" text:class-names="">20XX</text:span></text:p>
        </draw:text-box>
        <svg:title/>
        <svg:desc/>
      </draw:frame>
      <draw:frame draw:id="id138" presentation:style-name="a860" draw:name="Footer Placeholder 3" svg:x="4.41667in" svg:y="6.95139in" svg:width="4.5in" svg:height="0.39931in" presentation:class="footer" presentation:placeholder="false">
        <draw:text-box>
          <text:p text:style-name="a859" text:class-names="" text:cond-style-name=""><text:span text:style-name="a858" text:class-names="">Pitch Deck</text:span></text:p>
        </draw:text-box>
        <svg:title/>
        <svg:desc/>
      </draw:frame>
      <draw:frame draw:id="id139" presentation:style-name="a863" draw:name="Slide Number Placeholder 4" svg:x="9.41667in" svg:y="6.95139in" svg:width="3in" svg:height="0.39931in" presentation:class="page-number" presentation:placeholder="false">
        <draw:text-box>
          <text:p text:style-name="a862" text:class-names="" text:cond-style-name=""><text:span text:style-name="a861" text:class-names=""><text:page-number style:num-format="1" text:fixed="false"/></text:span></text:p>
        </draw:text-box>
        <svg:title/>
        <svg:desc/>
      </draw:frame>
      <presentation:notes style:page-layout-name="pageLayout2" draw:style-name="a893">
        <draw:frame draw:id="id5" presentation:style-name="a866" draw:name="Header Placeholder 1" svg:x="0in" svg:y="0in" svg:width="3.25in" svg:height="0.50174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6" presentation:style-name="a870" draw:name="Date Placeholder 2" svg:x="4.24826in" svg:y="0in" svg:width="3.25in" svg:height="0.50174in" presentation:class="date-time" presentation:placeholder="false">
          <draw:text-box>
            <text:p text:style-name="a869" text:class-names="" text:cond-style-name=""><text:span text:style-name="a867" text:class-names=""><text:date text:fixed="false" style:data-style-name="a868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1" draw:name="Slide Image Placeholder 3">
          <svg:title/>
          <svg:desc/>
        </draw:page-thumbnail>
        <draw:frame draw:id="id8" presentation:style-name="a886" draw:name="Notes Placeholder 4" svg:x="0.75in" svg:y="4.8125in" svg:width="6in" svg:height="3.9375in" presentation:class="notes" presentation:placeholder="false">
          <draw:text-box>
            <text:p text:style-name="a873" text:class-names="" text:cond-style-name=""><text:span text:style-name="a872" text:class-names="">Click to edit Master text styles</text:span></text:p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Second level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p text:style-name="a881" text:class-names="" text:cond-style-name=""><text:span text:style-name="a8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Slide Number Placeholder 6" svg:x="4.24826in" svg:y="9.49826in" svg:width="3.25in" svg:height="0.50174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ontent" style:page-layout-name="pageLayout1" draw:style-name="a894">
      <draw:frame draw:id="id140" draw:style-name="a895" draw:name="Graphic 13" svg:x="0in" svg:y="0in" svg:width="5.95132in" svg:height="7.5in" style:rel-width="scale" style:rel-height="scale">
        <draw:image xlink:href="media/image12.svg" xlink:type="simple" xlink:show="embed" xlink:actuate="onLoad"/>
        <svg:title/>
        <svg:desc/>
      </draw:frame>
      <draw:frame draw:id="id141" presentation:style-name="a898" draw:name="Title 1" svg:x="6.47438in" svg:y="1.26069in" svg:width="5.94048in" svg:height="0.92553in" presentation:class="title" presentation:placeholder="false">
        <draw:text-box>
          <text:p text:style-name="a897" text:class-names="" text:cond-style-name=""><text:span text:style-name="a896" text:class-names="">CLICK TO EDIT MASTER TITLE STYLE</text:span></text:p>
        </draw:text-box>
        <svg:title/>
        <svg:desc/>
      </draw:frame>
      <draw:frame draw:id="id142" presentation:style-name="a902" draw:name="Text Placeholder 15" svg:x="6.47666in" svg:y="2.70069in" svg:width="5.94182in" svg:height="0.39931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ADD SUBTITLE</text:span></text:p>
            </text:list-item>
          </text:list>
        </draw:text-box>
        <svg:title/>
        <svg:desc/>
      </draw:frame>
      <draw:frame draw:id="id143" presentation:style-name="a906" draw:name="Text Placeholder 18" svg:x="6.47619in" svg:y="3.06096in" svg:width="5.94048in" svg:height="0.61018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Click to add text</text:span></text:p>
            </text:list-item>
          </text:list>
        </draw:text-box>
        <svg:title/>
        <svg:desc/>
      </draw:frame>
      <draw:frame draw:id="id144" presentation:style-name="a910" draw:name="Text Placeholder 15" svg:x="6.47666in" svg:y="3.90345in" svg:width="5.94182in" svg:height="0.39931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CLICK TO ADD SUBTITLE</text:span></text:p>
            </text:list-item>
          </text:list>
        </draw:text-box>
        <svg:title/>
        <svg:desc/>
      </draw:frame>
      <draw:frame draw:id="id145" presentation:style-name="a914" draw:name="Text Placeholder 18" svg:x="6.47619in" svg:y="4.26371in" svg:width="5.94048in" svg:height="0.61018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Click to add text</text:span></text:p>
            </text:list-item>
          </text:list>
        </draw:text-box>
        <svg:title/>
        <svg:desc/>
      </draw:frame>
      <draw:frame draw:id="id146" presentation:style-name="a918" draw:name="Text Placeholder 15" svg:x="6.47666in" svg:y="5.1062in" svg:width="5.94182in" svg:height="0.39931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CK TO ADD SUBTITLE</text:span></text:p>
            </text:list-item>
          </text:list>
        </draw:text-box>
        <svg:title/>
        <svg:desc/>
      </draw:frame>
      <draw:frame draw:id="id147" presentation:style-name="a922" draw:name="Text Placeholder 18" svg:x="6.47619in" svg:y="5.46646in" svg:width="5.94048in" svg:height="0.61018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>Click to add text</text:span></text:p>
            </text:list-item>
          </text:list>
        </draw:text-box>
        <svg:title/>
        <svg:desc/>
      </draw:frame>
      <draw:frame draw:id="id148" presentation:style-name="a925" draw:name="Date Placeholder 6" svg:x="0.91667in" svg:y="6.95139in" svg:width="3in" svg:height="0.39931in" presentation:class="date-time" presentation:placeholder="false">
        <draw:text-box>
          <text:p text:style-name="a924" text:class-names="" text:cond-style-name=""><text:span text:style-name="a923" text:class-names="">20XX</text:span></text:p>
        </draw:text-box>
        <svg:title/>
        <svg:desc/>
      </draw:frame>
      <draw:frame draw:id="id149" presentation:style-name="a928" draw:name="Footer Placeholder 7" svg:x="4.41667in" svg:y="6.95139in" svg:width="4.5in" svg:height="0.39931in" presentation:class="footer" presentation:placeholder="false">
        <draw:text-box>
          <text:p text:style-name="a927" text:class-names="" text:cond-style-name=""><text:span text:style-name="a926" text:class-names="">Pitch Deck</text:span></text:p>
        </draw:text-box>
        <svg:title/>
        <svg:desc/>
      </draw:frame>
      <draw:frame draw:id="id150" presentation:style-name="a931" draw:name="Slide Number Placeholder 8" svg:x="9.41667in" svg:y="6.95139in" svg:width="3in" svg:height="0.39931in" presentation:class="page-number" presentation:placeholder="false">
        <draw:text-box>
          <text:p text:style-name="a930" text:class-names="" text:cond-style-name=""><text:span text:style-name="a929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5" presentation:style-name="a934" draw:name="Header Placeholder 1" svg:x="0in" svg:y="0in" svg:width="3.25in" svg:height="0.50174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6" presentation:style-name="a938" draw:name="Date Placeholder 2" svg:x="4.24826in" svg:y="0in" svg:width="3.25in" svg:height="0.50174in" presentation:class="date-time" presentation:placeholder="false">
          <draw:text-box>
            <text:p text:style-name="a937" text:class-names="" text:cond-style-name=""><text:span text:style-name="a935" text:class-names=""><text:date text:fixed="false" style:data-style-name="a936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9" draw:name="Slide Image Placeholder 3">
          <svg:title/>
          <svg:desc/>
        </draw:page-thumbnail>
        <draw:frame draw:id="id8" presentation:style-name="a954" draw:name="Notes Placeholder 4" svg:x="0.75in" svg:y="4.8125in" svg:width="6in" svg:height="3.9375in" presentation:class="notes" presentation:placeholder="false">
          <draw:text-box>
            <text:p text:style-name="a941" text:class-names="" text:cond-style-name=""><text:span text:style-name="a940" text:class-names="">Click to edit Master text styles</text:span></text:p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Second level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list text:style-name="a950">
                          <text:list-item>
                            <text:p text:style-name="a949" text:class-names="" text:cond-style-name=""><text:span text:style-name="a9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7" draw:name="Footer Placeholder 5" svg:x="0in" svg:y="9.49826in" svg:width="3.25in" svg:height="0.50174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0" presentation:style-name="a960" draw:name="Slide Number Placeholder 6" svg:x="4.24826in" svg:y="9.49826in" svg:width="3.25in" svg:height="0.50174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hart-and-table" style:page-layout-name="pageLayout1" draw:style-name="a962">
      <draw:frame draw:id="id151" presentation:style-name="a965" draw:name="Title 1" svg:x="0.91667in" svg:y="0.39931in" svg:width="11.5in" svg:height="1.44965in" presentation:class="title" presentation:placeholder="false">
        <draw:text-box>
          <text:p text:style-name="a964" text:class-names="" text:cond-style-name=""><text:span text:style-name="a963" text:class-names="">CLICK TO EDIT MASTER TITLE STYLE</text:span></text:p>
        </draw:text-box>
        <svg:title/>
        <svg:desc/>
      </draw:frame>
      <draw:frame draw:id="id152" presentation:style-name="a969" draw:name="Text Placeholder 14" svg:x="0.81884in" svg:y="1.48943in" svg:width="7.39931in" svg:height="0.543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Click to edit Master text styles</text:span></text:p>
            </text:list-item>
          </text:list>
        </draw:text-box>
        <svg:title/>
        <svg:desc/>
      </draw:frame>
      <draw:frame draw:id="id153" presentation:style-name="a973" draw:name="Chart Placeholder 6" svg:x="0.91667in" svg:y="2.5in" svg:width="6.66477in" svg:height="3.87373in" presentation:class="chart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icon to add chart</text:span></text:p>
            </text:list-item>
          </text:list>
        </draw:text-box>
        <svg:title/>
        <svg:desc/>
      </draw:frame>
      <draw:frame draw:id="id154" presentation:style-name="a977" draw:name="Text Placeholder 10" svg:x="8.59375in" svg:y="2.4985in" svg:width="3.44196in" svg:height="0.33507in" presentation:class="outline" presentation:placeholder="false">
        <draw:text-box>
          <text:list text:style-name="a976">
            <text:list-item>
              <text:p text:style-name="a975" text:class-names="" text:cond-style-name=""><text:span text:style-name="a974" text:class-names="">Click to edit Master text styles</text:span></text:p>
            </text:list-item>
          </text:list>
        </draw:text-box>
        <svg:title/>
        <svg:desc/>
      </draw:frame>
      <draw:frame draw:id="id155" presentation:style-name="a980" draw:name="Content Placeholder 12" svg:x="8.59375in" svg:y="3.03993in" svg:width="3.44271in" svg:height="3.38542in" presentation:class="object" presentation:placeholder="false">
        <draw:text-box>
          <text:p text:style-name="a979" text:class-names="" text:cond-style-name=""><text:span text:style-name="a978" text:class-names="">Click to add content</text:span></text:p>
        </draw:text-box>
        <svg:title/>
        <svg:desc/>
      </draw:frame>
      <draw:frame draw:id="id156" presentation:style-name="a983" draw:name="Date Placeholder 2" svg:x="0.91667in" svg:y="6.95139in" svg:width="3in" svg:height="0.39931in" presentation:class="date-time" presentation:placeholder="false">
        <draw:text-box>
          <text:p text:style-name="a982" text:class-names="" text:cond-style-name=""><text:span text:style-name="a981" text:class-names="">20XX</text:span></text:p>
        </draw:text-box>
        <svg:title/>
        <svg:desc/>
      </draw:frame>
      <draw:frame draw:id="id157" presentation:style-name="a986" draw:name="Footer Placeholder 3" svg:x="4.41667in" svg:y="6.95139in" svg:width="4.5in" svg:height="0.39931in" presentation:class="footer" presentation:placeholder="false">
        <draw:text-box>
          <text:p text:style-name="a985" text:class-names="" text:cond-style-name=""><text:span text:style-name="a984" text:class-names="">Pitch Deck</text:span></text:p>
        </draw:text-box>
        <svg:title/>
        <svg:desc/>
      </draw:frame>
      <draw:frame draw:id="id158" presentation:style-name="a989" draw:name="Slide Number Placeholder 4" svg:x="9.41667in" svg:y="6.95139in" svg:width="3in" svg:height="0.39931in" presentation:class="page-number" presentation:placeholder="false">
        <draw:text-box>
          <text:p text:style-name="a988" text:class-names="" text:cond-style-name=""><text:span text:style-name="a987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frame draw:id="id5" presentation:style-name="a992" draw:name="Header Placeholder 1" svg:x="0in" svg:y="0in" svg:width="3.25in" svg:height="0.50174in" presentation:class="head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6" presentation:style-name="a996" draw:name="Date Placeholder 2" svg:x="4.24826in" svg:y="0in" svg:width="3.25in" svg:height="0.50174in" presentation:class="date-time" presentation:placeholder="false">
          <draw:text-box>
            <text:p text:style-name="a995" text:class-names="" text:cond-style-name=""><text:span text:style-name="a993" text:class-names=""><text:date text:fixed="false" style:data-style-name="a994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97" draw:name="Slide Image Placeholder 3">
          <svg:title/>
          <svg:desc/>
        </draw:page-thumbnail>
        <draw:frame draw:id="id8" presentation:style-name="a1012" draw:name="Notes Placeholder 4" svg:x="0.75in" svg:y="4.8125in" svg:width="6in" svg:height="3.9375in" presentation:class="notes" presentation:placeholder="false">
          <draw:text-box>
            <text:p text:style-name="a999" text:class-names="" text:cond-style-name=""><text:span text:style-name="a998" text:class-names="">Click to edit Master text styles</text:span></text:p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Second level</text:span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list text:style-name="a1008">
                          <text:list-item>
                            <text:p text:style-name="a1007" text:class-names="" text:cond-style-name=""><text:span text:style-name="a10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list text:style-name="a1011">
                          <text:list-item>
                            <text:list text:style-name="a1011">
                              <text:list-item>
                                <text:p text:style-name="a1010" text:class-names="" text:cond-style-name=""><text:span text:style-name="a10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15" draw:name="Footer Placeholder 5" svg:x="0in" svg:y="9.49826in" svg:width="3.25in" svg:height="0.50174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Slide Number Placeholder 6" svg:x="4.24826in" svg:y="9.49826in" svg:width="3.25in" svg:height="0.50174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meline-2" style:page-layout-name="pageLayout1" draw:style-name="a1020">
      <draw:custom-shape svg:x="0in" svg:y="3.34392in" svg:width="13.33333in" svg:height="2.19837in" draw:id="id159" draw:style-name="a1023" draw:name="Rectangle 3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0" presentation:style-name="a1026" draw:name="Title 1" svg:x="0.91667in" svg:y="0.39931in" svg:width="11.5in" svg:height="1.44965in" presentation:class="title" presentation:placeholder="false">
        <draw:text-box>
          <text:p text:style-name="a1025" text:class-names="" text:cond-style-name=""><text:span text:style-name="a1024" text:class-names="">CLICK TO EDIT MASTER TITLE STYLE</text:span></text:p>
        </draw:text-box>
        <svg:title/>
        <svg:desc/>
      </draw:frame>
      <draw:frame draw:id="id161" presentation:style-name="a1030" draw:name="Text Placeholder 10" svg:x="1in" svg:y="3.66876in" svg:width="0.8in" svg:height="0.5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Year</text:span></text:p>
            </text:list-item>
          </text:list>
        </draw:text-box>
        <svg:title/>
        <svg:desc/>
      </draw:frame>
      <draw:frame draw:id="id162" presentation:style-name="a1034" draw:name="Text Placeholder 10" svg:x="2.15in" svg:y="3.83in" svg:width="0.7in" svg:height="0.22066in" presentation:class="outline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MM</text:span></text:p>
            </text:list-item>
          </text:list>
        </draw:text-box>
        <svg:title/>
        <svg:desc/>
      </draw:frame>
      <draw:frame draw:id="id163" presentation:style-name="a1038" draw:name="Text Placeholder 10" svg:x="3.01168in" svg:y="3.83in" svg:width="0.7in" svg:height="0.22066in" presentation:class="outline" presentation:placeholder="false">
        <draw:text-box>
          <text:list text:style-name="a1037">
            <text:list-item>
              <text:p text:style-name="a1036" text:class-names="" text:cond-style-name=""><text:span text:style-name="a1035" text:class-names="">MM</text:span></text:p>
            </text:list-item>
          </text:list>
        </draw:text-box>
        <svg:title/>
        <svg:desc/>
      </draw:frame>
      <draw:frame draw:id="id164" presentation:style-name="a1042" draw:name="Text Placeholder 10" svg:x="3.87336in" svg:y="3.83in" svg:width="0.7in" svg:height="0.22066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MM</text:span></text:p>
            </text:list-item>
          </text:list>
        </draw:text-box>
        <svg:title/>
        <svg:desc/>
      </draw:frame>
      <draw:frame draw:id="id165" presentation:style-name="a1046" draw:name="Text Placeholder 10" svg:x="4.73504in" svg:y="3.83in" svg:width="0.7in" svg:height="0.22066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MM</text:span></text:p>
            </text:list-item>
          </text:list>
        </draw:text-box>
        <svg:title/>
        <svg:desc/>
      </draw:frame>
      <draw:frame draw:id="id166" presentation:style-name="a1050" draw:name="Text Placeholder 10" svg:x="1in" svg:y="4.6943in" svg:width="0.8in" svg:height="0.5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Year</text:span></text:p>
            </text:list-item>
          </text:list>
        </draw:text-box>
        <svg:title/>
        <svg:desc/>
      </draw:frame>
      <draw:frame draw:id="id167" presentation:style-name="a1054" draw:name="Text Placeholder 10" svg:x="5.59672in" svg:y="3.83in" svg:width="0.7in" svg:height="0.22066in" presentation:class="outline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MM</text:span></text:p>
            </text:list-item>
          </text:list>
        </draw:text-box>
        <svg:title/>
        <svg:desc/>
      </draw:frame>
      <draw:frame draw:id="id168" presentation:style-name="a1058" draw:name="Text Placeholder 10" svg:x="6.4584in" svg:y="3.83in" svg:width="0.7in" svg:height="0.22066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MM</text:span></text:p>
            </text:list-item>
          </text:list>
        </draw:text-box>
        <svg:title/>
        <svg:desc/>
      </draw:frame>
      <draw:frame draw:id="id169" presentation:style-name="a1062" draw:name="Text Placeholder 10" svg:x="7.32008in" svg:y="3.83in" svg:width="0.7in" svg:height="0.22066in" presentation:class="outline" presentation:placeholder="false">
        <draw:text-box>
          <text:list text:style-name="a1061">
            <text:list-item>
              <text:p text:style-name="a1060" text:class-names="" text:cond-style-name=""><text:span text:style-name="a1059" text:class-names="">MM</text:span></text:p>
            </text:list-item>
          </text:list>
        </draw:text-box>
        <svg:title/>
        <svg:desc/>
      </draw:frame>
      <draw:frame draw:id="id170" presentation:style-name="a1066" draw:name="Text Placeholder 10" svg:x="9.90512in" svg:y="3.83in" svg:width="0.7in" svg:height="0.22066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MM</text:span></text:p>
            </text:list-item>
          </text:list>
        </draw:text-box>
        <svg:title/>
        <svg:desc/>
      </draw:frame>
      <draw:frame draw:id="id171" presentation:style-name="a1070" draw:name="Text Placeholder 10" svg:x="8.18176in" svg:y="3.83in" svg:width="0.7in" svg:height="0.22066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MM</text:span></text:p>
            </text:list-item>
          </text:list>
        </draw:text-box>
        <svg:title/>
        <svg:desc/>
      </draw:frame>
      <draw:frame draw:id="id172" presentation:style-name="a1074" draw:name="Text Placeholder 10" svg:x="9.04344in" svg:y="3.83in" svg:width="0.7in" svg:height="0.22066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MM</text:span></text:p>
            </text:list-item>
          </text:list>
        </draw:text-box>
        <svg:title/>
        <svg:desc/>
      </draw:frame>
      <draw:frame draw:id="id173" presentation:style-name="a1078" draw:name="Text Placeholder 10" svg:x="10.7668in" svg:y="3.83in" svg:width="0.7in" svg:height="0.22066in" presentation:class="outline" presentation:placeholder="false">
        <draw:text-box>
          <text:list text:style-name="a1077">
            <text:list-item>
              <text:p text:style-name="a1076" text:class-names="" text:cond-style-name=""><text:span text:style-name="a1075" text:class-names="">MM</text:span></text:p>
            </text:list-item>
          </text:list>
        </draw:text-box>
        <svg:title/>
        <svg:desc/>
      </draw:frame>
      <draw:frame draw:id="id174" presentation:style-name="a1082" draw:name="Text Placeholder 10" svg:x="11.62848in" svg:y="3.83in" svg:width="0.7in" svg:height="0.22066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MM</text:span></text:p>
            </text:list-item>
          </text:list>
        </draw:text-box>
        <svg:title/>
        <svg:desc/>
      </draw:frame>
      <draw:frame draw:id="id175" presentation:style-name="a1086" draw:name="Text Placeholder 10" svg:x="2.15433in" svg:y="4.84in" svg:width="0.7in" svg:height="0.22066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MM</text:span></text:p>
            </text:list-item>
          </text:list>
        </draw:text-box>
        <svg:title/>
        <svg:desc/>
      </draw:frame>
      <draw:frame draw:id="id176" presentation:style-name="a1090" draw:name="Text Placeholder 10" svg:x="3.01575in" svg:y="4.84in" svg:width="0.7in" svg:height="0.22066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MM</text:span></text:p>
            </text:list-item>
          </text:list>
        </draw:text-box>
        <svg:title/>
        <svg:desc/>
      </draw:frame>
      <draw:frame draw:id="id177" presentation:style-name="a1094" draw:name="Text Placeholder 10" svg:x="3.87718in" svg:y="4.84in" svg:width="0.7in" svg:height="0.22066in" presentation:class="outline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MM</text:span></text:p>
            </text:list-item>
          </text:list>
        </draw:text-box>
        <svg:title/>
        <svg:desc/>
      </draw:frame>
      <draw:frame draw:id="id178" presentation:style-name="a1098" draw:name="Text Placeholder 10" svg:x="4.7386in" svg:y="4.84in" svg:width="0.7in" svg:height="0.22066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MM</text:span></text:p>
            </text:list-item>
          </text:list>
        </draw:text-box>
        <svg:title/>
        <svg:desc/>
      </draw:frame>
      <draw:frame draw:id="id179" presentation:style-name="a1102" draw:name="Text Placeholder 10" svg:x="5.60003in" svg:y="4.84in" svg:width="0.7in" svg:height="0.22066in" presentation:class="outlin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>MM</text:span></text:p>
            </text:list-item>
          </text:list>
        </draw:text-box>
        <svg:title/>
        <svg:desc/>
      </draw:frame>
      <draw:frame draw:id="id180" presentation:style-name="a1106" draw:name="Text Placeholder 10" svg:x="6.46145in" svg:y="4.84in" svg:width="0.7in" svg:height="0.22066in" presentation:class="outline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MM</text:span></text:p>
            </text:list-item>
          </text:list>
        </draw:text-box>
        <svg:title/>
        <svg:desc/>
      </draw:frame>
      <draw:frame draw:id="id181" presentation:style-name="a1110" draw:name="Text Placeholder 10" svg:x="7.32288in" svg:y="4.84in" svg:width="0.7in" svg:height="0.22066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MM</text:span></text:p>
            </text:list-item>
          </text:list>
        </draw:text-box>
        <svg:title/>
        <svg:desc/>
      </draw:frame>
      <draw:frame draw:id="id182" presentation:style-name="a1114" draw:name="Text Placeholder 10" svg:x="9.90715in" svg:y="4.84in" svg:width="0.7in" svg:height="0.22066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MM</text:span></text:p>
            </text:list-item>
          </text:list>
        </draw:text-box>
        <svg:title/>
        <svg:desc/>
      </draw:frame>
      <draw:frame draw:id="id183" presentation:style-name="a1118" draw:name="Text Placeholder 10" svg:x="8.1843in" svg:y="4.84in" svg:width="0.7in" svg:height="0.22066in" presentation:class="outline" presentation:placeholder="false">
        <draw:text-box>
          <text:list text:style-name="a1117">
            <text:list-item>
              <text:p text:style-name="a1116" text:class-names="" text:cond-style-name=""><text:span text:style-name="a1115" text:class-names="">MM</text:span></text:p>
            </text:list-item>
          </text:list>
        </draw:text-box>
        <svg:title/>
        <svg:desc/>
      </draw:frame>
      <draw:frame draw:id="id184" presentation:style-name="a1122" draw:name="Text Placeholder 10" svg:x="9.04573in" svg:y="4.84in" svg:width="0.7in" svg:height="0.22066in" presentation:class="outline" presentation:placeholder="false">
        <draw:text-box>
          <text:list text:style-name="a1121">
            <text:list-item>
              <text:p text:style-name="a1120" text:class-names="" text:cond-style-name=""><text:span text:style-name="a1119" text:class-names="">MM</text:span></text:p>
            </text:list-item>
          </text:list>
        </draw:text-box>
        <svg:title/>
        <svg:desc/>
      </draw:frame>
      <draw:frame draw:id="id185" presentation:style-name="a1126" draw:name="Text Placeholder 10" svg:x="10.76858in" svg:y="4.84in" svg:width="0.7in" svg:height="0.22066in" presentation:class="outline" presentation:placeholder="false">
        <draw:text-box>
          <text:list text:style-name="a1125">
            <text:list-item>
              <text:p text:style-name="a1124" text:class-names="" text:cond-style-name=""><text:span text:style-name="a1123" text:class-names="">MM</text:span></text:p>
            </text:list-item>
          </text:list>
        </draw:text-box>
        <svg:title/>
        <svg:desc/>
      </draw:frame>
      <draw:frame draw:id="id186" presentation:style-name="a1130" draw:name="Text Placeholder 10" svg:x="11.63in" svg:y="4.84in" svg:width="0.7in" svg:height="0.22066in" presentation:class="outline" presentation:placeholder="false">
        <draw:text-box>
          <text:list text:style-name="a1129">
            <text:list-item>
              <text:p text:style-name="a1128" text:class-names="" text:cond-style-name=""><text:span text:style-name="a1127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87" draw:style-name="a1133" draw:name="Rectangle 31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8" presentation:style-name="a1136" draw:name="Date Placeholder 2" svg:x="0.91667in" svg:y="6.95139in" svg:width="3in" svg:height="0.39931in" presentation:class="date-time" presentation:placeholder="false">
        <draw:text-box>
          <text:p text:style-name="a1135" text:class-names="" text:cond-style-name=""><text:span text:style-name="a1134" text:class-names="">20XX</text:span></text:p>
        </draw:text-box>
        <svg:title/>
        <svg:desc/>
      </draw:frame>
      <draw:frame draw:id="id189" presentation:style-name="a1139" draw:name="Footer Placeholder 3" svg:x="4.41667in" svg:y="6.95139in" svg:width="4.5in" svg:height="0.39931in" presentation:class="footer" presentation:placeholder="false">
        <draw:text-box>
          <text:p text:style-name="a1138" text:class-names="" text:cond-style-name=""><text:span text:style-name="a1137" text:class-names="">Pitch Deck</text:span></text:p>
        </draw:text-box>
        <svg:title/>
        <svg:desc/>
      </draw:frame>
      <draw:frame draw:id="id190" presentation:style-name="a1142" draw:name="Slide Number Placeholder 4" svg:x="9.41667in" svg:y="6.95139in" svg:width="3in" svg:height="0.39931in" presentation:class="page-number" presentation:placeholder="false">
        <draw:text-box>
          <text:p text:style-name="a1141" text:class-names="" text:cond-style-name=""><text:span text:style-name="a1140" text:class-names=""><text:page-number style:num-format="1" text:fixed="false"/></text:span></text:p>
        </draw:text-box>
        <svg:title/>
        <svg:desc/>
      </draw:frame>
      <presentation:notes style:page-layout-name="pageLayout2" draw:style-name="a1172">
        <draw:frame draw:id="id5" presentation:style-name="a1145" draw:name="Header Placeholder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6" presentation:style-name="a1149" draw:name="Date Placeholder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6" text:class-names=""><text:date text:fixed="false" style:data-style-name="a1147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50" draw:name="Slide Image Placeholder 3">
          <svg:title/>
          <svg:desc/>
        </draw:page-thumbnail>
        <draw:frame draw:id="id8" presentation:style-name="a1165" draw:name="Notes Placeholder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Click to edit Master text styles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Second level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8" draw:name="Footer Placeholder 5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Slide Number Placeholder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Smart-Art" style:page-layout-name="pageLayout1" draw:style-name="a1173">
      <draw:frame draw:id="id191" presentation:style-name="a1176" draw:name="Title 1" svg:x="0.91667in" svg:y="0.39931in" svg:width="11.5in" svg:height="1.44965in" presentation:class="title" presentation:placeholder="false">
        <draw:text-box>
          <text:p text:style-name="a1175" text:class-names="" text:cond-style-name=""><text:span text:style-name="a1174" text:class-names="">CLICK TO EDIT MASTER TITLE STYLE</text:span></text:p>
        </draw:text-box>
        <svg:title/>
        <svg:desc/>
      </draw:frame>
      <draw:frame draw:id="id192" presentation:style-name="a1179" draw:name="Date Placeholder 2" svg:x="0.91667in" svg:y="6.95139in" svg:width="3in" svg:height="0.39931in" presentation:class="date-time" presentation:placeholder="false">
        <draw:text-box>
          <text:p text:style-name="a1178" text:class-names="" text:cond-style-name=""><text:span text:style-name="a1177" text:class-names="">20XX</text:span></text:p>
        </draw:text-box>
        <svg:title/>
        <svg:desc/>
      </draw:frame>
      <draw:frame draw:id="id193" presentation:style-name="a1182" draw:name="Footer Placeholder 3" svg:x="4.41667in" svg:y="6.95139in" svg:width="4.5in" svg:height="0.39931in" presentation:class="footer" presentation:placeholder="false">
        <draw:text-box>
          <text:p text:style-name="a1181" text:class-names="" text:cond-style-name=""><text:span text:style-name="a1180" text:class-names="">Pitch Deck</text:span></text:p>
        </draw:text-box>
        <svg:title/>
        <svg:desc/>
      </draw:frame>
      <draw:connector draw:type="line" svg:x1="0in" svg:y1="0.83333in" svg:x2="2.83333in" svg:y2="0in" draw:id="id194" draw:style-name="a1183" draw:name="Straight Connector 9">
        <svg:title/>
        <svg:desc/>
      </draw:connector>
      <draw:connector draw:type="line" svg:x1="0.77083in" svg:y1="0in" svg:x2="0in" svg:y2="1.12413in" draw:id="id195" draw:style-name="a1184" draw:name="Straight Connector 11">
        <svg:title/>
        <svg:desc/>
      </draw:connector>
      <draw:frame draw:id="id196" presentation:style-name="a1187" draw:name="Slide Number Placeholder 4" svg:x="9.41667in" svg:y="6.95139in" svg:width="3in" svg:height="0.39931in" presentation:class="page-number" presentation:placeholder="false">
        <draw:text-box>
          <text:p text:style-name="a1186" text:class-names="" text:cond-style-name=""><text:span text:style-name="a1185" text:class-names=""><text:page-number style:num-format="1" text:fixed="false"/></text:span></text:p>
        </draw:text-box>
        <svg:title/>
        <svg:desc/>
      </draw:frame>
      <draw:frame draw:id="id197" presentation:style-name="a1203" draw:name="Content Placeholder 7" svg:x="0.91667in" svg:y="2.33681in" svg:width="11.5in" svg:height="4.0434in" presentation:class="object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2">
            <text:list-item>
              <text:list text:style-name="a1202">
                <text:list-item>
                  <text:list text:style-name="a1202">
                    <text:list-item>
                      <text:list text:style-name="a1202">
                        <text:list-item>
                          <text:list text:style-name="a1202">
                            <text:list-item>
                              <text:p text:style-name="a1201" text:class-names="" text:cond-style-name=""><text:span text:style-name="a1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33">
        <draw:frame draw:id="id5" presentation:style-name="a1206" draw:name="Header Placeholder 1" svg:x="0in" svg:y="0in" svg:width="3.25in" svg:height="0.50174in" presentation:class="head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6" presentation:style-name="a1210" draw:name="Date Placeholder 2" svg:x="4.24826in" svg:y="0in" svg:width="3.25in" svg:height="0.50174in" presentation:class="date-time" presentation:placeholder="false">
          <draw:text-box>
            <text:p text:style-name="a1209" text:class-names="" text:cond-style-name=""><text:span text:style-name="a1207" text:class-names=""><text:date text:fixed="false" style:data-style-name="a1208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11" draw:name="Slide Image Placeholder 3">
          <svg:title/>
          <svg:desc/>
        </draw:page-thumbnail>
        <draw:frame draw:id="id8" presentation:style-name="a1226" draw:name="Notes Placeholder 4" svg:x="0.75in" svg:y="4.8125in" svg:width="6in" svg:height="3.9375in" presentation:class="notes" presentation:placeholder="false">
          <draw:text-box>
            <text:p text:style-name="a1213" text:class-names="" text:cond-style-name=""><text:span text:style-name="a1212" text:class-names="">Click to edit Master text styles</text:span></text:p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Second level</text:span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p text:style-name="a1218" text:class-names="" text:cond-style-name=""><text:span text:style-name="a1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list text:style-name="a1222">
                          <text:list-item>
                            <text:p text:style-name="a1221" text:class-names="" text:cond-style-name=""><text:span text:style-name="a1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list text:style-name="a1225">
                          <text:list-item>
                            <text:list text:style-name="a1225">
                              <text:list-item>
                                <text:p text:style-name="a1224" text:class-names="" text:cond-style-name=""><text:span text:style-name="a12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29" draw:name="Footer Placeholder 5" svg:x="0in" svg:y="9.49826in" svg:width="3.25in" svg:height="0.50174in" presentation:class="foot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0" presentation:style-name="a1232" draw:name="Slide Number Placeholder 6" svg:x="4.24826in" svg:y="9.49826in" svg:width="3.25in" svg:height="0.50174in" presentation:class="page-number" presentation:placeholder="false">
          <draw:text-box>
            <text:p text:style-name="a1231" text:class-names="" text:cond-style-name=""><text:span text:style-name="a1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eam-Slide-4-People" style:page-layout-name="pageLayout1" draw:style-name="a1234">
      <draw:frame draw:id="id198" presentation:style-name="a1237" draw:name="Title 1" svg:x="2.06163in" svg:y="0.9757in" svg:width="9.21007in" svg:height="1.44965in" presentation:class="title" presentation:placeholder="false">
        <draw:text-box>
          <text:p text:style-name="a1236" text:class-names="" text:cond-style-name=""><text:span text:style-name="a1235" text:class-names="">CLICK TO EDIT MASTER TITLE STYLE</text:span></text:p>
        </draw:text-box>
        <svg:title/>
        <svg:desc/>
      </draw:frame>
      <draw:frame draw:id="id199" presentation:style-name="a1240" draw:name="Picture Placeholder 10" svg:x="1.6264in" svg:y="3.15625in" svg:width="2.01828in" svg:height="2.01828in" presentation:class="graphic" presentation:placeholder="false">
        <draw:text-box>
          <text:p text:style-name="a1239" text:class-names="" text:cond-style-name=""><text:span text:style-name="a1238" text:class-names="">Click icon to add picture</text:span></text:p>
        </draw:text-box>
        <svg:title/>
        <svg:desc/>
      </draw:frame>
      <draw:frame draw:id="id200" presentation:style-name="a1243" draw:name="Picture Placeholder 10" svg:x="4.1961in" svg:y="3.15625in" svg:width="2.01828in" svg:height="2.01828in" presentation:class="graphic" presentation:placeholder="false">
        <draw:text-box>
          <text:p text:style-name="a1242" text:class-names="" text:cond-style-name=""><text:span text:style-name="a1241" text:class-names="">Click icon to add picture</text:span></text:p>
        </draw:text-box>
        <svg:title/>
        <svg:desc/>
      </draw:frame>
      <draw:frame draw:id="id201" presentation:style-name="a1246" draw:name="Picture Placeholder 10" svg:x="6.91992in" svg:y="3.15625in" svg:width="2.01828in" svg:height="2.01828in" presentation:class="graphic" presentation:placeholder="false">
        <draw:text-box>
          <text:p text:style-name="a1245" text:class-names="" text:cond-style-name=""><text:span text:style-name="a1244" text:class-names="">Click icon to add picture</text:span></text:p>
        </draw:text-box>
        <svg:title/>
        <svg:desc/>
      </draw:frame>
      <draw:frame draw:id="id202" presentation:style-name="a1249" draw:name="Picture Placeholder 10" svg:x="9.56634in" svg:y="3.15625in" svg:width="2.01828in" svg:height="2.01828in" presentation:class="graphic" presentation:placeholder="false">
        <draw:text-box>
          <text:p text:style-name="a1248" text:class-names="" text:cond-style-name=""><text:span text:style-name="a1247" text:class-names="">Click icon to add picture</text:span></text:p>
        </draw:text-box>
        <svg:title/>
        <svg:desc/>
      </draw:frame>
      <draw:frame draw:id="id203" presentation:style-name="a1253" draw:name="Text Placeholder 2" svg:x="1.46899in" svg:y="5.5605in" svg:width="2.32255in" svg:height="0.37518in" presentation:class="outline" presentation:placeholder="false">
        <draw:text-box>
          <text:list text:style-name="a1252">
            <text:list-item>
              <text:p text:style-name="a1251" text:class-names="" text:cond-style-name=""><text:span text:style-name="a1250" text:class-names="">CLICK TO EDIT</text:span></text:p>
            </text:list-item>
          </text:list>
        </draw:text-box>
        <svg:title/>
        <svg:desc/>
      </draw:frame>
      <draw:frame draw:id="id204" presentation:style-name="a1257" draw:name="Text Placeholder 2" svg:x="4.03869in" svg:y="5.57656in" svg:width="2.33569in" svg:height="0.37518in" presentation:class="outline" presentation:placeholder="false">
        <draw:text-box>
          <text:list text:style-name="a1256">
            <text:list-item>
              <text:p text:style-name="a1255" text:class-names="" text:cond-style-name=""><text:span text:style-name="a1254" text:class-names="">CLICK TO EDIT</text:span></text:p>
            </text:list-item>
          </text:list>
        </draw:text-box>
        <svg:title/>
        <svg:desc/>
      </draw:frame>
      <draw:frame draw:id="id205" presentation:style-name="a1261" draw:name="Text Placeholder 2" svg:x="6.76252in" svg:y="5.57656in" svg:width="2.32255in" svg:height="0.37518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CK TO EDIT</text:span></text:p>
            </text:list-item>
          </text:list>
        </draw:text-box>
        <svg:title/>
        <svg:desc/>
      </draw:frame>
      <draw:frame draw:id="id206" presentation:style-name="a1265" draw:name="Text Placeholder 2" svg:x="9.40893in" svg:y="5.5605in" svg:width="2.32255in" svg:height="0.37518in" presentation:class="outline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CLICK TO EDIT</text:span></text:p>
            </text:list-item>
          </text:list>
        </draw:text-box>
        <svg:title/>
        <svg:desc/>
      </draw:frame>
      <draw:frame draw:id="id207" presentation:style-name="a1269" draw:name="Text Placeholder 2" svg:x="1.6264in" svg:y="5.97563in" svg:width="2.01828in" svg:height="0.37518in" presentation:class="outline" presentation:placeholder="false">
        <draw:text-box>
          <text:list text:style-name="a1268">
            <text:list-item>
              <text:p text:style-name="a1267" text:class-names="" text:cond-style-name=""><text:span text:style-name="a1266" text:class-names="">CLICK TO EDIT</text:span></text:p>
            </text:list-item>
          </text:list>
        </draw:text-box>
        <svg:title/>
        <svg:desc/>
      </draw:frame>
      <draw:frame draw:id="id208" presentation:style-name="a1273" draw:name="Text Placeholder 2" svg:x="4.1961in" svg:y="5.99168in" svg:width="2.02969in" svg:height="0.37518in" presentation:class="outline" presentation:placeholder="false">
        <draw:text-box>
          <text:list text:style-name="a1272">
            <text:list-item>
              <text:p text:style-name="a1271" text:class-names="" text:cond-style-name=""><text:span text:style-name="a1270" text:class-names="">CLICK TO EDIT</text:span></text:p>
            </text:list-item>
          </text:list>
        </draw:text-box>
        <svg:title/>
        <svg:desc/>
      </draw:frame>
      <draw:frame draw:id="id209" presentation:style-name="a1277" draw:name="Text Placeholder 2" svg:x="6.91992in" svg:y="5.99168in" svg:width="2.01828in" svg:height="0.37518in" presentation:class="outline" presentation:placeholder="false">
        <draw:text-box>
          <text:list text:style-name="a1276">
            <text:list-item>
              <text:p text:style-name="a1275" text:class-names="" text:cond-style-name=""><text:span text:style-name="a1274" text:class-names="">CLICK TO EDIT</text:span></text:p>
            </text:list-item>
          </text:list>
        </draw:text-box>
        <svg:title/>
        <svg:desc/>
      </draw:frame>
      <draw:frame draw:id="id210" presentation:style-name="a1281" draw:name="Text Placeholder 2" svg:x="9.56634in" svg:y="5.97563in" svg:width="2.01827in" svg:height="0.37518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</text:span></text:p>
            </text:list-item>
          </text:list>
        </draw:text-box>
        <svg:title/>
        <svg:desc/>
      </draw:frame>
      <draw:frame draw:id="id211" presentation:style-name="a1284" draw:name="Date Placeholder 6" svg:x="0.91667in" svg:y="6.95139in" svg:width="3in" svg:height="0.39931in" presentation:class="date-time" presentation:placeholder="false">
        <draw:text-box>
          <text:p text:style-name="a1283" text:class-names="" text:cond-style-name=""><text:span text:style-name="a1282" text:class-names="">20XX</text:span></text:p>
        </draw:text-box>
        <svg:title/>
        <svg:desc/>
      </draw:frame>
      <draw:frame draw:id="id212" presentation:style-name="a1287" draw:name="Footer Placeholder 7" svg:x="4.41667in" svg:y="6.95139in" svg:width="4.5in" svg:height="0.39931in" presentation:class="footer" presentation:placeholder="false">
        <draw:text-box>
          <text:p text:style-name="a1286" text:class-names="" text:cond-style-name=""><text:span text:style-name="a1285" text:class-names="">Pitch Deck</text:span></text:p>
        </draw:text-box>
        <svg:title/>
        <svg:desc/>
      </draw:frame>
      <draw:frame draw:id="id213" presentation:style-name="a1290" draw:name="Slide Number Placeholder 8" svg:x="9.41667in" svg:y="6.95139in" svg:width="3in" svg:height="0.39931in" presentation:class="page-number" presentation:placeholder="false">
        <draw:text-box>
          <text:p text:style-name="a1289" text:class-names="" text:cond-style-name=""><text:span text:style-name="a1288" text:class-names=""><text:page-number style:num-format="1" text:fixed="false"/></text:span></text:p>
        </draw:text-box>
        <svg:title/>
        <svg:desc/>
      </draw:frame>
      <draw:connector draw:type="line" svg:x1="13.33333in" svg:y1="0.83333in" svg:x2="8.02083in" svg:y2="0in" draw:id="id214" draw:style-name="a1291" draw:name="Straight Connector 9">
        <svg:title/>
        <svg:desc/>
      </draw:connector>
      <draw:connector draw:type="line" svg:x1="12.5625in" svg:y1="0in" svg:x2="13.33333in" svg:y2="1.88542in" draw:id="id215" draw:style-name="a1292" draw:name="Straight Connector 14">
        <svg:title/>
        <svg:desc/>
      </draw:connector>
      <presentation:notes style:page-layout-name="pageLayout2" draw:style-name="a1322">
        <draw:frame draw:id="id5" presentation:style-name="a1295" draw:name="Header Placeholder 1" svg:x="0in" svg:y="0in" svg:width="3.25in" svg:height="0.50174in" presentation:class="header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6" presentation:style-name="a1299" draw:name="Date Placeholder 2" svg:x="4.24826in" svg:y="0in" svg:width="3.25in" svg:height="0.50174in" presentation:class="date-time" presentation:placeholder="false">
          <draw:text-box>
            <text:p text:style-name="a1298" text:class-names="" text:cond-style-name=""><text:span text:style-name="a1296" text:class-names=""><text:date text:fixed="false" style:data-style-name="a1297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00" draw:name="Slide Image Placeholder 3">
          <svg:title/>
          <svg:desc/>
        </draw:page-thumbnail>
        <draw:frame draw:id="id8" presentation:style-name="a1315" draw:name="Notes Placeholder 4" svg:x="0.75in" svg:y="4.8125in" svg:width="6in" svg:height="3.9375in" presentation:class="notes" presentation:placeholder="false">
          <draw:text-box>
            <text:p text:style-name="a1302" text:class-names="" text:cond-style-name=""><text:span text:style-name="a1301" text:class-names="">Click to edit Master text styles</text:span></text:p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Second level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text:span text:style-name="a1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list text:style-name="a1311">
                      <text:list-item>
                        <text:list text:style-name="a1311">
                          <text:list-item>
                            <text:p text:style-name="a1310" text:class-names="" text:cond-style-name=""><text:span text:style-name="a1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list text:style-name="a1314">
                          <text:list-item>
                            <text:list text:style-name="a1314">
                              <text:list-item>
                                <text:p text:style-name="a1313" text:class-names="" text:cond-style-name=""><text:span text:style-name="a13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8" draw:name="Footer Placeholder 5" svg:x="0in" svg:y="9.49826in" svg:width="3.25in" svg:height="0.50174in" presentation:class="footer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10" presentation:style-name="a1321" draw:name="Slide Number Placeholder 6" svg:x="4.24826in" svg:y="9.49826in" svg:width="3.25in" svg:height="0.50174in" presentation:class="page-number" presentation:placeholder="false">
          <draw:text-box>
            <text:p text:style-name="a1320" text:class-names="" text:cond-style-name=""><text:span text:style-name="a1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Team-Slide-8-People" style:page-layout-name="pageLayout1" draw:style-name="a1323">
      <draw:frame draw:id="id216" presentation:style-name="a1326" draw:name="Title 1" svg:x="2.06163in" svg:y="0.9757in" svg:width="9.21007in" svg:height="1.44965in" presentation:class="title" presentation:placeholder="false">
        <draw:text-box>
          <text:p text:style-name="a1325" text:class-names="" text:cond-style-name=""><text:span text:style-name="a1324" text:class-names="">CLICK TO EDIT MASTER TITLE STYLE</text:span></text:p>
        </draw:text-box>
        <svg:title/>
        <svg:desc/>
      </draw:frame>
      <draw:frame draw:id="id217" presentation:style-name="a1329" draw:name="Picture Placeholder 10" svg:x="2.0529in" svg:y="2.65625in" svg:width="1.16667in" svg:height="1.16667in" presentation:class="graphic" presentation:placeholder="false">
        <draw:text-box>
          <text:p text:style-name="a1328" text:class-names="" text:cond-style-name=""><text:span text:style-name="a1327" text:class-names="">Click icon to add picture</text:span></text:p>
        </draw:text-box>
        <svg:title/>
        <svg:desc/>
      </draw:frame>
      <draw:frame draw:id="id218" presentation:style-name="a1332" draw:name="Picture Placeholder 10" svg:x="4.62191in" svg:y="2.65625in" svg:width="1.16667in" svg:height="1.16667in" presentation:class="graphic" presentation:placeholder="false">
        <draw:text-box>
          <text:p text:style-name="a1331" text:class-names="" text:cond-style-name=""><text:span text:style-name="a1330" text:class-names="">Click icon to add picture</text:span></text:p>
        </draw:text-box>
        <svg:title/>
        <svg:desc/>
      </draw:frame>
      <draw:frame draw:id="id219" presentation:style-name="a1335" draw:name="Picture Placeholder 10" svg:x="7.34573in" svg:y="2.65625in" svg:width="1.16667in" svg:height="1.16667in" presentation:class="graphic" presentation:placeholder="false">
        <draw:text-box>
          <text:p text:style-name="a1334" text:class-names="" text:cond-style-name=""><text:span text:style-name="a1333" text:class-names="">Click icon to add picture</text:span></text:p>
        </draw:text-box>
        <svg:title/>
        <svg:desc/>
      </draw:frame>
      <draw:frame draw:id="id220" presentation:style-name="a1338" draw:name="Picture Placeholder 10" svg:x="9.99214in" svg:y="2.65625in" svg:width="1.16667in" svg:height="1.16667in" presentation:class="graphic" presentation:placeholder="false">
        <draw:text-box>
          <text:p text:style-name="a1337" text:class-names="" text:cond-style-name=""><text:span text:style-name="a1336" text:class-names="">Click icon to add picture</text:span></text:p>
        </draw:text-box>
        <svg:title/>
        <svg:desc/>
      </draw:frame>
      <draw:frame draw:id="id221" presentation:style-name="a1342" draw:name="Text Placeholder 2" svg:x="1.6406in" svg:y="3.99648in" svg:width="2in" svg:height="0.37518in" presentation:class="outline" presentation:placeholder="false">
        <draw:text-box>
          <text:list text:style-name="a1341">
            <text:list-item>
              <text:p text:style-name="a1340" text:class-names="" text:cond-style-name=""><text:span text:style-name="a1339" text:class-names="">CLICK TO EDIT</text:span></text:p>
            </text:list-item>
          </text:list>
        </draw:text-box>
        <svg:title/>
        <svg:desc/>
      </draw:frame>
      <draw:frame draw:id="id222" presentation:style-name="a1346" draw:name="Text Placeholder 2" svg:x="1.52025in" svg:y="4.13609in" svg:width="2.25in" svg:height="0.37518in" presentation:class="outline" presentation:placeholder="false">
        <draw:text-box>
          <text:list text:style-name="a1345">
            <text:list-item>
              <text:p text:style-name="a1344" text:class-names="" text:cond-style-name=""><text:span text:style-name="a1343" text:class-names="">CLICK TO EDIT</text:span></text:p>
            </text:list-item>
          </text:list>
        </draw:text-box>
        <svg:title/>
        <svg:desc/>
      </draw:frame>
      <draw:frame draw:id="id223" presentation:style-name="a1350" draw:name="Text Placeholder 2" svg:x="4.2096in" svg:y="4.01253in" svg:width="2in" svg:height="0.37518in" presentation:class="outline" presentation:placeholder="false">
        <draw:text-box>
          <text:list text:style-name="a1349">
            <text:list-item>
              <text:p text:style-name="a1348" text:class-names="" text:cond-style-name=""><text:span text:style-name="a1347" text:class-names="">CLICK TO EDIT</text:span></text:p>
            </text:list-item>
          </text:list>
        </draw:text-box>
        <svg:title/>
        <svg:desc/>
      </draw:frame>
      <draw:frame draw:id="id224" presentation:style-name="a1354" draw:name="Text Placeholder 2" svg:x="4.08925in" svg:y="4.15214in" svg:width="2.25in" svg:height="0.37518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CLICK TO EDIT</text:span></text:p>
            </text:list-item>
          </text:list>
        </draw:text-box>
        <svg:title/>
        <svg:desc/>
      </draw:frame>
      <draw:frame draw:id="id225" presentation:style-name="a1358" draw:name="Text Placeholder 2" svg:x="6.93343in" svg:y="4.01253in" svg:width="2in" svg:height="0.37518in" presentation:class="outline" presentation:placeholder="false">
        <draw:text-box>
          <text:list text:style-name="a1357">
            <text:list-item>
              <text:p text:style-name="a1356" text:class-names="" text:cond-style-name=""><text:span text:style-name="a1355" text:class-names="">CLICK TO EDIT</text:span></text:p>
            </text:list-item>
          </text:list>
        </draw:text-box>
        <svg:title/>
        <svg:desc/>
      </draw:frame>
      <draw:frame draw:id="id226" presentation:style-name="a1362" draw:name="Text Placeholder 2" svg:x="6.80005in" svg:y="4.15214in" svg:width="2.25in" svg:height="0.37518in" presentation:class="outline" presentation:placeholder="false">
        <draw:text-box>
          <text:list text:style-name="a1361">
            <text:list-item>
              <text:p text:style-name="a1360" text:class-names="" text:cond-style-name=""><text:span text:style-name="a1359" text:class-names="">CLICK TO EDIT</text:span></text:p>
            </text:list-item>
          </text:list>
        </draw:text-box>
        <svg:title/>
        <svg:desc/>
      </draw:frame>
      <draw:frame draw:id="id227" presentation:style-name="a1366" draw:name="Text Placeholder 2" svg:x="9.57984in" svg:y="3.99648in" svg:width="2in" svg:height="0.37518in" presentation:class="outline" presentation:placeholder="false">
        <draw:text-box>
          <text:list text:style-name="a1365">
            <text:list-item>
              <text:p text:style-name="a1364" text:class-names="" text:cond-style-name=""><text:span text:style-name="a1363" text:class-names="">CLICK TO EDIT</text:span></text:p>
            </text:list-item>
          </text:list>
        </draw:text-box>
        <svg:title/>
        <svg:desc/>
      </draw:frame>
      <draw:frame draw:id="id228" presentation:style-name="a1370" draw:name="Text Placeholder 2" svg:x="9.44273in" svg:y="4.13609in" svg:width="2.25in" svg:height="0.37518in" presentation:class="outline" presentation:placeholder="false">
        <draw:text-box>
          <text:list text:style-name="a1369">
            <text:list-item>
              <text:p text:style-name="a1368" text:class-names="" text:cond-style-name=""><text:span text:style-name="a1367" text:class-names="">CLICK TO EDIT</text:span></text:p>
            </text:list-item>
          </text:list>
        </draw:text-box>
        <svg:title/>
        <svg:desc/>
      </draw:frame>
      <draw:frame draw:id="id229" presentation:style-name="a1373" draw:name="Picture Placeholder 10" svg:x="2.0529in" svg:y="4.6891in" svg:width="1.16667in" svg:height="1.16667in" presentation:class="graphic" presentation:placeholder="false">
        <draw:text-box>
          <text:p text:style-name="a1372" text:class-names="" text:cond-style-name=""><text:span text:style-name="a1371" text:class-names="">Click icon to add picture</text:span></text:p>
        </draw:text-box>
        <svg:title/>
        <svg:desc/>
      </draw:frame>
      <draw:frame draw:id="id230" presentation:style-name="a1376" draw:name="Picture Placeholder 10" svg:x="4.62191in" svg:y="4.6891in" svg:width="1.16667in" svg:height="1.16667in" presentation:class="graphic" presentation:placeholder="false">
        <draw:text-box>
          <text:p text:style-name="a1375" text:class-names="" text:cond-style-name=""><text:span text:style-name="a1374" text:class-names="">Click icon to add picture</text:span></text:p>
        </draw:text-box>
        <svg:title/>
        <svg:desc/>
      </draw:frame>
      <draw:frame draw:id="id231" presentation:style-name="a1379" draw:name="Picture Placeholder 10" svg:x="7.34573in" svg:y="4.6891in" svg:width="1.16667in" svg:height="1.16667in" presentation:class="graphic" presentation:placeholder="false">
        <draw:text-box>
          <text:p text:style-name="a1378" text:class-names="" text:cond-style-name=""><text:span text:style-name="a1377" text:class-names="">Click icon to add picture</text:span></text:p>
        </draw:text-box>
        <svg:title/>
        <svg:desc/>
      </draw:frame>
      <draw:frame draw:id="id232" presentation:style-name="a1382" draw:name="Picture Placeholder 10" svg:x="9.99214in" svg:y="4.6891in" svg:width="1.16667in" svg:height="1.16667in" presentation:class="graphic" presentation:placeholder="false">
        <draw:text-box>
          <text:p text:style-name="a1381" text:class-names="" text:cond-style-name=""><text:span text:style-name="a1380" text:class-names="">Click icon to add picture</text:span></text:p>
        </draw:text-box>
        <svg:title/>
        <svg:desc/>
      </draw:frame>
      <draw:frame draw:id="id233" presentation:style-name="a1386" draw:name="Text Placeholder 2" svg:x="1.6406in" svg:y="6.02932in" svg:width="2in" svg:height="0.37518in" presentation:class="outline" presentation:placeholder="false">
        <draw:text-box>
          <text:list text:style-name="a1385">
            <text:list-item>
              <text:p text:style-name="a1384" text:class-names="" text:cond-style-name=""><text:span text:style-name="a1383" text:class-names="">CLICK TO EDIT</text:span></text:p>
            </text:list-item>
          </text:list>
        </draw:text-box>
        <svg:title/>
        <svg:desc/>
      </draw:frame>
      <draw:frame draw:id="id234" presentation:style-name="a1390" draw:name="Text Placeholder 2" svg:x="1.52025in" svg:y="6.16894in" svg:width="2.25in" svg:height="0.37518in" presentation:class="outline" presentation:placeholder="false">
        <draw:text-box>
          <text:list text:style-name="a1389">
            <text:list-item>
              <text:p text:style-name="a1388" text:class-names="" text:cond-style-name=""><text:span text:style-name="a1387" text:class-names="">CLICK TO EDIT</text:span></text:p>
            </text:list-item>
          </text:list>
        </draw:text-box>
        <svg:title/>
        <svg:desc/>
      </draw:frame>
      <draw:frame draw:id="id235" presentation:style-name="a1394" draw:name="Text Placeholder 2" svg:x="4.2096in" svg:y="6.04538in" svg:width="2in" svg:height="0.37518in" presentation:class="outline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CLICK TO EDIT</text:span></text:p>
            </text:list-item>
          </text:list>
        </draw:text-box>
        <svg:title/>
        <svg:desc/>
      </draw:frame>
      <draw:frame draw:id="id236" presentation:style-name="a1398" draw:name="Text Placeholder 2" svg:x="4.08925in" svg:y="6.18499in" svg:width="2.25in" svg:height="0.37518in" presentation:class="outline" presentation:placeholder="false">
        <draw:text-box>
          <text:list text:style-name="a1397">
            <text:list-item>
              <text:p text:style-name="a1396" text:class-names="" text:cond-style-name=""><text:span text:style-name="a1395" text:class-names="">CLICK TO EDIT</text:span></text:p>
            </text:list-item>
          </text:list>
        </draw:text-box>
        <svg:title/>
        <svg:desc/>
      </draw:frame>
      <draw:frame draw:id="id237" presentation:style-name="a1402" draw:name="Text Placeholder 2" svg:x="6.93343in" svg:y="6.04538in" svg:width="2in" svg:height="0.37518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>CLICK TO EDIT</text:span></text:p>
            </text:list-item>
          </text:list>
        </draw:text-box>
        <svg:title/>
        <svg:desc/>
      </draw:frame>
      <draw:frame draw:id="id238" presentation:style-name="a1406" draw:name="Text Placeholder 2" svg:x="6.81308in" svg:y="6.18499in" svg:width="2.25in" svg:height="0.37518in" presentation:class="outline" presentation:placeholder="false">
        <draw:text-box>
          <text:list text:style-name="a1405">
            <text:list-item>
              <text:p text:style-name="a1404" text:class-names="" text:cond-style-name=""><text:span text:style-name="a1403" text:class-names="">CLICK TO EDIT</text:span></text:p>
            </text:list-item>
          </text:list>
        </draw:text-box>
        <svg:title/>
        <svg:desc/>
      </draw:frame>
      <draw:frame draw:id="id239" presentation:style-name="a1410" draw:name="Text Placeholder 2" svg:x="9.57984in" svg:y="6.02932in" svg:width="2in" svg:height="0.37518in" presentation:class="outline" presentation:placeholder="false">
        <draw:text-box>
          <text:list text:style-name="a1409">
            <text:list-item>
              <text:p text:style-name="a1408" text:class-names="" text:cond-style-name=""><text:span text:style-name="a1407" text:class-names="">CLICK TO EDIT</text:span></text:p>
            </text:list-item>
          </text:list>
        </draw:text-box>
        <svg:title/>
        <svg:desc/>
      </draw:frame>
      <draw:frame draw:id="id240" presentation:style-name="a1414" draw:name="Text Placeholder 2" svg:x="9.44273in" svg:y="6.16894in" svg:width="2.25in" svg:height="0.37518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>CLICK TO EDIT</text:span></text:p>
            </text:list-item>
          </text:list>
        </draw:text-box>
        <svg:title/>
        <svg:desc/>
      </draw:frame>
      <draw:frame draw:id="id241" presentation:style-name="a1417" draw:name="Date Placeholder 6" svg:x="0.91667in" svg:y="6.95139in" svg:width="3in" svg:height="0.39931in" presentation:class="date-time" presentation:placeholder="false">
        <draw:text-box>
          <text:p text:style-name="a1416" text:class-names="" text:cond-style-name=""><text:span text:style-name="a1415" text:class-names="">20XX</text:span></text:p>
        </draw:text-box>
        <svg:title/>
        <svg:desc/>
      </draw:frame>
      <draw:frame draw:id="id242" presentation:style-name="a1420" draw:name="Footer Placeholder 7" svg:x="4.41667in" svg:y="6.95139in" svg:width="4.5in" svg:height="0.39931in" presentation:class="footer" presentation:placeholder="false">
        <draw:text-box>
          <text:p text:style-name="a1419" text:class-names="" text:cond-style-name=""><text:span text:style-name="a1418" text:class-names="">Pitch Deck</text:span></text:p>
        </draw:text-box>
        <svg:title/>
        <svg:desc/>
      </draw:frame>
      <draw:frame draw:id="id243" presentation:style-name="a1423" draw:name="Slide Number Placeholder 8" svg:x="9.41667in" svg:y="6.95139in" svg:width="3in" svg:height="0.39931in" presentation:class="page-number" presentation:placeholder="false">
        <draw:text-box>
          <text:p text:style-name="a1422" text:class-names="" text:cond-style-name=""><text:span text:style-name="a1421" text:class-names=""><text:page-number style:num-format="1" text:fixed="false"/></text:span></text:p>
        </draw:text-box>
        <svg:title/>
        <svg:desc/>
      </draw:frame>
      <draw:frame draw:id="id244" draw:style-name="a1424" draw:name="Graphic 12" svg:x="0in" svg:y="0.51832in" svg:width="2.25in" svg:height="1.80208in" style:rel-width="scale" style:rel-height="scale">
        <draw:image xlink:href="media/image3.svg" xlink:type="simple" xlink:show="embed" xlink:actuate="onLoad"/>
        <svg:title/>
        <svg:desc/>
      </draw:frame>
      <draw:frame draw:id="id245" draw:style-name="a1425" draw:name="Graphic 13" svg:x="12.08333in" svg:y="5.66589in" svg:width="1.25in" svg:height="1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1455">
        <draw:frame draw:id="id5" presentation:style-name="a1428" draw:name="Header Placeholder 1" svg:x="0in" svg:y="0in" svg:width="3.25in" svg:height="0.50174in" presentation:class="header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6" presentation:style-name="a1432" draw:name="Date Placeholder 2" svg:x="4.24826in" svg:y="0in" svg:width="3.25in" svg:height="0.50174in" presentation:class="date-time" presentation:placeholder="false">
          <draw:text-box>
            <text:p text:style-name="a1431" text:class-names="" text:cond-style-name=""><text:span text:style-name="a1429" text:class-names=""><text:date text:fixed="false" style:data-style-name="a1430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33" draw:name="Slide Image Placeholder 3">
          <svg:title/>
          <svg:desc/>
        </draw:page-thumbnail>
        <draw:frame draw:id="id8" presentation:style-name="a1448" draw:name="Notes Placeholder 4" svg:x="0.75in" svg:y="4.8125in" svg:width="6in" svg:height="3.9375in" presentation:class="notes" presentation:placeholder="false">
          <draw:text-box>
            <text:p text:style-name="a1435" text:class-names="" text:cond-style-name=""><text:span text:style-name="a1434" text:class-names="">Click to edit Master text styles</text:span></text:p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Second level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p text:style-name="a1440" text:class-names="" text:cond-style-name=""><text:span text:style-name="a14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list text:style-name="a1444">
                      <text:list-item>
                        <text:list text:style-name="a1444">
                          <text:list-item>
                            <text:p text:style-name="a1443" text:class-names="" text:cond-style-name=""><text:span text:style-name="a14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list text:style-name="a1447">
                      <text:list-item>
                        <text:list text:style-name="a1447">
                          <text:list-item>
                            <text:list text:style-name="a1447">
                              <text:list-item>
                                <text:p text:style-name="a1446" text:class-names="" text:cond-style-name=""><text:span text:style-name="a14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51" draw:name="Footer Placeholder 5" svg:x="0in" svg:y="9.49826in" svg:width="3.25in" svg:height="0.50174in" presentation:class="footer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10" presentation:style-name="a1454" draw:name="Slide Number Placeholder 6" svg:x="4.24826in" svg:y="9.49826in" svg:width="3.25in" svg:height="0.50174in" presentation:class="page-number" presentation:placeholder="false">
          <draw:text-box>
            <text:p text:style-name="a1453" text:class-names="" text:cond-style-name=""><text:span text:style-name="a14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3-Content" style:page-layout-name="pageLayout1" draw:style-name="a1456">
      <draw:frame draw:id="id246" presentation:style-name="a1459" draw:name="Title 1" svg:x="2.06163in" svg:y="0.9757in" svg:width="9.21007in" svg:height="1.44965in" presentation:class="title" presentation:placeholder="false">
        <draw:text-box>
          <text:p text:style-name="a1458" text:class-names="" text:cond-style-name=""><text:span text:style-name="a1457" text:class-names="">CLICK TO EDIT MASTER TITLE STYLE</text:span></text:p>
        </draw:text-box>
        <svg:title/>
        <svg:desc/>
      </draw:frame>
      <draw:frame draw:id="id247" presentation:style-name="a1462" draw:name="Content Placeholder 10" svg:x="1.17612in" svg:y="2.5926in" svg:width="2.03in" svg:height="1.82in" presentation:class="object" presentation:placeholder="false">
        <draw:text-box>
          <text:p text:style-name="a1461" text:class-names="" text:cond-style-name=""><text:span text:style-name="a1460" text:class-names="">Click to add content</text:span></text:p>
        </draw:text-box>
        <svg:title/>
        <svg:desc/>
      </draw:frame>
      <draw:frame draw:id="id248" presentation:style-name="a1466" draw:name="Text Placeholder 2" svg:x="0.91667in" svg:y="4.1435in" svg:width="2.54891in" svg:height="0.8802in" presentation:class="outline" presentation:placeholder="false">
        <draw:text-box>
          <text:list text:style-name="a1465">
            <text:list-item>
              <text:p text:style-name="a1464" text:class-names="" text:cond-style-name=""><text:span text:style-name="a1463" text:class-names="">#</text:span></text:p>
            </text:list-item>
          </text:list>
        </draw:text-box>
        <svg:title/>
        <svg:desc/>
      </draw:frame>
      <draw:frame draw:id="id249" presentation:style-name="a1470" draw:name="Text Placeholder 2" svg:x="0.91667in" svg:y="4.88278in" svg:width="2.54891in" svg:height="0.47955in" presentation:class="outline" presentation:placeholder="false">
        <draw:text-box>
          <text:list text:style-name="a1469">
            <text:list-item>
              <text:p text:style-name="a1468" text:class-names="" text:cond-style-name=""><text:span text:style-name="a1467" text:class-names="">CLICK TO EDIT</text:span></text:p>
            </text:list-item>
          </text:list>
        </draw:text-box>
        <svg:title/>
        <svg:desc/>
      </draw:frame>
      <draw:frame draw:id="id250" presentation:style-name="a1473" draw:name="Content Placeholder 3" svg:x="0.91667in" svg:y="5.60009in" svg:width="2.54891in" svg:height="0.93303in" presentation:class="object" presentation:placeholder="false">
        <draw:text-box>
          <text:p text:style-name="a1472" text:class-names="" text:cond-style-name=""><text:span text:style-name="a1471" text:class-names="">Click to edit Master text styles</text:span></text:p>
        </draw:text-box>
        <svg:title/>
        <svg:desc/>
      </draw:frame>
      <draw:frame draw:id="id251" presentation:style-name="a1476" draw:name="Content Placeholder 10" svg:x="4.16191in" svg:y="2.5926in" svg:width="2.03in" svg:height="1.82in" presentation:class="object" presentation:placeholder="false">
        <draw:text-box>
          <text:p text:style-name="a1475" text:class-names="" text:cond-style-name=""><text:span text:style-name="a1474" text:class-names="">Click to add content</text:span></text:p>
        </draw:text-box>
        <svg:title/>
        <svg:desc/>
      </draw:frame>
      <draw:frame draw:id="id252" presentation:style-name="a1480" draw:name="Text Placeholder 4" svg:x="3.89618in" svg:y="4.1435in" svg:width="2.56147in" svg:height="0.8802in" presentation:class="outline" presentation:placeholder="false">
        <draw:text-box>
          <text:list text:style-name="a1479">
            <text:list-item>
              <text:p text:style-name="a1478" text:class-names="" text:cond-style-name=""><text:span text:style-name="a1477" text:class-names="">#</text:span></text:p>
            </text:list-item>
          </text:list>
        </draw:text-box>
        <svg:title/>
        <svg:desc/>
      </draw:frame>
      <draw:frame draw:id="id253" presentation:style-name="a1484" draw:name="Text Placeholder 4" svg:x="3.89618in" svg:y="4.88278in" svg:width="2.56147in" svg:height="0.47955in" presentation:class="outline" presentation:placeholder="false">
        <draw:text-box>
          <text:list text:style-name="a1483">
            <text:list-item>
              <text:p text:style-name="a1482" text:class-names="" text:cond-style-name=""><text:span text:style-name="a1481" text:class-names="">CLICK TO EDIT</text:span></text:p>
            </text:list-item>
          </text:list>
        </draw:text-box>
        <svg:title/>
        <svg:desc/>
      </draw:frame>
      <draw:frame draw:id="id254" presentation:style-name="a1487" draw:name="Content Placeholder 5" svg:x="3.89618in" svg:y="5.60009in" svg:width="2.56147in" svg:height="0.93303in" presentation:class="object" presentation:placeholder="false">
        <draw:text-box>
          <text:p text:style-name="a1486" text:class-names="" text:cond-style-name=""><text:span text:style-name="a1485" text:class-names="">Click to edit Master text styles</text:span></text:p>
        </draw:text-box>
        <svg:title/>
        <svg:desc/>
      </draw:frame>
      <draw:frame draw:id="id255" presentation:style-name="a1490" draw:name="Content Placeholder 10" svg:x="7.14142in" svg:y="2.5926in" svg:width="2.03in" svg:height="1.82in" presentation:class="object" presentation:placeholder="false">
        <draw:text-box>
          <text:p text:style-name="a1489" text:class-names="" text:cond-style-name=""><text:span text:style-name="a1488" text:class-names="">Click to add content</text:span></text:p>
        </draw:text-box>
        <svg:title/>
        <svg:desc/>
      </draw:frame>
      <draw:frame draw:id="id256" presentation:style-name="a1494" draw:name="Text Placeholder 2" svg:x="6.88824in" svg:y="4.1435in" svg:width="2.54891in" svg:height="0.8802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#</text:span></text:p>
            </text:list-item>
          </text:list>
        </draw:text-box>
        <svg:title/>
        <svg:desc/>
      </draw:frame>
      <draw:frame draw:id="id257" presentation:style-name="a1498" draw:name="Text Placeholder 2" svg:x="6.88824in" svg:y="4.88278in" svg:width="2.54891in" svg:height="0.4795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</text:span></text:p>
            </text:list-item>
          </text:list>
        </draw:text-box>
        <svg:title/>
        <svg:desc/>
      </draw:frame>
      <draw:frame draw:id="id258" presentation:style-name="a1501" draw:name="Content Placeholder 3" svg:x="6.88824in" svg:y="5.60009in" svg:width="2.54891in" svg:height="0.93303in" presentation:class="object" presentation:placeholder="false">
        <draw:text-box>
          <text:p text:style-name="a1500" text:class-names="" text:cond-style-name=""><text:span text:style-name="a1499" text:class-names="">Click to edit Master text styles</text:span></text:p>
        </draw:text-box>
        <svg:title/>
        <svg:desc/>
      </draw:frame>
      <draw:frame draw:id="id259" presentation:style-name="a1504" draw:name="Content Placeholder 10" svg:x="10.12721in" svg:y="2.5926in" svg:width="2.03in" svg:height="1.82in" presentation:class="object" presentation:placeholder="false">
        <draw:text-box>
          <text:p text:style-name="a1503" text:class-names="" text:cond-style-name=""><text:span text:style-name="a1502" text:class-names="">Click to add content</text:span></text:p>
        </draw:text-box>
        <svg:title/>
        <svg:desc/>
      </draw:frame>
      <draw:frame draw:id="id260" presentation:style-name="a1508" draw:name="Text Placeholder 2" svg:x="9.86775in" svg:y="4.14311in" svg:width="2.54891in" svg:height="0.8802in" presentation:class="outline" presentation:placeholder="false">
        <draw:text-box>
          <text:list text:style-name="a1507">
            <text:list-item>
              <text:p text:style-name="a1506" text:class-names="" text:cond-style-name=""><text:span text:style-name="a1505" text:class-names="">#</text:span></text:p>
            </text:list-item>
          </text:list>
        </draw:text-box>
        <svg:title/>
        <svg:desc/>
      </draw:frame>
      <draw:frame draw:id="id261" presentation:style-name="a1512" draw:name="Text Placeholder 2" svg:x="9.86775in" svg:y="4.88239in" svg:width="2.54891in" svg:height="0.47955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CLICK TO EDIT</text:span></text:p>
            </text:list-item>
          </text:list>
        </draw:text-box>
        <svg:title/>
        <svg:desc/>
      </draw:frame>
      <draw:connector draw:type="line" svg:x1="1.35417in" svg:y1="0in" svg:x2="0in" svg:y2="1.45238in" draw:id="id262" draw:style-name="a1513" draw:name="Straight Connector 15">
        <svg:title/>
        <svg:desc/>
      </draw:connector>
      <draw:connector draw:type="line" svg:x1="4.14583in" svg:y1="0in" svg:x2="0in" svg:y2="0.9757in" draw:id="id263" draw:style-name="a1514" draw:name="Straight Connector 19">
        <svg:title/>
        <svg:desc/>
      </draw:connector>
      <draw:frame draw:id="id264" presentation:style-name="a1517" draw:name="Content Placeholder 3" svg:x="9.86775in" svg:y="5.5997in" svg:width="2.54891in" svg:height="0.93303in" presentation:class="object" presentation:placeholder="false">
        <draw:text-box>
          <text:p text:style-name="a1516" text:class-names="" text:cond-style-name=""><text:span text:style-name="a1515" text:class-names="">Click to edit Master text styles</text:span></text:p>
        </draw:text-box>
        <svg:title/>
        <svg:desc/>
      </draw:frame>
      <draw:frame draw:id="id265" presentation:style-name="a1520" draw:name="Date Placeholder 6" svg:x="0.91667in" svg:y="6.95139in" svg:width="3in" svg:height="0.39931in" presentation:class="date-time" presentation:placeholder="false">
        <draw:text-box>
          <text:p text:style-name="a1519" text:class-names="" text:cond-style-name=""><text:span text:style-name="a1518" text:class-names="">20XX</text:span></text:p>
        </draw:text-box>
        <svg:title/>
        <svg:desc/>
      </draw:frame>
      <draw:frame draw:id="id266" presentation:style-name="a1523" draw:name="Footer Placeholder 7" svg:x="4.41667in" svg:y="6.95139in" svg:width="4.5in" svg:height="0.39931in" presentation:class="footer" presentation:placeholder="false">
        <draw:text-box>
          <text:p text:style-name="a1522" text:class-names="" text:cond-style-name=""><text:span text:style-name="a1521" text:class-names="">Pitch Deck</text:span></text:p>
        </draw:text-box>
        <svg:title/>
        <svg:desc/>
      </draw:frame>
      <draw:frame draw:id="id267" presentation:style-name="a1526" draw:name="Slide Number Placeholder 8" svg:x="9.41667in" svg:y="6.95139in" svg:width="3in" svg:height="0.39931in" presentation:class="page-number" presentation:placeholder="false">
        <draw:text-box>
          <text:p text:style-name="a1525" text:class-names="" text:cond-style-name=""><text:span text:style-name="a1524" text:class-names=""><text:page-number style:num-format="1" text:fixed="false"/></text:span></text:p>
        </draw:text-box>
        <svg:title/>
        <svg:desc/>
      </draw:frame>
      <presentation:notes style:page-layout-name="pageLayout2" draw:style-name="a1556">
        <draw:frame draw:id="id5" presentation:style-name="a1529" draw:name="Header Placeholder 1" svg:x="0in" svg:y="0in" svg:width="3.25in" svg:height="0.50174in" presentation:class="head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6" presentation:style-name="a1533" draw:name="Date Placeholder 2" svg:x="4.24826in" svg:y="0in" svg:width="3.25in" svg:height="0.50174in" presentation:class="date-time" presentation:placeholder="false">
          <draw:text-box>
            <text:p text:style-name="a1532" text:class-names="" text:cond-style-name=""><text:span text:style-name="a1530" text:class-names=""><text:date text:fixed="false" style:data-style-name="a1531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34" draw:name="Slide Image Placeholder 3">
          <svg:title/>
          <svg:desc/>
        </draw:page-thumbnail>
        <draw:frame draw:id="id8" presentation:style-name="a1549" draw:name="Notes Placeholder 4" svg:x="0.75in" svg:y="4.8125in" svg:width="6in" svg:height="3.9375in" presentation:class="notes" presentation:placeholder="false">
          <draw:text-box>
            <text:p text:style-name="a1536" text:class-names="" text:cond-style-name=""><text:span text:style-name="a1535" text:class-names="">Click to edit Master text styles</text:span></text:p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7" text:class-names="">Second level</text:span></text:p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list text:style-name="a1542">
                      <text:list-item>
                        <text:p text:style-name="a1541" text:class-names="" text:cond-style-name=""><text:span text:style-name="a15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list text:style-name="a1545">
                          <text:list-item>
                            <text:p text:style-name="a1544" text:class-names="" text:cond-style-name=""><text:span text:style-name="a15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list text:style-name="a1548">
                              <text:list-item>
                                <text:p text:style-name="a1547" text:class-names="" text:cond-style-name=""><text:span text:style-name="a15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2" draw:name="Footer Placeholder 5" svg:x="0in" svg:y="9.49826in" svg:width="3.25in" svg:height="0.50174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0" presentation:style-name="a1555" draw:name="Slide Number Placeholder 6" svg:x="4.24826in" svg:y="9.49826in" svg:width="3.25in" svg:height="0.50174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secHead-Summary" style:page-layout-name="pageLayout1" draw:style-name="a1557">
      <draw:frame draw:id="id268" presentation:style-name="a1560" draw:name="Title 1" svg:x="5.98958in" svg:y="1.82813in" svg:width="5.59028in" svg:height="1.31771in" presentation:class="title" presentation:placeholder="false">
        <draw:text-box>
          <text:p text:style-name="a1559" text:class-names="" text:cond-style-name=""><text:span text:style-name="a1558" text:class-names="">CLICK TO EDIT MASTER TITLE STYLE</text:span></text:p>
        </draw:text-box>
        <svg:title/>
        <svg:desc/>
      </draw:frame>
      <draw:frame draw:id="id269" presentation:style-name="a1564" draw:name="Text Placeholder 2" svg:x="5.98958in" svg:y="4.02728in" svg:width="5.59028in" svg:height="1.6684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70" draw:style-name="a1565" draw:name="Straight Connector 22">
        <svg:title/>
        <svg:desc/>
      </draw:connector>
      <draw:connector draw:type="line" svg:x1="5.20833in" svg:y1="5.67188in" svg:x2="2.88542in" svg:y2="0in" draw:id="id271" draw:style-name="a1566" draw:name="Straight Connector 11">
        <svg:title/>
        <svg:desc/>
      </draw:connector>
      <draw:frame draw:id="id272" presentation:style-name="a1569" draw:name="Date Placeholder 6" svg:x="0.91667in" svg:y="6.95139in" svg:width="3in" svg:height="0.39931in" presentation:class="date-time" presentation:placeholder="false">
        <draw:text-box>
          <text:p text:style-name="a1568" text:class-names="" text:cond-style-name=""><text:span text:style-name="a1567" text:class-names="">20XX</text:span></text:p>
        </draw:text-box>
        <svg:title/>
        <svg:desc/>
      </draw:frame>
      <draw:frame draw:id="id273" presentation:style-name="a1572" draw:name="Footer Placeholder 7" svg:x="4.41667in" svg:y="6.95139in" svg:width="4.5in" svg:height="0.39931in" presentation:class="footer" presentation:placeholder="false">
        <draw:text-box>
          <text:p text:style-name="a1571" text:class-names="" text:cond-style-name=""><text:span text:style-name="a1570" text:class-names="">Pitch Deck</text:span></text:p>
        </draw:text-box>
        <svg:title/>
        <svg:desc/>
      </draw:frame>
      <draw:frame draw:id="id274" presentation:style-name="a1575" draw:name="Slide Number Placeholder 8" svg:x="9.41667in" svg:y="6.95139in" svg:width="3in" svg:height="0.39931in" presentation:class="page-number" presentation:placeholder="false">
        <draw:text-box>
          <text:p text:style-name="a1574" text:class-names="" text:cond-style-name=""><text:span text:style-name="a1573" text:class-names=""><text:page-number style:num-format="1" text:fixed="false"/></text:span></text:p>
        </draw:text-box>
        <svg:title/>
        <svg:desc/>
      </draw:frame>
      <presentation:notes style:page-layout-name="pageLayout2" draw:style-name="a1605">
        <draw:frame draw:id="id5" presentation:style-name="a1578" draw:name="Header Placeholder 1" svg:x="0in" svg:y="0in" svg:width="3.25in" svg:height="0.50174in" presentation:class="header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6" presentation:style-name="a1582" draw:name="Date Placeholder 2" svg:x="4.24826in" svg:y="0in" svg:width="3.25in" svg:height="0.50174in" presentation:class="date-time" presentation:placeholder="false">
          <draw:text-box>
            <text:p text:style-name="a1581" text:class-names="" text:cond-style-name=""><text:span text:style-name="a1579" text:class-names=""><text:date text:fixed="false" style:data-style-name="a1580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83" draw:name="Slide Image Placeholder 3">
          <svg:title/>
          <svg:desc/>
        </draw:page-thumbnail>
        <draw:frame draw:id="id8" presentation:style-name="a1598" draw:name="Notes Placeholder 4" svg:x="0.75in" svg:y="4.8125in" svg:width="6in" svg:height="3.9375in" presentation:class="notes" presentation:placeholder="false">
          <draw:text-box>
            <text:p text:style-name="a1585" text:class-names="" text:cond-style-name=""><text:span text:style-name="a1584" text:class-names="">Click to edit Master text styles</text:span></text:p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6" text:class-names="">Second level</text:span></text:p>
                  </text:list-item>
                </text:list>
              </text:list-item>
            </text:list>
            <text:list text:style-name="a1591">
              <text:list-item>
                <text:list text:style-name="a1591">
                  <text:list-item>
                    <text:list text:style-name="a1591">
                      <text:list-item>
                        <text:p text:style-name="a1590" text:class-names="" text:cond-style-name=""><text:span text:style-name="a15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94">
              <text:list-item>
                <text:list text:style-name="a1594">
                  <text:list-item>
                    <text:list text:style-name="a1594">
                      <text:list-item>
                        <text:list text:style-name="a1594">
                          <text:list-item>
                            <text:p text:style-name="a1593" text:class-names="" text:cond-style-name=""><text:span text:style-name="a15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7">
              <text:list-item>
                <text:list text:style-name="a1597">
                  <text:list-item>
                    <text:list text:style-name="a1597">
                      <text:list-item>
                        <text:list text:style-name="a1597">
                          <text:list-item>
                            <text:list text:style-name="a1597">
                              <text:list-item>
                                <text:p text:style-name="a1596" text:class-names="" text:cond-style-name=""><text:span text:style-name="a15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1" draw:name="Footer Placeholder 5" svg:x="0in" svg:y="9.49826in" svg:width="3.25in" svg:height="0.50174in" presentation:class="footer" presentation:placeholder="false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10" presentation:style-name="a1604" draw:name="Slide Number Placeholder 6" svg:x="4.24826in" svg:y="9.49826in" svg:width="3.25in" svg:height="0.50174in" presentation:class="page-number" presentation:placeholder="false">
          <draw:text-box>
            <text:p text:style-name="a1603" text:class-names="" text:cond-style-name=""><text:span text:style-name="a1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title-Closing" style:page-layout-name="pageLayout1" draw:style-name="a1606">
      <draw:frame draw:id="id275" presentation:style-name="a1609" draw:name="Title 1" svg:x="4.66667in" svg:y="1.76699in" svg:width="4.57083in" svg:height="1.66747in" presentation:class="title" presentation:placeholder="false">
        <draw:text-box>
          <text:p text:style-name="a1608" text:class-names="" text:cond-style-name=""><text:span text:style-name="a1607" text:class-names="">CLICK TO EDIT MASTER TITLE STYLE</text:span></text:p>
        </draw:text-box>
        <svg:title/>
        <svg:desc/>
      </draw:frame>
      <draw:frame draw:id="id276" presentation:style-name="a1612" draw:name="Subtitle 2" svg:x="4.66667in" svg:y="3.54123in" svg:width="4.57083in" svg:height="2.19178in" presentation:class="subtitle" presentation:placeholder="false">
        <draw:text-box>
          <text:p text:style-name="a1611" text:class-names="" text:cond-style-name=""><text:span text:style-name="a1610" text:class-names="">Click to edit Master subtitle style</text:span></text:p>
        </draw:text-box>
        <svg:title/>
        <svg:desc/>
      </draw:frame>
      <draw:frame draw:id="id277" draw:style-name="a1613" draw:name="Graphic 5" svg:x="0in" svg:y="0in" svg:width="3.47434in" svg:height="7.5in" style:rel-width="scale" style:rel-height="scale">
        <draw:image xlink:href="media/image13.svg" xlink:type="simple" xlink:show="embed" xlink:actuate="onLoad"/>
        <svg:title/>
        <svg:desc/>
      </draw:frame>
      <draw:frame draw:id="id278" presentation:style-name="a1616" draw:name="Date Placeholder 6" svg:x="4.66667in" svg:y="6.95139in" svg:width="1.94048in" svg:height="0.39931in" presentation:class="date-time" presentation:placeholder="false">
        <draw:text-box>
          <text:p text:style-name="a1615" text:class-names="" text:cond-style-name=""><text:span text:style-name="a1614" text:class-names="">20XX</text:span></text:p>
        </draw:text-box>
        <svg:title/>
        <svg:desc/>
      </draw:frame>
      <draw:frame draw:id="id279" presentation:style-name="a1619" draw:name="Footer Placeholder 7" svg:x="7.08631in" svg:y="6.95139in" svg:width="2.91071in" svg:height="0.39931in" presentation:class="footer" presentation:placeholder="false">
        <draw:text-box>
          <text:p text:style-name="a1618" text:class-names="" text:cond-style-name=""><text:span text:style-name="a1617" text:class-names="">Pitch Deck</text:span></text:p>
        </draw:text-box>
        <svg:title/>
        <svg:desc/>
      </draw:frame>
      <draw:frame draw:id="id280" presentation:style-name="a1622" draw:name="Slide Number Placeholder 8" svg:x="10.47619in" svg:y="6.95139in" svg:width="1.94048in" svg:height="0.39931in" presentation:class="page-number" presentation:placeholder="false">
        <draw:text-box>
          <text:p text:style-name="a1621" text:class-names="" text:cond-style-name=""><text:span text:style-name="a1620" text:class-names=""><text:page-number style:num-format="1" text:fixed="false"/></text:span></text:p>
        </draw:text-box>
        <svg:title/>
        <svg:desc/>
      </draw:frame>
      <presentation:notes style:page-layout-name="pageLayout2" draw:style-name="a1652">
        <draw:frame draw:id="id5" presentation:style-name="a1625" draw:name="Header Placeholder 1" svg:x="0in" svg:y="0in" svg:width="3.25in" svg:height="0.50174in" presentation:class="head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6" presentation:style-name="a1629" draw:name="Date Placeholder 2" svg:x="4.24826in" svg:y="0in" svg:width="3.25in" svg:height="0.50174in" presentation:class="date-time" presentation:placeholder="false">
          <draw:text-box>
            <text:p text:style-name="a1628" text:class-names="" text:cond-style-name=""><text:span text:style-name="a1626" text:class-names=""><text:date text:fixed="false" style:data-style-name="a1627">4/7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0" draw:name="Slide Image Placeholder 3">
          <svg:title/>
          <svg:desc/>
        </draw:page-thumbnail>
        <draw:frame draw:id="id8" presentation:style-name="a1645" draw:name="Notes Placeholder 4" svg:x="0.75in" svg:y="4.8125in" svg:width="6in" svg:height="3.9375in" presentation:class="notes" presentation:placeholder="false">
          <draw:text-box>
            <text:p text:style-name="a1632" text:class-names="" text:cond-style-name=""><text:span text:style-name="a1631" text:class-names="">Click to edit Master text styles</text:span></text:p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Second level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list text:style-name="a1638">
                      <text:list-item>
                        <text:p text:style-name="a1637" text:class-names="" text:cond-style-name=""><text:span text:style-name="a1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list text:style-name="a1641">
                          <text:list-item>
                            <text:p text:style-name="a1640" text:class-names="" text:cond-style-name=""><text:span text:style-name="a1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list text:style-name="a1644">
                          <text:list-item>
                            <text:list text:style-name="a1644">
                              <text:list-item>
                                <text:p text:style-name="a1643" text:class-names="" text:cond-style-name=""><text:span text:style-name="a16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8" draw:name="Footer Placeholder 5" svg:x="0in" svg:y="9.49826in" svg:width="3.25in" svg:height="0.50174in" presentation:class="foot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10" presentation:style-name="a1651" draw:name="Slide Number Placeholder 6" svg:x="4.24826in" svg:y="9.49826in" svg:width="3.25in" svg:height="0.50174in" presentation:class="page-number" presentation:placeholder="false">
          <draw:text-box>
            <text:p text:style-name="a1650" text:class-names="" text:cond-style-name=""><text:span text:style-name="a164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53">
      <draw:frame draw:id="id281" presentation:style-name="a1656" draw:name="Header Placeholder 1" svg:x="0in" svg:y="0in" svg:width="3.25in" svg:height="0.50174in" presentation:class="header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282" presentation:style-name="a1660" draw:name="Date Placeholder 2" svg:x="4.24826in" svg:y="0in" svg:width="3.25in" svg:height="0.50174in" presentation:class="date-time" presentation:placeholder="false">
        <draw:text-box>
          <text:p text:style-name="a1659" text:class-names="" text:cond-style-name=""><text:span text:style-name="a1657" text:class-names=""><text:date text:fixed="false" style:data-style-name="a1658">4/7/2025</text:date></text:span></text:p>
        </draw:text-box>
        <svg:title/>
        <svg:desc/>
      </draw:frame>
      <draw:frame draw:id="id283" presentation:style-name="a1663" draw:name="Footer Placeholder 3" svg:x="0in" svg:y="9.49826in" svg:width="3.25in" svg:height="0.50174in" presentation:class="footer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284" presentation:style-name="a1666" draw:name="Slide Number Placeholder 4" svg:x="4.24826in" svg:y="9.49826in" svg:width="3.25in" svg:height="0.50174in" presentation:class="page-number" presentation:placeholder="false">
        <draw:text-box>
          <text:p text:style-name="a1665" text:class-names="" text:cond-style-name=""><text:span text:style-name="a166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totype design PATTERN (gof)</dc:title>
    <meta:initial-creator>Anis Mansuri</meta:initial-creator>
    <dc:creator>Anis Mansuri</dc:creator>
    <meta:creation-date>2025-03-25T01:59:53Z</meta:creation-date>
    <dc:date>2025-04-07T10:53:15Z</dc:date>
    <meta:template xlink:href="" xlink:type="simple"/>
    <meta:editing-cycles>487</meta:editing-cycles>
    <meta:editing-duration>PT22417S</meta:editing-duration>
    <meta:user-defined meta:name="ContentTypeId">0x01010079F111ED35F8CC479449609E8A0923A6</meta:user-defined>
    <meta:user-defined meta:name="MediaServiceImageTags"/>
    <meta:document-statistic meta:paragraph-count="79" meta:word-count="530"/>
  </office:meta>
</office:document-meta>
</file>